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2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4.65pt"/>
    </style:style>
    <style:style style:name="co6" style:family="table-column">
      <style:table-column-properties fo:break-before="auto" style:column-width="9.41pt"/>
    </style:style>
    <style:style style:name="co7" style:family="table-column">
      <style:table-column-properties fo:break-before="auto" style:column-width="8.59pt"/>
    </style:style>
    <style:style style:name="co8" style:family="table-column">
      <style:table-column-properties fo:break-before="auto" style:column-width="63.61pt"/>
    </style:style>
    <style:style style:name="co9" style:family="table-column">
      <style:table-column-properties fo:break-before="auto" style:column-width="48.56pt"/>
    </style:style>
    <style:style style:name="co10" style:family="table-column">
      <style:table-column-properties fo:break-before="auto" style:column-width="47pt"/>
    </style:style>
    <style:style style:name="co11" style:family="table-column">
      <style:table-column-properties fo:break-before="auto" style:column-width="45.44pt"/>
    </style:style>
    <style:style style:name="co12" style:family="table-column">
      <style:table-column-properties fo:break-before="auto" style:column-width="43.85pt"/>
    </style:style>
    <style:style style:name="co13" style:family="table-column">
      <style:table-column-properties fo:break-before="auto" style:column-width="37.59pt"/>
    </style:style>
    <style:style style:name="co14" style:family="table-column">
      <style:table-column-properties fo:break-before="auto" style:column-width="53.26pt"/>
    </style:style>
    <style:style style:name="co15" style:family="table-column">
      <style:table-column-properties fo:break-before="auto" style:column-width="43.09pt"/>
    </style:style>
    <style:style style:name="co16" style:family="table-column">
      <style:table-column-properties fo:break-before="auto" style:column-width="42.29pt"/>
    </style:style>
    <style:style style:name="co17" style:family="table-column">
      <style:table-column-properties fo:break-before="auto" style:column-width="38.35pt"/>
    </style:style>
    <style:style style:name="co18" style:family="table-column">
      <style:table-column-properties fo:break-before="auto" style:column-width="32.09pt"/>
    </style:style>
    <style:style style:name="co19" style:family="table-column">
      <style:table-column-properties fo:break-before="auto" style:column-width="63.64pt"/>
    </style:style>
    <style:style style:name="co20" style:family="table-column">
      <style:table-column-properties fo:break-before="auto" style:column-width="52.5pt"/>
    </style:style>
    <style:style style:name="co21" style:family="table-column">
      <style:table-column-properties fo:break-before="auto" style:column-width="32.91pt"/>
    </style:style>
    <style:style style:name="co22" style:family="table-column">
      <style:table-column-properties fo:break-before="auto" style:column-width="71.49pt"/>
    </style:style>
    <style:style style:name="co23" style:family="table-column">
      <style:table-column-properties fo:break-before="auto" style:column-width="39.15pt"/>
    </style:style>
    <style:style style:name="co24" style:family="table-column">
      <style:table-column-properties fo:break-before="auto" style:column-width="33.65pt"/>
    </style:style>
    <style:style style:name="co25" style:family="table-column">
      <style:table-column-properties fo:break-before="auto" style:column-width="41.5pt"/>
    </style:style>
    <style:style style:name="co26" style:family="table-column">
      <style:table-column-properties fo:break-before="auto" style:column-width="34.44pt"/>
    </style:style>
    <style:style style:name="co27" style:family="table-column">
      <style:table-column-properties fo:break-before="auto" style:column-width="57.74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88.4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7e6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3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4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5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1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13" style:family="table-cell" style:parent-style-name="Default">
      <style:table-cell-properties fo:border-bottom="0.06pt solid #000000" fo:background-color="#f7f1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4" style:family="table-cell" style:parent-style-name="Default">
      <style:table-cell-properties fo:background-color="#f7f7e4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5" style:family="table-cell" style:parent-style-name="Default">
      <style:table-cell-properties fo:border-bottom="0.06pt solid #000000" fo:background-color="#f7e4e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ackground-color="#ebe4f7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8" style:family="table-cell" style:parent-style-name="Default">
      <style:table-cell-properties fo:border-bottom="0.06pt solid #000000" fo:background-color="#e4ebf7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19" style:family="table-cell" style:parent-style-name="Default">
      <style:table-cell-properties fo:background-color="#e4f7f6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0" style:family="table-cell" style:parent-style-name="Default">
      <style:table-cell-properties fo:border-bottom="0.06pt solid #000000" fo:background-color="#e4f7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5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26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7" style:family="table-cell" style:parent-style-name="Default" style:data-style-name="N1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Verdana"/>
    </style:style>
    <style:style style:name="ce28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29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/>
    </style:style>
    <style:style style:name="ce3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/>
    </style:style>
    <style:style style:name="ce32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Verdana"/>
    </style:style>
    <style:style style:name="ce33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4" style:family="table-cell" style:parent-style-name="Default" style:data-style-name="N1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5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39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/>
    </style:style>
    <style:style style:name="ce40" style:family="table-cell" style:parent-style-name="Default" style:data-style-name="N1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41" style:family="table-cell" style:parent-style-name="Default" style:data-style-name="N1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Verdana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/>
    </style:style>
    <style:style style:name="ce43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4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45" style:family="table-cell" style:parent-style-name="Default" style:data-style-name="N1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6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" table:style-name="ta1">
        <table:shapes>
          <draw:frame draw:z-index="0" draw:style-name="gr1" draw:text-style-name="P1" svg:width="453.26pt" svg:height="254.92pt" svg:x="890.19pt" svg:y="9.55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4" table:visibility="collapse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5]/([.C5]+[.D5])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5]/([.F5]+[.G5])" office:value-type="percentage" office:value="0.666666666666667" calcext:value-type="percentage">
            <text:p>66.67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I5]/([.I5]+[.J5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5]/([.L5]+[.M5])" office:value-type="percentage" office:value="0.333333333333333" calcext:value-type="percentage">
            <text:p>33.33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5]/([.O5]+[.P5])" office:value-type="percentage" office:value="0.4" calcext:value-type="percentage">
            <text:p>4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R5]/([.R5]+[.S5])" office:value-type="percentage" office:value="0.571428571428571" calcext:value-type="percentage">
            <text:p>57.14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formula="of:=[.U5]/([.U5]+[.V5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6]/([.C6]+[.D6])" office:value-type="percentage" office:value="0.8" calcext:value-type="percentage">
            <text:p>80.00%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6]/([.F6]+[.G6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table:formula="of:=[.I6]/([.I6]+[.J6])" office:value-type="percentage" office:value="0.25" calcext:value-type="percentage">
            <text:p>25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L6]/([.L6]+[.M6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O6]/([.O6]+[.P6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6]/([.R6]+[.S6])" office:value-type="percentage" office:value="0.6" calcext:value-type="percentage">
            <text:p>60.00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X6]/([.X6]+[.Y6])" office:value-type="percentage" office:value="1" calcext:value-type="percentage">
            <text:p>100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7]/([.C7]+[.D7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7]/([.F7]+[.G7])" office:value-type="percentage" office:value="0.333333333333333" calcext:value-type="percentage">
            <text:p>33.33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formula="of:=[.I7]/([.I7]+[.J7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7]/([.L7]+[.M7])" office:value-type="percentage" office:value="0.666666666666667" calcext:value-type="percentage">
            <text:p>66.67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O7]/([.O7]+[.P7])" office:value-type="percentage" office:value="0.5" calcext:value-type="percentage">
            <text:p>5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[.R7]/([.R7]+[.S7])" office:value-type="percentage" office:value="0.4" calcext:value-type="percentage">
            <text:p>40.0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formula="of:=[.U7]/([.U7]+[.V7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7]/([.X7]+[.Y7])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5]+[.E5]+[.H5]+[.K5]+[.N5]+[.Q5]+[.T5]+[.W5])/8" office:value-type="percentage" office:value="0.558928571428571" calcext:value-type="percentage">
            <text:p>55.8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6]+[.E6]+[.H6]+[.K6]+[.N6]+[.Q6]+[.T6]+[.W6])/8" office:value-type="percentage" office:value="0.664583333333333" calcext:value-type="percentage">
            <text:p>66.4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7]+[.E7]+[.H7]+[.K7]+[.N7]+[.Q7]+[.T7]+[.W7])/8" office:value-type="percentage" office:value="0.6125" calcext:value-type="percentage">
            <text:p>61.2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10])" office:value-type="percentage" office:value="0.441071428571429" calcext:value-type="percentage">
            <text:p>44.1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10])" office:value-type="percentage" office:value="0.335416666666667" calcext:value-type="percentage">
            <text:p>33.5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10])" office:value-type="percentage" office:value="0.3875" calcext:value-type="percentage">
            <text:p>38.7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13]/SQRT(8)" office:value-type="percentage" office:value="0.118989569180227" calcext:value-type="percentage">
            <text:p>11.90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13]/SQRT(8)" office:value-type="percentage" office:value="0.0919604329598264" calcext:value-type="percentage">
            <text:p>9.20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13]/SQRT(8)" office:value-type="percentage" office:value="0.131224014812427" calcext:value-type="percentage">
            <text:p>13.12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d dev</text:p>
          </table:table-cell>
          <table:table-cell table:number-columns-repeated="2"/>
          <table:table-cell table:formula="of:=STDEV([.B5];[.E5];[.H5];[.K5];[.N5];[.Q5];[.T5];[.W5])" office:value-type="float" office:value="0.336553325031219" calcext:value-type="float">
            <text:p>0.336553325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6];[.E6];[.H6];[.K6];[.N6];[.Q6];[.T6];[.W6])" office:value-type="float" office:value="0.260103382986977" calcext:value-type="float">
            <text:p>0.260103383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7];[.E7];[.H7];[.K7];[.N7];[.Q7];[.T7];[.W7])" office:value-type="float" office:value="0.371157562913564" calcext:value-type="float">
            <text:p>0.3711575629</text:p>
          </table:table-cell>
          <table:table-cell table:number-columns-repeated="25"/>
        </table:table-row>
        <table:table-row table:style-name="ro2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18]/([.C18]+[.D18])" office:value-type="percentage" office:value="0.75" calcext:value-type="percentage">
            <text:p>75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18]/([.F18]+[.G18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18]/([.L18]+[.M18])" office:value-type="percentage" office:value="0.8" calcext:value-type="percentage">
            <text:p>80.00%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18]/([.O18]+[.P18])" office:value-type="percentage" office:value="0.5" calcext:value-type="percentage">
            <text:p>5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table:formula="of:=[.R18]/([.R18]+[.S18])" office:value-type="percentage" office:value="0.428571428571429" calcext:value-type="percentage">
            <text:p>42.86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" table:formula="of:=[.U18]/([.U18]+[.V18])" office:value-type="percentage" office:value="0.428571428571429" calcext:value-type="percentage">
            <text:p>42.86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table:formula="of:=[.X18]/([.X18]+[.Y18])" office:value-type="percentage" office:value="0.5" calcext:value-type="percentage">
            <text:p>5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19]/([.C19]+[.D19])" office:value-type="percentage" office:value="0.454545454545455" calcext:value-type="percentage">
            <text:p>45.45%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table:formula="of:=[.F19]/([.F19]+[.G19])" office:value-type="percentage" office:value="0.75" calcext:value-type="percentage">
            <text:p>75.00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19]/([.L19]+[.M19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19]/([.R19]+[.S19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U19]/([.U19]+[.V19])" office:value-type="percentage" office:value="0.6" calcext:value-type="percentage">
            <text:p>60.00%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20]/([.C20]+[.D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20]/([.F20]+[.G20])" office:value-type="string" office:string-value="" calcext:value-type="error">
            <text:p>#DIV/0!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20]/([.L20]+[.M20])" office:value-type="string" office:string-value="" calcext:value-type="error">
            <text:p>#DIV/0!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4" table:formula="of:=[.O20]/([.O20]+[.P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R20]/([.R20]+[.S20])" office:value-type="string" office:string-value="" calcext:value-type="error">
            <text:p>#DIV/0!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4" table:formula="of:=[.U20]/([.U20]+[.V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20]/([.X20]+[.Y20])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Total analysis over training against 3%</text:p>
          </table:table-cell>
          <table:table-cell table:number-columns-repeated="5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18]+[.E18]+[.H18]+[.K18]+[.N18]+[.Q18]+[.T18]+[.W18])/8" office:value-type="percentage" office:value="0.550892857142857" calcext:value-type="percentage">
            <text:p>55.0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19]+[.E19]+[.H19]+[.K19]+[.N19]+[.Q19]+[.T19]+[.W19])/8" office:value-type="percentage" office:value="0.579734848484848" calcext:value-type="percentage">
            <text:p>57.97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20]+[.E20]+[.H20]+[.K20]+[.N20]+[.Q20]+[.T20]+[.W20])/8" office:value-type="string" office:string-value="" calcext:value-type="error">
            <text:p>#DIV/0!</text:p>
          </table:table-cell>
          <table:table-cell table:number-columns-repeated="3"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5]+[.E5]+[.H5]+[.K5]+[.N5]+[.Q5]+[.T5]+[.W5]+[.B18]+[.E18]+[.H18]+[.K18]+[.N18]+[.Q18]+[.T18]+[.W18])/16" office:value-type="percentage" office:value="0.554910714285714" calcext:value-type="percentage">
            <text:p>55.4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6]+[.E6]+[.H6]+[.K6]+[.N6]+[.Q6]+[.T6]+[.W6]+[.B19]+[.E19]+[.H19]+[.K19]+[.N19]+[.Q19]+[.T19]+[.W19])/16" office:value-type="percentage" office:value="0.622159090909091" calcext:value-type="percentage">
            <text:p>62.22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7]+[.E7]+[.H7]+[.K7]+[.N7]+[.Q7]+[.T7]+[.W7]+[.B20]+[.E20]+[.H20]+[.K20]+[.N20]+[.Q20]+[.T20]+[.W20])/16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23])" office:value-type="percentage" office:value="0.449107142857143" calcext:value-type="percentage">
            <text:p>44.9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23])" office:value-type="percentage" office:value="0.420265151515152" calcext:value-type="percentage">
            <text:p>42.03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23])" office:value-type="string" office:string-value="" calcext:value-type="error">
            <text:p>#DIV/0!</text:p>
          </table:table-cell>
          <table:table-cell table:number-columns-repeated="3"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AJ23])" office:value-type="percentage" office:value="0.445089285714286" calcext:value-type="percentage">
            <text:p>44.5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AP23])" office:value-type="percentage" office:value="0.377840909090909" calcext:value-type="percentage">
            <text:p>37.78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AV23]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26]/SQRT(8)" office:value-type="percentage" office:value="0.0503529362116172" calcext:value-type="percentage">
            <text:p>5.04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26]/SQRT(8)" office:value-type="percentage" office:value="0.0376213519244299" calcext:value-type="percentage">
            <text:p>3.76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26]/SQRT(8)" office:value-type="string" office:string-value="" calcext:value-type="error">
            <text:p>#DIV/0!</text:p>
          </table:table-cell>
          <table:table-cell table:number-columns-repeated="3"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EM</text:p>
          </table:table-cell>
          <table:covered-table-cell table:number-columns-repeated="2"/>
          <table:table-cell table:style-name="ce16" table:formula="of:=[.AJ26]/SQRT(16)" office:value-type="percentage" office:value="0.062420572640712" calcext:value-type="percentage">
            <text:p>6.24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AP26]/SQRT(16)" office:value-type="percentage" office:value="0.0492288005629515" calcext:value-type="percentage">
            <text:p>4.92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AV26]/SQRT(16)" office:value-type="string" office:string-value="" calcext:value-type="error">
            <text:p>#DIV/0!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18];[.E18];[.H18];[.K18];[.N18];[.Q18];[.T18];[.W18])" office:value-type="float" office:value="0.142419610591553" calcext:value-type="float">
            <text:p>0.142419610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19];[.E19];[.H19];[.K19];[.N19];[.Q19];[.T19];[.W19])" office:value-type="float" office:value="0.10640925225268" calcext:value-type="float">
            <text:p>0.1064092523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20];[.E20];[.H20];[.K20];[.N20];[.Q20];[.T20];[.W20])" office:value-type="string" office:string-value="" calcext:value-type="error">
            <text:p>#DIV/0!</text:p>
          </table:table-cell>
          <table:table-cell table:number-columns-repeated="3"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5];[.E5];[.H5];[.K5];[.N5];[.Q5];[.T5];[.W5];[.B18];[.E18];[.H18];[.K18];[.N18];[.Q18];[.T18];[.W18])" office:value-type="float" office:value="0.249682290562848" calcext:value-type="float">
            <text:p>0.249682290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6];[.E6];[.H6];[.K6];[.N6];[.Q6];[.T6];[.W6];[.B19];[.E19];[.H19];[.K19];[.N19];[.Q19];[.T19];[.W19])" office:value-type="float" office:value="0.196915202251806" calcext:value-type="float">
            <text:p>0.1969152023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7];[.E7];[.H7];[.K7];[.N7];[.Q7];[.T7];[.W7];[.B20];[.E20];[.H20];[.K20];[.N20];[.Q20];[.T20];[.W20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31]/([.C31]+[.D31])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31]/([.F31]+[.G31])" office:value-type="percentage" office:value="0.666666666666667" calcext:value-type="percentage">
            <text:p>66.67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I31]/([.I31]+[.J31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31]/([.L31]+[.M31])" office:value-type="percentage" office:value="0.333333333333333" calcext:value-type="percentage">
            <text:p>33.33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31]/([.O31]+[.P31])" office:value-type="percentage" office:value="0.4" calcext:value-type="percentage">
            <text:p>4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R31]/([.R31]+[.S31])" office:value-type="percentage" office:value="0.571428571428571" calcext:value-type="percentage">
            <text:p>57.14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formula="of:=[.U31]/([.U31]+[.V31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32]/([.C32]+[.D32])" office:value-type="percentage" office:value="0.8" calcext:value-type="percentage">
            <text:p>80.00%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32]/([.F32]+[.G32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table:formula="of:=[.I32]/([.I32]+[.J32])" office:value-type="percentage" office:value="0.25" calcext:value-type="percentage">
            <text:p>25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L32]/([.L32]+[.M32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O32]/([.O32]+[.P32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32]/([.R32]+[.S32])" office:value-type="percentage" office:value="0.6" calcext:value-type="percentage">
            <text:p>60.00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X32]/([.X32]+[.Y32])" office:value-type="percentage" office:value="1" calcext:value-type="percentage">
            <text:p>100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33]/([.C33]+[.D33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33]/([.F33]+[.G33])" office:value-type="percentage" office:value="0.333333333333333" calcext:value-type="percentage">
            <text:p>33.33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formula="of:=[.I33]/([.I33]+[.J33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33]/([.L33]+[.M33])" office:value-type="percentage" office:value="0.666666666666667" calcext:value-type="percentage">
            <text:p>66.67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O33]/([.O33]+[.P33])" office:value-type="percentage" office:value="0.5" calcext:value-type="percentage">
            <text:p>5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[.R33]/([.R33]+[.S33])" office:value-type="percentage" office:value="0.4" calcext:value-type="percentage">
            <text:p>40.0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formula="of:=[.U33]/([.U33]+[.V33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33]/([.X33]+[.Y33])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25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31]+[.E31]+[.H31]+[.K31]+[.N31]+[.Q31]+[.T31]+[.W31])/8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32]+[.E32]+[.H32]+[.K32]+[.N32]+[.Q32]+[.T32]+[.W32])/8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33]+[.E33]+[.H33]+[.K33]+[.N33]+[.Q33]+[.T33]+[.W33])/8" office:value-type="percentage" office:value="0.6125" calcext:value-type="percentage">
            <text:p>61.2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36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36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36])" office:value-type="percentage" office:value="0.3875" calcext:value-type="percentage">
            <text:p>38.75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39]/SQRT(8)" office:value-type="percentage" office:value="0.138264469376856" calcext:value-type="percentage">
            <text:p>13.83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39]/SQRT(8)" office:value-type="percentage" office:value="0.123701088618479" calcext:value-type="percentage">
            <text:p>12.37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39]/SQRT(8)" office:value-type="percentage" office:value="0.131224014812427" calcext:value-type="percentage">
            <text:p>13.12%</text:p>
          </table:table-cell>
          <table:table-cell table:number-columns-repeated="25"/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1];[.E31];[.H31];[.K31];[.N31];[.Q31];[.T31];[.W31])" office:value-type="float" office:value="0.391070975574138" calcext:value-type="float">
            <text:p>0.391070975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2];[.E32];[.H32];[.K32];[.N32];[.Q32];[.T32];[.W32])" office:value-type="float" office:value="0.349879514409139" calcext:value-type="float">
            <text:p>0.3498795144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3];[.E33];[.H33];[.K33];[.N33];[.Q33];[.T33];[.W33])" office:value-type="float" office:value="0.371157562913564" calcext:value-type="float">
            <text:p>0.3711575629</text:p>
          </table:table-cell>
          <table:table-cell table:number-columns-repeated="25"/>
        </table:table-row>
        <table:table-row table:style-name="ro2">
          <table:table-cell table:number-columns-repeated="48"/>
        </table:table-row>
        <table:table-row table:style-name="ro2">
          <table:table-cell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3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3% MCH</text:p>
          </table:table-cell>
          <table:table-cell table:style-name="ce11" office:value-type="string" calcext:value-type="string">
            <text:p>5% MCH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44]/([.C44]+[.D44])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44]/([.F44]+[.G44])" office:value-type="percentage" office:value="0.666666666666667" calcext:value-type="percentage">
            <text:p>66.67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I44]/([.I44]+[.J44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L44]/([.L44]+[.M44])" office:value-type="percentage" office:value="0.333333333333333" calcext:value-type="percentage">
            <text:p>33.33%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formula="of:=[.O44]/([.O44]+[.P44])" office:value-type="percentage" office:value="0.4" calcext:value-type="percentage">
            <text:p>40.00%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R44]/([.R44]+[.S44])" office:value-type="percentage" office:value="0.571428571428571" calcext:value-type="percentage">
            <text:p>57.14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formula="of:=[.U44]/([.U44]+[.V44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3" table:formula="of:=[.C45]/([.C45]+[.D45])" office:value-type="percentage" office:value="0.8" calcext:value-type="percentage">
            <text:p>80.00%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table:formula="of:=[.F45]/([.F45]+[.G45])" office:value-type="percentage" office:value="0.5" calcext:value-type="percentage">
            <text:p>50.00%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table:formula="of:=[.I45]/([.I45]+[.J45])" office:value-type="percentage" office:value="0.25" calcext:value-type="percentage">
            <text:p>25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table:formula="of:=[.L45]/([.L45]+[.M45])" office:value-type="percentage" office:value="0.666666666666667" calcext:value-type="percentage">
            <text:p>66.67%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formula="of:=[.O45]/([.O45]+[.P45])" office:value-type="percentage" office:value="1" calcext:value-type="percentage">
            <text:p>100.00%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R45]/([.R45]+[.S45])" office:value-type="percentage" office:value="0.6" calcext:value-type="percentage">
            <text:p>60.00%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X45]/([.X45]+[.Y45])" office:value-type="percentage" office:value="1" calcext:value-type="percentage">
            <text:p>100.00%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/>
          <table:table-cell table:style-name="ce4" table:formula="of:=[.C46]/([.C46]+[.D46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F46]/([.F46]+[.G46])" office:value-type="percentage" office:value="0.333333333333333" calcext:value-type="percentage">
            <text:p>33.33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formula="of:=[.I46]/([.I46]+[.J46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L46]/([.L46]+[.M46])" office:value-type="percentage" office:value="0.666666666666667" calcext:value-type="percentage">
            <text:p>66.67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[.O46]/([.O46]+[.P46])" office:value-type="percentage" office:value="0.5" calcext:value-type="percentage">
            <text:p>5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formula="of:=[.R46]/([.R46]+[.S46])" office:value-type="percentage" office:value="0.4" calcext:value-type="percentage">
            <text:p>40.0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table:formula="of:=[.U46]/([.U46]+[.V46])" office:value-type="percentage" office:value="1" calcext:value-type="percentage">
            <text:p>100.00%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formula="of:=[.X46]/([.X46]+[.Y46])" office:value-type="percentage" office:value="0" calcext:value-type="percentage">
            <text:p>0.00%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Pre-Conditioning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Immediate Post-Conditioning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4" table:number-rows-spanned="1">
            <text:p>10 min delay post-conditioning</text:p>
          </table:table-cell>
          <table:covered-table-cell table:number-columns-repeated="3"/>
          <table:table-cell table:number-columns-repeated="9"/>
          <table:table-cell office:value-type="string" calcext:value-type="string">
            <text:p>Pre-Conditioning</text:p>
          </table:table-cell>
          <table:table-cell table:number-columns-repeated="5"/>
          <table:table-cell office:value-type="string" calcext:value-type="string">
            <text:p>Immediate Post-Conditioning</text:p>
          </table:table-cell>
          <table:table-cell table:number-columns-repeated="5"/>
          <table:table-cell office:value-type="string" calcext:value-type="string">
            <text:p>10 min delay post-conditioning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4" table:number-rows-spanned="4">
            <text:p>Where % = % decisions for 3% MCH 1st row = pre conditioning 2nd row = post conditioning, immediate 3rd row = post conditioning, 10 minute delay</text:p>
          </table:table-cell>
          <table:covered-table-cell table:number-columns-repeated="3"/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44]+[.E44]+[.H44]+[.K44]+[.N44]+[.Q44]+[.T44]+[.W44])/8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45]+[.E45]+[.H45]+[.K45]+[.N45]+[.Q45]+[.T45]+[.W45])/8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3% MCH</text:p>
          </table:table-cell>
          <table:covered-table-cell table:number-columns-repeated="2"/>
          <table:table-cell table:style-name="ce16" table:formula="of:=([.B46]+[.E46]+[.H46]+[.K46]+[.N46]+[.Q46]+[.T46]+[.W46])/8" office:value-type="percentage" office:value="0.6125" calcext:value-type="percentage">
            <text:p>61.25%</text:p>
          </table:table-cell>
          <table:table-cell table:number-columns-repeated="9"/>
          <table:table-cell office:value-type="string" calcext:value-type="string">
            <text:p>Mean for 3% MCH</text:p>
          </table:table-cell>
          <table:table-cell table:number-columns-repeated="2"/>
          <table:table-cell table:style-name="ce16" table:formula="of:=([.B31]+[.E31]+[.H31]+[.K31]+[.N31]+[.Q31]+[.T31]+[.W31]+[.B44]+[.E44]+[.H44]+[.K44]+[.N44]+[.Q44]+[.T44]+[.W44])/16" office:value-type="percentage" office:value="0.496428571428571" calcext:value-type="percentage">
            <text:p>49.64%</text:p>
          </table:table-cell>
          <table:table-cell table:number-columns-repeated="2"/>
          <table:table-cell office:value-type="string" calcext:value-type="string">
            <text:p>Mean for 3% MCH</text:p>
          </table:table-cell>
          <table:table-cell table:number-columns-repeated="2"/>
          <table:table-cell table:style-name="ce16" table:formula="of:=([.B32]+[.E32]+[.H32]+[.K32]+[.N32]+[.Q32]+[.T32]+[.W32]+[.B45]+[.E45]+[.H45]+[.K45]+[.N45]+[.Q45]+[.T45]+[.W45])/16" office:value-type="percentage" office:value="0.602083333333333" calcext:value-type="percentage">
            <text:p>60.21%</text:p>
          </table:table-cell>
          <table:table-cell table:number-columns-repeated="2"/>
          <table:table-cell office:value-type="string" calcext:value-type="string">
            <text:p>Mean for 3% MCH</text:p>
          </table:table-cell>
          <table:table-cell table:number-columns-repeated="2"/>
          <table:table-cell table:style-name="ce16" table:formula="of:=([.B33]+[.E33]+[.H33]+[.K33]+[.N33]+[.Q33]+[.T33]+[.W33]+[.B46]+[.E46]+[.H46]+[.K46]+[.N46]+[.Q46]+[.T46]+[.W46])/16" office:value-type="percentage" office:value="0.6125" calcext:value-type="percentage">
            <text:p>61.25%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K49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Q49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 table:number-columns-spanned="3" table:number-rows-spanned="1">
            <text:p>Mean for 5% MCH</text:p>
          </table:table-cell>
          <table:covered-table-cell table:number-columns-repeated="2"/>
          <table:table-cell table:style-name="ce16" table:formula="of:=(1-[.W49])" office:value-type="percentage" office:value="0.3875" calcext:value-type="percentage">
            <text:p>38.75%</text:p>
          </table:table-cell>
          <table:table-cell table:number-columns-repeated="9"/>
          <table:table-cell office:value-type="string" calcext:value-type="string">
            <text:p>Mean for 5% MCH</text:p>
          </table:table-cell>
          <table:table-cell table:number-columns-repeated="2"/>
          <table:table-cell table:style-name="ce16" table:formula="of:=(1-[.AJ49])" office:value-type="percentage" office:value="0.503571428571429" calcext:value-type="percentage">
            <text:p>50.36%</text:p>
          </table:table-cell>
          <table:table-cell table:number-columns-repeated="2"/>
          <table:table-cell office:value-type="string" calcext:value-type="string">
            <text:p>Mean for 5% MCH</text:p>
          </table:table-cell>
          <table:table-cell table:number-columns-repeated="2"/>
          <table:table-cell table:style-name="ce16" table:formula="of:=(1-[.AP49])" office:value-type="percentage" office:value="0.397916666666667" calcext:value-type="percentage">
            <text:p>39.79%</text:p>
          </table:table-cell>
          <table:table-cell table:number-columns-repeated="2"/>
          <table:table-cell office:value-type="string" calcext:value-type="string">
            <text:p>Mean for 5% MCH</text:p>
          </table:table-cell>
          <table:table-cell table:number-columns-repeated="2"/>
          <table:table-cell table:style-name="ce16" table:formula="of:=(1-[.AV49])" office:value-type="percentage" office:value="0.3875" calcext:value-type="percentage">
            <text:p>38.75%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K52]/SQRT(8)" office:value-type="percentage" office:value="0.138264469376856" calcext:value-type="percentage">
            <text:p>13.83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Q52]/SQRT(8)" office:value-type="percentage" office:value="0.123701088618479" calcext:value-type="percentage">
            <text:p>12.37%</text:p>
          </table:table-cell>
          <table:table-cell table:number-columns-repeated="2"/>
          <table:table-cell office:value-type="string" calcext:value-type="string" table:number-columns-spanned="3" table:number-rows-spanned="1">
            <text:p>SCM</text:p>
          </table:table-cell>
          <table:covered-table-cell table:number-columns-repeated="2"/>
          <table:table-cell table:style-name="ce16" table:formula="of:=[.W52]/SQRT(8)" office:value-type="percentage" office:value="0.131224014812427" calcext:value-type="percentage">
            <text:p>13.12%</text:p>
          </table:table-cell>
          <table:table-cell table:number-columns-repeated="9"/>
          <table:table-cell office:value-type="string" calcext:value-type="string">
            <text:p>SCM</text:p>
          </table:table-cell>
          <table:table-cell table:number-columns-repeated="2"/>
          <table:table-cell table:style-name="ce16" table:formula="of:=[.AJ52]/SQRT(16)" office:value-type="percentage" office:value="0.0944526140257447" calcext:value-type="percentage">
            <text:p>9.45%</text:p>
          </table:table-cell>
          <table:table-cell table:number-columns-repeated="2"/>
          <table:table-cell office:value-type="string" calcext:value-type="string">
            <text:p>SCM</text:p>
          </table:table-cell>
          <table:table-cell table:number-columns-repeated="2"/>
          <table:table-cell table:style-name="ce16" table:formula="of:=[.AP52]/SQRT(16)" office:value-type="percentage" office:value="0.0845039309846107" calcext:value-type="percentage">
            <text:p>8.45%</text:p>
          </table:table-cell>
          <table:table-cell table:number-columns-repeated="2"/>
          <table:table-cell office:value-type="string" calcext:value-type="string">
            <text:p>SCM</text:p>
          </table:table-cell>
          <table:table-cell table:number-columns-repeated="2"/>
          <table:table-cell table:style-name="ce16" table:formula="of:=[.AV52]/SQRT(16)" office:value-type="percentage" office:value="0.0896430679396328" calcext:value-type="percentage">
            <text:p>8.96%</text:p>
          </table:table-cell>
        </table:table-row>
        <table:table-row table:style-name="ro2">
          <table:table-cell/>
          <table:covered-table-cell table:number-columns-repeated="4"/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4];[.E44];[.H44];[.K44];[.N44];[.Q44];[.T44];[.W44])" office:value-type="float" office:value="0.391070975574138" calcext:value-type="float">
            <text:p>0.3910709756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5];[.E45];[.H45];[.K45];[.N45];[.Q45];[.T45];[.W45])" office:value-type="float" office:value="0.349879514409139" calcext:value-type="float">
            <text:p>0.3498795144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46];[.E46];[.H46];[.K46];[.N46];[.Q46];[.T46];[.W46])" office:value-type="float" office:value="0.371157562913564" calcext:value-type="float">
            <text:p>0.3711575629</text:p>
          </table:table-cell>
          <table:table-cell table:number-columns-repeated="9"/>
          <table:table-cell office:value-type="string" calcext:value-type="string">
            <text:p>std dev</text:p>
          </table:table-cell>
          <table:table-cell table:number-columns-repeated="2"/>
          <table:table-cell table:formula="of:=STDEV([.B31];[.E31];[.H31];[.K31];[.N31];[.Q31];[.T31];[.W31];[.B44];[.E44];[.H44];[.K44];[.N44];[.Q44];[.T44];[.W44])" office:value-type="float" office:value="0.377810456102979" calcext:value-type="float">
            <text:p>0.3778104561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2];[.E32];[.H32];[.K32];[.N32];[.Q32];[.T32];[.W32];[.B45];[.E45];[.H45];[.K45];[.N45];[.Q45];[.T45];[.W45])" office:value-type="float" office:value="0.338015723938443" calcext:value-type="float">
            <text:p>0.3380157239</text:p>
          </table:table-cell>
          <table:table-cell table:number-columns-repeated="2"/>
          <table:table-cell office:value-type="string" calcext:value-type="string">
            <text:p>std dev</text:p>
          </table:table-cell>
          <table:table-cell table:number-columns-repeated="2"/>
          <table:table-cell table:formula="of:=STDEV([.B33];[.E33];[.H33];[.K33];[.N33];[.Q33];[.T33];[.W33];[.B46];[.E46];[.H46];[.K46];[.N46];[.Q46];[.T46];[.W46])" office:value-type="float" office:value="0.358572271758531" calcext:value-type="float">
            <text:p>0.3585722718</text:p>
          </table:table-cell>
        </table:table-row>
        <table:table-row table:style-name="ro2" table:number-rows-repeated="1048523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333333333333333" calcext:value-type="percentage">
            <text:p>33%</text:p>
          </table:table-cell>
          <table:table-cell table:style-name="ce25" table:formula="of:=[.E5]/([.C5]+[.D5]+[.E5])" office:value-type="percentage" office:value="0" calcext:value-type="percentage">
            <text:p>0%</text:p>
          </table:table-cell>
          <table:table-cell table:style-name="ce25" table:formula="of:=[.F5]/([.F5]+[.G5]+[.H5])" office:value-type="percentage" office:value="0.333333333333333" calcext:value-type="percentage">
            <text:p>33%</text:p>
          </table:table-cell>
          <table:table-cell table:style-name="ce25" table:formula="of:=[.G5]/([.F5]+[.G5]+[.H5])" office:value-type="percentage" office:value="0.111111111111111" calcext:value-type="percentage">
            <text:p>11%</text:p>
          </table:table-cell>
          <table:table-cell table:style-name="ce25" table:formula="of:=[.H5]/([.F5]+[.G5]+[.H5])" office:value-type="percentage" office:value="0.555555555555556" calcext:value-type="percentage">
            <text:p>56%</text:p>
          </table:table-cell>
          <table:table-cell table:style-name="ce25" table:formula="of:=[.I5]/([.I5]+[.J5]+[.K5])" office:value-type="percentage" office:value="0.111111111111111" calcext:value-type="percentage">
            <text:p>11%</text:p>
          </table:table-cell>
          <table:table-cell table:style-name="ce25" table:formula="of:=[.J5]/([.I5]+[.J5]+[.K5])" office:value-type="percentage" office:value="0.222222222222222" calcext:value-type="percentage">
            <text:p>22%</text:p>
          </table:table-cell>
          <table:table-cell table:style-name="ce25" table:formula="of:=[.K5]/([.I5]+[.J5]+[.K5])" office:value-type="percentage" office:value="0.666666666666667" calcext:value-type="percentage">
            <text:p>67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111111111111111" calcext:value-type="percentage">
            <text:p>11%</text:p>
          </table:table-cell>
          <table:table-cell table:style-name="ce25" table:formula="of:=[.P5]/([.O5]+[.P5]+[.Q5])" office:value-type="percentage" office:value="0.555555555555556" calcext:value-type="percentage">
            <text:p>56%</text:p>
          </table:table-cell>
          <table:table-cell table:style-name="ce25" table:formula="of:=[.Q5]/([.O5]+[.P5]+[.Q5])" office:value-type="percentage" office:value="0.333333333333333" calcext:value-type="percentage">
            <text:p>33%</text:p>
          </table:table-cell>
          <table:table-cell table:style-name="ce25" table:formula="of:=[.R5]/([.R5]+[.S5]+[.T5])" office:value-type="percentage" office:value="0.222222222222222" calcext:value-type="percentage">
            <text:p>22%</text:p>
          </table:table-cell>
          <table:table-cell table:style-name="ce25" table:formula="of:=[.S5]/([.R5]+[.S5]+[.T5])" office:value-type="percentage" office:value="0.333333333333333" calcext:value-type="percentage">
            <text:p>33%</text:p>
          </table:table-cell>
          <table:table-cell table:style-name="ce25" table:formula="of:=[.T5]/([.R5]+[.S5]+[.T5])" office:value-type="percentage" office:value="0.444444444444444" calcext:value-type="percentage">
            <text:p>44%</text:p>
          </table:table-cell>
          <table:table-cell table:style-name="ce25" table:formula="of:=[.U5]/([.U5]+[.V5]+[.W5])" office:value-type="percentage" office:value="0.222222222222222" calcext:value-type="percentage">
            <text:p>22%</text:p>
          </table:table-cell>
          <table:table-cell table:style-name="ce25" table:formula="of:=[.V5]/([.U5]+[.V5]+[.W5])" office:value-type="percentage" office:value="0.111111111111111" calcext:value-type="percentage">
            <text:p>11%</text:p>
          </table:table-cell>
          <table:table-cell table:style-name="ce25" table:formula="of:=[.W5]/([.U5]+[.V5]+[.W5])" office:value-type="percentage" office:value="0.666666666666667" calcext:value-type="percentage">
            <text:p>67%</text:p>
          </table:table-cell>
          <table:table-cell table:style-name="ce25" table:formula="of:=[.X5]/([.X5]+[.Y5]+[.Z5])" office:value-type="percentage" office:value="0" calcext:value-type="percentage">
            <text:p>0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1" calcext:value-type="percentage">
            <text:p>10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111111111111111" calcext:value-type="percentage">
            <text:p>11%</text:p>
          </table:table-cell>
          <table:table-cell table:style-name="ce26" table:formula="of:=[.D6]/([.C6]+[.D6]+[.E6])" office:value-type="percentage" office:value="0.277777777777778" calcext:value-type="percentage">
            <text:p>28%</text:p>
          </table:table-cell>
          <table:table-cell table:style-name="ce26" table:formula="of:=[.E6]/([.C6]+[.D6]+[.E6])" office:value-type="percentage" office:value="0.611111111111111" calcext:value-type="percentage">
            <text:p>61%</text:p>
          </table:table-cell>
          <table:table-cell table:style-name="ce26" table:formula="of:=[.F6]/([.F6]+[.G6]+[.H6])" office:value-type="percentage" office:value="0.111111111111111" calcext:value-type="percentage">
            <text:p>11%</text:p>
          </table:table-cell>
          <table:table-cell table:style-name="ce26" table:formula="of:=[.G6]/([.F6]+[.G6]+[.H6])" office:value-type="percentage" office:value="0.388888888888889" calcext:value-type="percentage">
            <text:p>39%</text:p>
          </table:table-cell>
          <table:table-cell table:style-name="ce26" table:formula="of:=[.H6]/([.F6]+[.G6]+[.H6])" office:value-type="percentage" office:value="0.5" calcext:value-type="percentage">
            <text:p>50%</text:p>
          </table:table-cell>
          <table:table-cell table:style-name="ce26" table:formula="of:=[.I6]/([.I6]+[.J6]+[.K6])" office:value-type="percentage" office:value="0.277777777777778" calcext:value-type="percentage">
            <text:p>28%</text:p>
          </table:table-cell>
          <table:table-cell table:style-name="ce26" table:formula="of:=[.J6]/([.I6]+[.J6]+[.K6])" office:value-type="percentage" office:value="0.222222222222222" calcext:value-type="percentage">
            <text:p>22%</text:p>
          </table:table-cell>
          <table:table-cell table:style-name="ce26" table:formula="of:=[.K6]/([.I6]+[.J6]+[.K6])" office:value-type="percentage" office:value="0.5" calcext:value-type="percentage">
            <text:p>50%</text:p>
          </table:table-cell>
          <table:table-cell table:style-name="ce26" table:formula="of:=[.L6]/([.L6]+[.M6]+[.N6])" office:value-type="percentage" office:value="0.611111111111111" calcext:value-type="percentage">
            <text:p>61%</text:p>
          </table:table-cell>
          <table:table-cell table:style-name="ce26" table:formula="of:=[.M6]/([.L6]+[.M6]+[.N6])" office:value-type="percentage" office:value="0.333333333333333" calcext:value-type="percentage">
            <text:p>33%</text:p>
          </table:table-cell>
          <table:table-cell table:style-name="ce26" table:formula="of:=[.N6]/([.L6]+[.M6]+[.N6])" office:value-type="percentage" office:value="0.0555555555555556" calcext:value-type="percentage">
            <text:p>6%</text:p>
          </table:table-cell>
          <table:table-cell table:style-name="ce26" table:formula="of:=[.O6]/([.O6]+[.P6]+[.Q6])" office:value-type="percentage" office:value="0.611111111111111" calcext:value-type="percentage">
            <text:p>61%</text:p>
          </table:table-cell>
          <table:table-cell table:style-name="ce26" table:formula="of:=[.P6]/([.O6]+[.P6]+[.Q6])" office:value-type="percentage" office:value="0.166666666666667" calcext:value-type="percentage">
            <text:p>17%</text:p>
          </table:table-cell>
          <table:table-cell table:style-name="ce26" table:formula="of:=[.Q6]/([.O6]+[.P6]+[.Q6])" office:value-type="percentage" office:value="0.222222222222222" calcext:value-type="percentage">
            <text:p>22%</text:p>
          </table:table-cell>
          <table:table-cell table:style-name="ce26" table:formula="of:=[.R6]/([.R6]+[.S6]+[.T6])" office:value-type="percentage" office:value="0.277777777777778" calcext:value-type="percentage">
            <text:p>28%</text:p>
          </table:table-cell>
          <table:table-cell table:style-name="ce26" table:formula="of:=[.S6]/([.R6]+[.S6]+[.T6])" office:value-type="percentage" office:value="0.0555555555555556" calcext:value-type="percentage">
            <text:p>6%</text:p>
          </table:table-cell>
          <table:table-cell table:style-name="ce26" table:formula="of:=[.T6]/([.R6]+[.S6]+[.T6])" office:value-type="percentage" office:value="0.666666666666667" calcext:value-type="percentage">
            <text:p>67%</text:p>
          </table:table-cell>
          <table:table-cell table:style-name="ce26" table:formula="of:=[.U6]/([.U6]+[.V6]+[.W6])" office:value-type="percentage" office:value="0.277777777777778" calcext:value-type="percentage">
            <text:p>28%</text:p>
          </table:table-cell>
          <table:table-cell table:style-name="ce26" table:formula="of:=[.V6]/([.U6]+[.V6]+[.W6])" office:value-type="percentage" office:value="0.166666666666667" calcext:value-type="percentage">
            <text:p>17%</text:p>
          </table:table-cell>
          <table:table-cell table:style-name="ce26" table:formula="of:=[.W6]/([.U6]+[.V6]+[.W6])" office:value-type="percentage" office:value="0.555555555555556" calcext:value-type="percentage">
            <text:p>56%</text:p>
          </table:table-cell>
          <table:table-cell table:style-name="ce26" table:formula="of:=[.X6]/([.X6]+[.Y6]+[.Z6])" office:value-type="percentage" office:value="0.611111111111111" calcext:value-type="percentage">
            <text:p>61%</text:p>
          </table:table-cell>
          <table:table-cell table:style-name="ce26" table:formula="of:=[.Y6]/([.X6]+[.Y6]+[.Z6])" office:value-type="percentage" office:value="0.111111111111111" calcext:value-type="percentage">
            <text:p>11%</text:p>
          </table:table-cell>
          <table:table-cell table:style-name="ce40" table:formula="of:=[.Z6]/([.X6]+[.Y6]+[.Z6])" office:value-type="percentage" office:value="0.277777777777778" calcext:value-type="percentage">
            <text:p>28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0" calcext:value-type="percentage">
            <text:p>0%</text:p>
          </table:table-cell>
          <table:table-cell table:style-name="ce27" table:formula="of:=[.D7]/([.C7]+[.D7]+[.E7])" office:value-type="percentage" office:value="0.777777777777778" calcext:value-type="percentage">
            <text:p>78%</text:p>
          </table:table-cell>
          <table:table-cell table:style-name="ce27" table:formula="of:=[.E7]/([.C7]+[.D7]+[.E7])" office:value-type="percentage" office:value="0.222222222222222" calcext:value-type="percentage">
            <text:p>22%</text:p>
          </table:table-cell>
          <table:table-cell table:style-name="ce27" table:formula="of:=[.F7]/([.F7]+[.G7]+[.H7])" office:value-type="percentage" office:value="0.555555555555556" calcext:value-type="percentage">
            <text:p>56%</text:p>
          </table:table-cell>
          <table:table-cell table:style-name="ce27" table:formula="of:=[.G7]/([.F7]+[.G7]+[.H7])" office:value-type="percentage" office:value="0.222222222222222" calcext:value-type="percentage">
            <text:p>22%</text:p>
          </table:table-cell>
          <table:table-cell table:style-name="ce27" table:formula="of:=[.H7]/([.F7]+[.G7]+[.H7])" office:value-type="percentage" office:value="0.222222222222222" calcext:value-type="percentage">
            <text:p>22%</text:p>
          </table:table-cell>
          <table:table-cell table:style-name="ce27" table:formula="of:=[.I7]/([.I7]+[.J7]+[.K7])" office:value-type="percentage" office:value="0.444444444444444" calcext:value-type="percentage">
            <text:p>44%</text:p>
          </table:table-cell>
          <table:table-cell table:style-name="ce27" table:formula="of:=[.J7]/([.I7]+[.J7]+[.K7])" office:value-type="percentage" office:value="0.333333333333333" calcext:value-type="percentage">
            <text:p>33%</text:p>
          </table:table-cell>
          <table:table-cell table:style-name="ce27" table:formula="of:=[.K7]/([.I7]+[.J7]+[.K7])" office:value-type="percentage" office:value="0.222222222222222" calcext:value-type="percentage">
            <text:p>22%</text:p>
          </table:table-cell>
          <table:table-cell table:style-name="ce27" table:formula="of:=[.L7]/([.L7]+[.M7]+[.N7])" office:value-type="percentage" office:value="0.222222222222222" calcext:value-type="percentage">
            <text:p>22%</text:p>
          </table:table-cell>
          <table:table-cell table:style-name="ce27" table:formula="of:=[.M7]/([.L7]+[.M7]+[.N7])" office:value-type="percentage" office:value="0.222222222222222" calcext:value-type="percentage">
            <text:p>22%</text:p>
          </table:table-cell>
          <table:table-cell table:style-name="ce27" table:formula="of:=[.N7]/([.L7]+[.M7]+[.N7])" office:value-type="percentage" office:value="0.555555555555556" calcext:value-type="percentage">
            <text:p>56%</text:p>
          </table:table-cell>
          <table:table-cell table:style-name="ce27" table:formula="of:=[.O7]/([.O7]+[.P7]+[.Q7])" office:value-type="percentage" office:value="0.444444444444444" calcext:value-type="percentage">
            <text:p>44%</text:p>
          </table:table-cell>
          <table:table-cell table:style-name="ce27" table:formula="of:=[.P7]/([.O7]+[.P7]+[.Q7])" office:value-type="percentage" office:value="0.0555555555555556" calcext:value-type="percentage">
            <text:p>6%</text:p>
          </table:table-cell>
          <table:table-cell table:style-name="ce27" table:formula="of:=[.Q7]/([.O7]+[.P7]+[.Q7])" office:value-type="percentage" office:value="0.5" calcext:value-type="percentage">
            <text:p>50%</text:p>
          </table:table-cell>
          <table:table-cell table:style-name="ce27" table:formula="of:=[.R7]/([.R7]+[.S7]+[.T7])" office:value-type="percentage" office:value="0.521739130434783" calcext:value-type="percentage">
            <text:p>52%</text:p>
          </table:table-cell>
          <table:table-cell table:style-name="ce27" table:formula="of:=[.S7]/([.R7]+[.S7]+[.T7])" office:value-type="percentage" office:value="0.260869565217391" calcext:value-type="percentage">
            <text:p>26%</text:p>
          </table:table-cell>
          <table:table-cell table:style-name="ce27" table:formula="of:=[.T7]/([.R7]+[.S7]+[.T7])" office:value-type="percentage" office:value="0.217391304347826" calcext:value-type="percentage">
            <text:p>22%</text:p>
          </table:table-cell>
          <table:table-cell table:style-name="ce27" table:formula="of:=[.U7]/([.U7]+[.V7]+[.W7])" office:value-type="percentage" office:value="0.111111111111111" calcext:value-type="percentage">
            <text:p>11%</text:p>
          </table:table-cell>
          <table:table-cell table:style-name="ce27" table:formula="of:=[.V7]/([.U7]+[.V7]+[.W7])" office:value-type="percentage" office:value="0.388888888888889" calcext:value-type="percentage">
            <text:p>39%</text:p>
          </table:table-cell>
          <table:table-cell table:style-name="ce27" table:formula="of:=[.W7]/([.U7]+[.V7]+[.W7])" office:value-type="percentage" office:value="0.5" calcext:value-type="percentage">
            <text:p>50%</text:p>
          </table:table-cell>
          <table:table-cell table:style-name="ce27" table:formula="of:=[.X7]/([.X7]+[.Y7]+[.Z7])" office:value-type="percentage" office:value="0.5" calcext:value-type="percentage">
            <text:p>50%</text:p>
          </table:table-cell>
          <table:table-cell table:style-name="ce27" table:formula="of:=[.Y7]/([.X7]+[.Y7]+[.Z7])" office:value-type="percentage" office:value="0.0555555555555556" calcext:value-type="percentage">
            <text:p>6%</text:p>
          </table:table-cell>
          <table:table-cell table:style-name="ce41" table:formula="of:=[.Z7]/([.X7]+[.Y7]+[.Z7])" office:value-type="percentage" office:value="0.444444444444444" calcext:value-type="percentage">
            <text:p>44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1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2" office:value-type="string" calcext:value-type="string">
            <text:p>Mean in 3% MCH</text:p>
          </table:table-cell>
          <table:table-cell table:style-name="ce7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W11]+[.Z11])/8" office:value-type="percentage" office:value="0.486111111111111" calcext:value-type="percentage">
            <text:p>48.61%</text:p>
          </table:table-cell>
          <table:table-cell table:style-name="ce29" table:formula="of:=([.C11]+[.F11]+[.I11]+[.L11]+[.O11]+[.R11]+[.U11]+[.X11])/8" office:value-type="percentage" office:value="0.291666666666667" calcext:value-type="percentage">
            <text:p>29.17%</text:p>
          </table:table-cell>
          <table:table-cell table:style-name="ce32" table:formula="of:=1-([.C17]+[.D17])" office:value-type="percentage" office:value="0.222222222222222" calcext:value-type="percentage">
            <text:p>22.22%</text:p>
          </table:table-cell>
          <table:table-cell table:style-name="ce33" table:formula="of:=STDEV([.E11];[.H11];[.K11];[.N11];[.Q11];[.T11];[.W11];[.Z11])/SQRT(8)" office:value-type="percentage" office:value="0.108982588451266" calcext:value-type="percentage">
            <text:p>10.90%</text:p>
          </table:table-cell>
          <table:table-cell table:style-name="ce35" table:formula="of:=STDEV([.C11];[.F11];[.I11];[.L11];[.O11];[.R11];[.U11];[.X11])/SQRT(8)" office:value-type="percentage" office:value="0.0889322810754562" calcext:value-type="percentage">
            <text:p>8.89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W12]+[.Z12])/8" office:value-type="percentage" office:value="0.423611111111111" calcext:value-type="percentage">
            <text:p>42.36%</text:p>
          </table:table-cell>
          <table:table-cell table:style-name="ce30" table:formula="of:=([.C12]+[.F12]+[.I12]+[.L12]+[.O12]+[.R12]+[.U12]+[.X12])/8" office:value-type="percentage" office:value="0.361111111111111" calcext:value-type="percentage">
            <text:p>36.11%</text:p>
          </table:table-cell>
          <table:table-cell table:style-name="ce32" table:formula="of:=1-([.C18]+[.D18])" office:value-type="percentage" office:value="0.215277777777778" calcext:value-type="percentage">
            <text:p>21.53%</text:p>
          </table:table-cell>
          <table:table-cell table:style-name="ce33" table:formula="of:=STDEV([.E12];[.H12];[.K12];[.N12];[.Q12];[.T12];[.W12];[.Z12])/SQRT(8)" office:value-type="percentage" office:value="0.0756639482764617" calcext:value-type="percentage">
            <text:p>7.57%</text:p>
          </table:table-cell>
          <table:table-cell table:style-name="ce35" table:formula="of:=STDEV([.C12];[.F12];[.I12];[.L12];[.O12];[.R12];[.U12];[.X12])/SQRT(8)" office:value-type="percentage" office:value="0.077151674981046" calcext:value-type="percentage">
            <text:p>7.72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W13]+[.Z13])/8" office:value-type="percentage" office:value="0.360507246376812" calcext:value-type="percentage">
            <text:p>36.05%</text:p>
          </table:table-cell>
          <table:table-cell table:style-name="ce31" table:formula="of:=([.C13]+[.F13]+[.I13]+[.L13]+[.O13]+[.R13]+[.U13]+[.X13])/8" office:value-type="percentage" office:value="0.34993961352657" calcext:value-type="percentage">
            <text:p>34.99%</text:p>
          </table:table-cell>
          <table:table-cell table:style-name="ce11" table:formula="of:=1-([.C19]+[.D19])" office:value-type="percentage" office:value="0.289553140096618" calcext:value-type="percentage">
            <text:p>28.96%</text:p>
          </table:table-cell>
          <table:table-cell table:style-name="ce34" table:formula="of:=STDEV([.E13];[.H13];[.K13];[.N13];[.Q13];[.T13];[.W13];[.Z13])/SQRT(8)" office:value-type="percentage" office:value="0.0537614056567868" calcext:value-type="percentage">
            <text:p>5.38%</text:p>
          </table:table-cell>
          <table:table-cell table:style-name="ce36" table:formula="of:=STDEV([.C13];[.F13];[.I13];[.L13];[.O13];[.R13];[.U13];[.X13])/SQRT(8)" office:value-type="percentage" office:value="0.0741598122386562" calcext:value-type="percentage">
            <text:p>7.42%</text:p>
          </table:table-cell>
          <table:table-cell table:number-columns-repeated="41"/>
        </table:table-row>
        <table:table-row table:style-name="ro2" table:number-rows-repeated="62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2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3" calcext:value-type="percentage">
            <text:p>30%</text:p>
          </table:table-cell>
          <table:table-cell table:style-name="ce25" table:formula="of:=[.D5]/([.C5]+[.D5]+[.E5])" office:value-type="percentage" office:value="0.2" calcext:value-type="percentage">
            <text:p>20%</text:p>
          </table:table-cell>
          <table:table-cell table:style-name="ce25" table:formula="of:=[.E5]/([.C5]+[.D5]+[.E5])" office:value-type="percentage" office:value="0.5" calcext:value-type="percentage">
            <text:p>50%</text:p>
          </table:table-cell>
          <table:table-cell table:style-name="ce25" table:formula="of:=[.F5]/([.F5]+[.G5]+[.H5])" office:value-type="percentage" office:value="0.8" calcext:value-type="percentage">
            <text:p>80%</text:p>
          </table:table-cell>
          <table:table-cell table:style-name="ce25" table:formula="of:=[.G5]/([.F5]+[.G5]+[.H5])" office:value-type="percentage" office:value="0" calcext:value-type="percentage">
            <text:p>0%</text:p>
          </table:table-cell>
          <table:table-cell table:style-name="ce25" table:formula="of:=[.H5]/([.F5]+[.G5]+[.H5])" office:value-type="percentage" office:value="0.2" calcext:value-type="percentage">
            <text:p>20%</text:p>
          </table:table-cell>
          <table:table-cell table:style-name="ce25" table:formula="of:=[.I5]/([.I5]+[.J5]+[.K5])" office:value-type="string" office:string-value="" calcext:value-type="error">
            <text:p>#DIV/0!</text:p>
          </table:table-cell>
          <table:table-cell table:style-name="ce25" table:formula="of:=[.J5]/([.I5]+[.J5]+[.K5])" office:value-type="string" office:string-value="" calcext:value-type="error">
            <text:p>#DIV/0!</text:p>
          </table:table-cell>
          <table:table-cell table:style-name="ce25" table:formula="of:=[.K5]/([.I5]+[.J5]+[.K5])" office:value-type="string" office:string-value="" calcext:value-type="error">
            <text:p>#DIV/0!</text:p>
          </table:table-cell>
          <table:table-cell table:style-name="ce25" table:formula="of:=[.L5]/([.L5]+[.M5]+[.N5])" office:value-type="percentage" office:value="0.1" calcext:value-type="percentage">
            <text:p>10%</text:p>
          </table:table-cell>
          <table:table-cell table:style-name="ce25" table:formula="of:=[.M5]/([.L5]+[.M5]+[.N5])" office:value-type="percentage" office:value="0.4" calcext:value-type="percentage">
            <text:p>40%</text:p>
          </table:table-cell>
          <table:table-cell table:style-name="ce25" table:formula="of:=[.N5]/([.L5]+[.M5]+[.N5])" office:value-type="percentage" office:value="0.5" calcext:value-type="percentage">
            <text:p>50%</text:p>
          </table:table-cell>
          <table:table-cell table:style-name="ce25" table:formula="of:=[.O5]/([.O5]+[.P5]+[.Q5])" office:value-type="percentage" office:value="0.4" calcext:value-type="percentage">
            <text:p>40%</text:p>
          </table:table-cell>
          <table:table-cell table:style-name="ce25" table:formula="of:=[.P5]/([.O5]+[.P5]+[.Q5])" office:value-type="percentage" office:value="0.2" calcext:value-type="percentage">
            <text:p>20%</text:p>
          </table:table-cell>
          <table:table-cell table:style-name="ce25" table:formula="of:=[.Q5]/([.O5]+[.P5]+[.Q5])" office:value-type="percentage" office:value="0.4" calcext:value-type="percentage">
            <text:p>40%</text:p>
          </table:table-cell>
          <table:table-cell table:style-name="ce25" table:formula="of:=[.R5]/([.R5]+[.S5]+[.T5])" office:value-type="percentage" office:value="0.3" calcext:value-type="percentage">
            <text:p>30%</text:p>
          </table:table-cell>
          <table:table-cell table:style-name="ce25" table:formula="of:=[.S5]/([.R5]+[.S5]+[.T5])" office:value-type="percentage" office:value="0.7" calcext:value-type="percentage">
            <text:p>70%</text:p>
          </table:table-cell>
          <table:table-cell table:style-name="ce25" table:formula="of:=[.T5]/([.R5]+[.S5]+[.T5])" office:value-type="percentage" office:value="0" calcext:value-type="percentage">
            <text:p>0%</text:p>
          </table:table-cell>
          <table:table-cell table:style-name="ce25" table:formula="of:=[.U5]/([.U5]+[.V5]+[.W5])" office:value-type="percentage" office:value="0.5" calcext:value-type="percentage">
            <text:p>50%</text:p>
          </table:table-cell>
          <table:table-cell table:style-name="ce25" table:formula="of:=[.V5]/([.U5]+[.V5]+[.W5])" office:value-type="percentage" office:value="0.2" calcext:value-type="percentage">
            <text:p>20%</text:p>
          </table:table-cell>
          <table:table-cell table:style-name="ce25" table:formula="of:=[.W5]/([.U5]+[.V5]+[.W5])" office:value-type="percentage" office:value="0.3" calcext:value-type="percentage">
            <text:p>30%</text:p>
          </table:table-cell>
          <table:table-cell table:style-name="ce25" table:formula="of:=[.X5]/([.X5]+[.Y5]+[.Z5])" office:value-type="percentage" office:value="0.2" calcext:value-type="percentage">
            <text:p>20%</text:p>
          </table:table-cell>
          <table:table-cell table:style-name="ce25" table:formula="of:=[.Y5]/([.X5]+[.Y5]+[.Z5])" office:value-type="percentage" office:value="0.2" calcext:value-type="percentage">
            <text:p>20%</text:p>
          </table:table-cell>
          <table:table-cell table:style-name="ce39" table:formula="of:=[.Z5]/([.X5]+[.Y5]+[.Z5])" office:value-type="percentage" office:value="0.6" calcext:value-type="percentage">
            <text:p>6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388888888888889" calcext:value-type="percentage">
            <text:p>39%</text:p>
          </table:table-cell>
          <table:table-cell table:style-name="ce26" table:formula="of:=[.D6]/([.C6]+[.D6]+[.E6])" office:value-type="percentage" office:value="0.333333333333333" calcext:value-type="percentage">
            <text:p>33%</text:p>
          </table:table-cell>
          <table:table-cell table:style-name="ce26" table:formula="of:=[.E6]/([.C6]+[.D6]+[.E6])" office:value-type="percentage" office:value="0.277777777777778" calcext:value-type="percentage">
            <text:p>28%</text:p>
          </table:table-cell>
          <table:table-cell table:style-name="ce26" table:formula="of:=[.F6]/([.F6]+[.G6]+[.H6])" office:value-type="percentage" office:value="0.333333333333333" calcext:value-type="percentage">
            <text:p>33%</text:p>
          </table:table-cell>
          <table:table-cell table:style-name="ce26" table:formula="of:=[.G6]/([.F6]+[.G6]+[.H6])" office:value-type="percentage" office:value="0.0555555555555556" calcext:value-type="percentage">
            <text:p>6%</text:p>
          </table:table-cell>
          <table:table-cell table:style-name="ce26" table:formula="of:=[.H6]/([.F6]+[.G6]+[.H6])" office:value-type="percentage" office:value="0.611111111111111" calcext:value-type="percentage">
            <text:p>61%</text:p>
          </table:table-cell>
          <table:table-cell table:style-name="ce26" table:formula="of:=[.I6]/([.I6]+[.J6]+[.K6])" office:value-type="string" office:string-value="" calcext:value-type="error">
            <text:p>#DIV/0!</text:p>
          </table:table-cell>
          <table:table-cell table:style-name="ce26" table:formula="of:=[.J6]/([.I6]+[.J6]+[.K6])" office:value-type="string" office:string-value="" calcext:value-type="error">
            <text:p>#DIV/0!</text:p>
          </table:table-cell>
          <table:table-cell table:style-name="ce26" table:formula="of:=[.K6]/([.I6]+[.J6]+[.K6])" office:value-type="string" office:string-value="" calcext:value-type="error">
            <text:p>#DIV/0!</text:p>
          </table:table-cell>
          <table:table-cell table:style-name="ce26" table:formula="of:=[.L6]/([.L6]+[.M6]+[.N6])" office:value-type="percentage" office:value="0.222222222222222" calcext:value-type="percentage">
            <text:p>22%</text:p>
          </table:table-cell>
          <table:table-cell table:style-name="ce26" table:formula="of:=[.M6]/([.L6]+[.M6]+[.N6])" office:value-type="percentage" office:value="0.166666666666667" calcext:value-type="percentage">
            <text:p>17%</text:p>
          </table:table-cell>
          <table:table-cell table:style-name="ce26" table:formula="of:=[.N6]/([.L6]+[.M6]+[.N6])" office:value-type="percentage" office:value="0.611111111111111" calcext:value-type="percentage">
            <text:p>61%</text:p>
          </table:table-cell>
          <table:table-cell table:style-name="ce26" table:formula="of:=[.O6]/([.O6]+[.P6]+[.Q6])" office:value-type="percentage" office:value="0.444444444444444" calcext:value-type="percentage">
            <text:p>44%</text:p>
          </table:table-cell>
          <table:table-cell table:style-name="ce26" table:formula="of:=[.P6]/([.O6]+[.P6]+[.Q6])" office:value-type="percentage" office:value="0.166666666666667" calcext:value-type="percentage">
            <text:p>17%</text:p>
          </table:table-cell>
          <table:table-cell table:style-name="ce26" table:formula="of:=[.Q6]/([.O6]+[.P6]+[.Q6])" office:value-type="percentage" office:value="0.388888888888889" calcext:value-type="percentage">
            <text:p>39%</text:p>
          </table:table-cell>
          <table:table-cell table:style-name="ce26" table:formula="of:=[.R6]/([.R6]+[.S6]+[.T6])" office:value-type="percentage" office:value="0.277777777777778" calcext:value-type="percentage">
            <text:p>28%</text:p>
          </table:table-cell>
          <table:table-cell table:style-name="ce26" table:formula="of:=[.S6]/([.R6]+[.S6]+[.T6])" office:value-type="percentage" office:value="0.555555555555556" calcext:value-type="percentage">
            <text:p>56%</text:p>
          </table:table-cell>
          <table:table-cell table:style-name="ce26" table:formula="of:=[.T6]/([.R6]+[.S6]+[.T6])" office:value-type="percentage" office:value="0.166666666666667" calcext:value-type="percentage">
            <text:p>17%</text:p>
          </table:table-cell>
          <table:table-cell table:style-name="ce26" table:formula="of:=[.U6]/([.U6]+[.V6]+[.W6])" office:value-type="percentage" office:value="0.333333333333333" calcext:value-type="percentage">
            <text:p>33%</text:p>
          </table:table-cell>
          <table:table-cell table:style-name="ce26" table:formula="of:=[.V6]/([.U6]+[.V6]+[.W6])" office:value-type="percentage" office:value="0.388888888888889" calcext:value-type="percentage">
            <text:p>39%</text:p>
          </table:table-cell>
          <table:table-cell table:style-name="ce26" table:formula="of:=[.W6]/([.U6]+[.V6]+[.W6])" office:value-type="percentage" office:value="0.277777777777778" calcext:value-type="percentage">
            <text:p>28%</text:p>
          </table:table-cell>
          <table:table-cell table:style-name="ce26" table:formula="of:=[.X6]/([.X6]+[.Y6]+[.Z6])" office:value-type="percentage" office:value="0.5" calcext:value-type="percentage">
            <text:p>50%</text:p>
          </table:table-cell>
          <table:table-cell table:style-name="ce26" table:formula="of:=[.Y6]/([.X6]+[.Y6]+[.Z6])" office:value-type="percentage" office:value="0" calcext:value-type="percentage">
            <text:p>0%</text:p>
          </table:table-cell>
          <table:table-cell table:style-name="ce40" table:formula="of:=[.Z6]/([.X6]+[.Y6]+[.Z6])" office:value-type="percentage" office:value="0.5" calcext:value-type="percentage">
            <text:p>5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string" office:string-value="" calcext:value-type="error">
            <text:p>#DIV/0!</text:p>
          </table:table-cell>
          <table:table-cell table:style-name="ce27" table:formula="of:=[.J7]/([.I7]+[.J7]+[.K7])" office:value-type="string" office:string-value="" calcext:value-type="error">
            <text:p>#DIV/0!</text:p>
          </table:table-cell>
          <table:table-cell table:style-name="ce27" table:formula="of:=[.K7]/([.I7]+[.J7]+[.K7])" office:value-type="string" office:string-value="" calcext:value-type="error">
            <text:p>#DIV/0!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percentage" office:value="1" calcext:value-type="percentage">
            <text:p>100%</text:p>
          </table:table-cell>
          <table:table-cell table:style-name="ce27" table:formula="of:=[.V7]/([.U7]+[.V7]+[.W7])" office:value-type="percentage" office:value="0" calcext:value-type="percentage">
            <text:p>0%</text:p>
          </table:table-cell>
          <table:table-cell table:style-name="ce27" table:formula="of:=[.W7]/([.U7]+[.V7]+[.W7])" office:value-type="percentage" office:value="0" calcext:value-type="percentage">
            <text:p>0%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2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42" office:value-type="string" calcext:value-type="string">
            <text:p>Mean in 3% MCH</text:p>
          </table:table-cell>
          <table:table-cell table:style-name="ce10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N11]+[.Q11]+[.T11]+[.W11]+[.Z11])/7" office:value-type="percentage" office:value="0.357142857142857" calcext:value-type="percentage">
            <text:p>35.71%</text:p>
          </table:table-cell>
          <table:table-cell table:style-name="ce29" table:formula="of:=([.C11]+[.F11]+[.L11]+[.O11]+[.R11]+[.U11]+[.X11])/7" office:value-type="percentage" office:value="0.371428571428571" calcext:value-type="percentage">
            <text:p>37.14%</text:p>
          </table:table-cell>
          <table:table-cell table:style-name="ce44" table:formula="of:=1-([.C17]+[.D17])" office:value-type="percentage" office:value="0.271428571428571" calcext:value-type="percentage">
            <text:p>27.14%</text:p>
          </table:table-cell>
          <table:table-cell table:style-name="ce45" table:formula="of:=STDEV([.E11];[.H11];[.N11];[.Q11];[.T11];[.W11];[.Z11])/SQRT(7)" office:value-type="percentage" office:value="0.0782460796435951" calcext:value-type="percentage">
            <text:p>7.82%</text:p>
          </table:table-cell>
          <table:table-cell table:style-name="ce46" table:formula="of:=STDEV([.C11];[.F11];[.L11];[.O11];[.R11];[.U11];[.X11])/SQRT(7)" office:value-type="percentage" office:value="0.0865042958313569" calcext:value-type="percentage">
            <text:p>8.6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N12]+[.Q12]+[.T12]+[.W12]+[.Z12])/7" office:value-type="percentage" office:value="0.404761904761905" calcext:value-type="percentage">
            <text:p>40.48%</text:p>
          </table:table-cell>
          <table:table-cell table:style-name="ce43" table:formula="of:=([.C12]+[.F12]+[.L12]+[.O12]+[.R12]+[.U12]+[.X12])/7" office:value-type="percentage" office:value="0.357142857142857" calcext:value-type="percentage">
            <text:p>35.71%</text:p>
          </table:table-cell>
          <table:table-cell table:style-name="ce32" table:formula="of:=1-([.C18]+[.D18])" office:value-type="percentage" office:value="0.238095238095238" calcext:value-type="percentage">
            <text:p>23.81%</text:p>
          </table:table-cell>
          <table:table-cell table:style-name="ce33" table:formula="of:=STDEV([.E12];[.H12];[.N12];[.Q12];[.T12];[.W12];[.Z12])/SQRT(7)" office:value-type="percentage" office:value="0.0660846349036868" calcext:value-type="percentage">
            <text:p>6.61%</text:p>
          </table:table-cell>
          <table:table-cell table:style-name="ce35" table:formula="of:=STDEV([.C12];[.F12];[.L12];[.O12];[.R12];[.U12];[.X12])/SQRT(7)" office:value-type="percentage" office:value="0.0360798457592218" calcext:value-type="percentage">
            <text:p>3.61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N13]+[.Q13]+[.T13]+[.W13]+[.Z13])/7" office:value-type="percentage" office:value="0" calcext:value-type="percentage">
            <text:p>0.00%</text:p>
          </table:table-cell>
          <table:table-cell table:style-name="ce31" table:formula="of:=([.C13]+[.F13]+[.L13]+[.O13]+[.R13]+[.U13]+[.X13])/7" office:value-type="percentage" office:value="1" calcext:value-type="percentage">
            <text:p>100.00%</text:p>
          </table:table-cell>
          <table:table-cell table:style-name="ce11" table:formula="of:=1-([.C19]+[.D19])" office:value-type="percentage" office:value="0" calcext:value-type="percentage">
            <text:p>0.00%</text:p>
          </table:table-cell>
          <table:table-cell table:style-name="ce34" table:formula="of:=STDEV([.E13];[.H13];[.N13];[.Q13];[.T13];[.W13];[.Z13])/SQRT(7)" office:value-type="percentage" office:value="0" calcext:value-type="percentage">
            <text:p>0.00%</text:p>
          </table:table-cell>
          <table:table-cell table:style-name="ce36" table:formula="of:=STDEV([.C13];[.F13];[.L13];[.O13];[.R13];[.U13];[.X13])/SQRT(7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 table:number-rows-repeated="62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5%" table:style-name="ta1">
        <table:shapes>
          <draw:frame draw:z-index="0" draw:style-name="gr1" draw:text-style-name="P1" svg:width="562.88pt" svg:height="254.92pt" svg:x="622.91pt" svg:y="868.65pt">
            <loext:p draw:notify-on-update-of-ranges="'%_occupancy_5%'.B30:'%_occupancy_5%'.B31 '%_occupancy_5%'.C29:'%_occupancy_5%'.C29 '%_occupancy_5%'.C30:'%_occupancy_5%'.C31 '%_occupancy_5%'.F30:'%_occupancy_5%'.F31 '%_occupancy_5%'.F30:'%_occupancy_5%'.F31 '%_occupancy_5%'.D29:'%_occupancy_5%'.D29 '%_occupancy_5%'.D30:'%_occupancy_5%'.D31 '%_occupancy_5%'.G30:'%_occupancy_5%'.G31 '%_occupancy_5%'.G30:'%_occupancy_5%'.G31 '%_occupancy_5%'.E29:'%_occupancy_5%'.E29 '%_occupancy_5%'.E30:'%_occupancy_5%'.E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42.32pt" svg:height="255.09pt" svg:x="12.78pt" svg:y="807.65pt">
            <loext:p draw:notify-on-update-of-ranges="Analysis.A12:Analysis.A13 Analysis.B11:Analysis.B11 Analysis.B12:Analysis.B13 Analysis.E12:Analysis.E13 Analysis.E12:Analysis.E13 Analysis.C11:Analysis.C11 Analysis.C12:Analysis.C13 Analysis.F12:Analysis.F13 Analysis.F12:Analysis.F13 Analysis.D11:Analysis.D11 Analysis.D12:Analysis.D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ce21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number-columns-repeated="21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1, against 5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/>
          <table:table-cell office:value-type="string" calcext:value-type="string">
            <text:p>In 3% Before</text:p>
          </table:table-cell>
          <table:table-cell office:value-type="string" calcext:value-type="string">
            <text:p>In 3% After</text:p>
          </table:table-cell>
          <table:table-cell office:value-type="string" calcext:value-type="string">
            <text:p>In 5% Before</text:p>
          </table:table-cell>
          <table:table-cell office:value-type="string" calcext:value-type="string">
            <text:p>In 5% after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333333333333333" calcext:value-type="percentage">
            <text:p>33%</text:p>
          </table:table-cell>
          <table:table-cell table:style-name="ce25" table:formula="of:=[.E5]/([.C5]+[.D5]+[.E5])" office:value-type="percentage" office:value="0" calcext:value-type="percentage">
            <text:p>0%</text:p>
          </table:table-cell>
          <table:table-cell table:style-name="ce25" table:formula="of:=[.F5]/([.F5]+[.G5]+[.H5])" office:value-type="percentage" office:value="0.333333333333333" calcext:value-type="percentage">
            <text:p>33%</text:p>
          </table:table-cell>
          <table:table-cell table:style-name="ce25" table:formula="of:=[.G5]/([.F5]+[.G5]+[.H5])" office:value-type="percentage" office:value="0.111111111111111" calcext:value-type="percentage">
            <text:p>11%</text:p>
          </table:table-cell>
          <table:table-cell table:style-name="ce25" table:formula="of:=[.H5]/([.F5]+[.G5]+[.H5])" office:value-type="percentage" office:value="0.555555555555556" calcext:value-type="percentage">
            <text:p>56%</text:p>
          </table:table-cell>
          <table:table-cell table:style-name="ce25" table:formula="of:=[.I5]/([.I5]+[.J5]+[.K5])" office:value-type="percentage" office:value="0.111111111111111" calcext:value-type="percentage">
            <text:p>11%</text:p>
          </table:table-cell>
          <table:table-cell table:style-name="ce25" table:formula="of:=[.J5]/([.I5]+[.J5]+[.K5])" office:value-type="percentage" office:value="0.222222222222222" calcext:value-type="percentage">
            <text:p>22%</text:p>
          </table:table-cell>
          <table:table-cell table:style-name="ce25" table:formula="of:=[.K5]/([.I5]+[.J5]+[.K5])" office:value-type="percentage" office:value="0.666666666666667" calcext:value-type="percentage">
            <text:p>67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111111111111111" calcext:value-type="percentage">
            <text:p>11%</text:p>
          </table:table-cell>
          <table:table-cell table:style-name="ce25" table:formula="of:=[.P5]/([.O5]+[.P5]+[.Q5])" office:value-type="percentage" office:value="0.555555555555556" calcext:value-type="percentage">
            <text:p>56%</text:p>
          </table:table-cell>
          <table:table-cell table:style-name="ce25" table:formula="of:=[.Q5]/([.O5]+[.P5]+[.Q5])" office:value-type="percentage" office:value="0.333333333333333" calcext:value-type="percentage">
            <text:p>33%</text:p>
          </table:table-cell>
          <table:table-cell table:style-name="ce25" table:formula="of:=[.R5]/([.R5]+[.S5]+[.T5])" office:value-type="percentage" office:value="0.222222222222222" calcext:value-type="percentage">
            <text:p>22%</text:p>
          </table:table-cell>
          <table:table-cell table:style-name="ce25" table:formula="of:=[.S5]/([.R5]+[.S5]+[.T5])" office:value-type="percentage" office:value="0.333333333333333" calcext:value-type="percentage">
            <text:p>33%</text:p>
          </table:table-cell>
          <table:table-cell table:style-name="ce25" table:formula="of:=[.T5]/([.R5]+[.S5]+[.T5])" office:value-type="percentage" office:value="0.444444444444444" calcext:value-type="percentage">
            <text:p>44%</text:p>
          </table:table-cell>
          <table:table-cell table:style-name="ce25" table:formula="of:=[.U5]/([.U5]+[.V5]+[.W5])" office:value-type="percentage" office:value="0.222222222222222" calcext:value-type="percentage">
            <text:p>22%</text:p>
          </table:table-cell>
          <table:table-cell table:style-name="ce25" table:formula="of:=[.V5]/([.U5]+[.V5]+[.W5])" office:value-type="percentage" office:value="0.111111111111111" calcext:value-type="percentage">
            <text:p>11%</text:p>
          </table:table-cell>
          <table:table-cell table:style-name="ce25" table:formula="of:=[.W5]/([.U5]+[.V5]+[.W5])" office:value-type="percentage" office:value="0.666666666666667" calcext:value-type="percentage">
            <text:p>67%</text:p>
          </table:table-cell>
          <table:table-cell table:style-name="ce25" table:formula="of:=[.X5]/([.X5]+[.Y5]+[.Z5])" office:value-type="percentage" office:value="0" calcext:value-type="percentage">
            <text:p>0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1" calcext:value-type="percentage">
            <text:p>100%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111111111111111" calcext:value-type="percentage">
            <text:p>11%</text:p>
          </table:table-cell>
          <table:table-cell table:style-name="ce26" table:formula="of:=[.D6]/([.C6]+[.D6]+[.E6])" office:value-type="percentage" office:value="0.277777777777778" calcext:value-type="percentage">
            <text:p>28%</text:p>
          </table:table-cell>
          <table:table-cell table:style-name="ce26" table:formula="of:=[.E6]/([.C6]+[.D6]+[.E6])" office:value-type="percentage" office:value="0.611111111111111" calcext:value-type="percentage">
            <text:p>61%</text:p>
          </table:table-cell>
          <table:table-cell table:style-name="ce26" table:formula="of:=[.F6]/([.F6]+[.G6]+[.H6])" office:value-type="percentage" office:value="0.111111111111111" calcext:value-type="percentage">
            <text:p>11%</text:p>
          </table:table-cell>
          <table:table-cell table:style-name="ce26" table:formula="of:=[.G6]/([.F6]+[.G6]+[.H6])" office:value-type="percentage" office:value="0.388888888888889" calcext:value-type="percentage">
            <text:p>39%</text:p>
          </table:table-cell>
          <table:table-cell table:style-name="ce26" table:formula="of:=[.H6]/([.F6]+[.G6]+[.H6])" office:value-type="percentage" office:value="0.5" calcext:value-type="percentage">
            <text:p>50%</text:p>
          </table:table-cell>
          <table:table-cell table:style-name="ce26" table:formula="of:=[.I6]/([.I6]+[.J6]+[.K6])" office:value-type="percentage" office:value="0.277777777777778" calcext:value-type="percentage">
            <text:p>28%</text:p>
          </table:table-cell>
          <table:table-cell table:style-name="ce26" table:formula="of:=[.J6]/([.I6]+[.J6]+[.K6])" office:value-type="percentage" office:value="0.222222222222222" calcext:value-type="percentage">
            <text:p>22%</text:p>
          </table:table-cell>
          <table:table-cell table:style-name="ce26" table:formula="of:=[.K6]/([.I6]+[.J6]+[.K6])" office:value-type="percentage" office:value="0.5" calcext:value-type="percentage">
            <text:p>50%</text:p>
          </table:table-cell>
          <table:table-cell table:style-name="ce26" table:formula="of:=[.L6]/([.L6]+[.M6]+[.N6])" office:value-type="percentage" office:value="0.611111111111111" calcext:value-type="percentage">
            <text:p>61%</text:p>
          </table:table-cell>
          <table:table-cell table:style-name="ce26" table:formula="of:=[.M6]/([.L6]+[.M6]+[.N6])" office:value-type="percentage" office:value="0.333333333333333" calcext:value-type="percentage">
            <text:p>33%</text:p>
          </table:table-cell>
          <table:table-cell table:style-name="ce26" table:formula="of:=[.N6]/([.L6]+[.M6]+[.N6])" office:value-type="percentage" office:value="0.0555555555555556" calcext:value-type="percentage">
            <text:p>6%</text:p>
          </table:table-cell>
          <table:table-cell table:style-name="ce26" table:formula="of:=[.O6]/([.O6]+[.P6]+[.Q6])" office:value-type="percentage" office:value="0.611111111111111" calcext:value-type="percentage">
            <text:p>61%</text:p>
          </table:table-cell>
          <table:table-cell table:style-name="ce26" table:formula="of:=[.P6]/([.O6]+[.P6]+[.Q6])" office:value-type="percentage" office:value="0.166666666666667" calcext:value-type="percentage">
            <text:p>17%</text:p>
          </table:table-cell>
          <table:table-cell table:style-name="ce26" table:formula="of:=[.Q6]/([.O6]+[.P6]+[.Q6])" office:value-type="percentage" office:value="0.222222222222222" calcext:value-type="percentage">
            <text:p>22%</text:p>
          </table:table-cell>
          <table:table-cell table:style-name="ce26" table:formula="of:=[.R6]/([.R6]+[.S6]+[.T6])" office:value-type="percentage" office:value="0.277777777777778" calcext:value-type="percentage">
            <text:p>28%</text:p>
          </table:table-cell>
          <table:table-cell table:style-name="ce26" table:formula="of:=[.S6]/([.R6]+[.S6]+[.T6])" office:value-type="percentage" office:value="0.0555555555555556" calcext:value-type="percentage">
            <text:p>6%</text:p>
          </table:table-cell>
          <table:table-cell table:style-name="ce26" table:formula="of:=[.T6]/([.R6]+[.S6]+[.T6])" office:value-type="percentage" office:value="0.666666666666667" calcext:value-type="percentage">
            <text:p>67%</text:p>
          </table:table-cell>
          <table:table-cell table:style-name="ce26" table:formula="of:=[.U6]/([.U6]+[.V6]+[.W6])" office:value-type="percentage" office:value="0.277777777777778" calcext:value-type="percentage">
            <text:p>28%</text:p>
          </table:table-cell>
          <table:table-cell table:style-name="ce26" table:formula="of:=[.V6]/([.U6]+[.V6]+[.W6])" office:value-type="percentage" office:value="0.166666666666667" calcext:value-type="percentage">
            <text:p>17%</text:p>
          </table:table-cell>
          <table:table-cell table:style-name="ce26" table:formula="of:=[.W6]/([.U6]+[.V6]+[.W6])" office:value-type="percentage" office:value="0.555555555555556" calcext:value-type="percentage">
            <text:p>56%</text:p>
          </table:table-cell>
          <table:table-cell table:style-name="ce26" table:formula="of:=[.X6]/([.X6]+[.Y6]+[.Z6])" office:value-type="percentage" office:value="0.611111111111111" calcext:value-type="percentage">
            <text:p>61%</text:p>
          </table:table-cell>
          <table:table-cell table:style-name="ce26" table:formula="of:=[.Y6]/([.X6]+[.Y6]+[.Z6])" office:value-type="percentage" office:value="0.111111111111111" calcext:value-type="percentage">
            <text:p>11%</text:p>
          </table:table-cell>
          <table:table-cell table:style-name="ce40" table:formula="of:=[.Z6]/([.X6]+[.Y6]+[.Z6])" office:value-type="percentage" office:value="0.277777777777778" calcext:value-type="percentage">
            <text:p>28%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0.28" calcext:value-type="float">
            <text:p>0.28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0" calcext:value-type="percentage">
            <text:p>0%</text:p>
          </table:table-cell>
          <table:table-cell table:style-name="ce27" table:formula="of:=[.D7]/([.C7]+[.D7]+[.E7])" office:value-type="percentage" office:value="0.777777777777778" calcext:value-type="percentage">
            <text:p>78%</text:p>
          </table:table-cell>
          <table:table-cell table:style-name="ce27" table:formula="of:=[.E7]/([.C7]+[.D7]+[.E7])" office:value-type="percentage" office:value="0.222222222222222" calcext:value-type="percentage">
            <text:p>22%</text:p>
          </table:table-cell>
          <table:table-cell table:style-name="ce27" table:formula="of:=[.F7]/([.F7]+[.G7]+[.H7])" office:value-type="percentage" office:value="0.555555555555556" calcext:value-type="percentage">
            <text:p>56%</text:p>
          </table:table-cell>
          <table:table-cell table:style-name="ce27" table:formula="of:=[.G7]/([.F7]+[.G7]+[.H7])" office:value-type="percentage" office:value="0.222222222222222" calcext:value-type="percentage">
            <text:p>22%</text:p>
          </table:table-cell>
          <table:table-cell table:style-name="ce27" table:formula="of:=[.H7]/([.F7]+[.G7]+[.H7])" office:value-type="percentage" office:value="0.222222222222222" calcext:value-type="percentage">
            <text:p>22%</text:p>
          </table:table-cell>
          <table:table-cell table:style-name="ce27" table:formula="of:=[.I7]/([.I7]+[.J7]+[.K7])" office:value-type="percentage" office:value="0.444444444444444" calcext:value-type="percentage">
            <text:p>44%</text:p>
          </table:table-cell>
          <table:table-cell table:style-name="ce27" table:formula="of:=[.J7]/([.I7]+[.J7]+[.K7])" office:value-type="percentage" office:value="0.333333333333333" calcext:value-type="percentage">
            <text:p>33%</text:p>
          </table:table-cell>
          <table:table-cell table:style-name="ce27" table:formula="of:=[.K7]/([.I7]+[.J7]+[.K7])" office:value-type="percentage" office:value="0.222222222222222" calcext:value-type="percentage">
            <text:p>22%</text:p>
          </table:table-cell>
          <table:table-cell table:style-name="ce27" table:formula="of:=[.L7]/([.L7]+[.M7]+[.N7])" office:value-type="percentage" office:value="0.222222222222222" calcext:value-type="percentage">
            <text:p>22%</text:p>
          </table:table-cell>
          <table:table-cell table:style-name="ce27" table:formula="of:=[.M7]/([.L7]+[.M7]+[.N7])" office:value-type="percentage" office:value="0.222222222222222" calcext:value-type="percentage">
            <text:p>22%</text:p>
          </table:table-cell>
          <table:table-cell table:style-name="ce27" table:formula="of:=[.N7]/([.L7]+[.M7]+[.N7])" office:value-type="percentage" office:value="0.555555555555556" calcext:value-type="percentage">
            <text:p>56%</text:p>
          </table:table-cell>
          <table:table-cell table:style-name="ce27" table:formula="of:=[.O7]/([.O7]+[.P7]+[.Q7])" office:value-type="percentage" office:value="0.444444444444444" calcext:value-type="percentage">
            <text:p>44%</text:p>
          </table:table-cell>
          <table:table-cell table:style-name="ce27" table:formula="of:=[.P7]/([.O7]+[.P7]+[.Q7])" office:value-type="percentage" office:value="0.0555555555555556" calcext:value-type="percentage">
            <text:p>6%</text:p>
          </table:table-cell>
          <table:table-cell table:style-name="ce27" table:formula="of:=[.Q7]/([.O7]+[.P7]+[.Q7])" office:value-type="percentage" office:value="0.5" calcext:value-type="percentage">
            <text:p>50%</text:p>
          </table:table-cell>
          <table:table-cell table:style-name="ce27" table:formula="of:=[.R7]/([.R7]+[.S7]+[.T7])" office:value-type="percentage" office:value="0.521739130434783" calcext:value-type="percentage">
            <text:p>52%</text:p>
          </table:table-cell>
          <table:table-cell table:style-name="ce27" table:formula="of:=[.S7]/([.R7]+[.S7]+[.T7])" office:value-type="percentage" office:value="0.260869565217391" calcext:value-type="percentage">
            <text:p>26%</text:p>
          </table:table-cell>
          <table:table-cell table:style-name="ce27" table:formula="of:=[.T7]/([.R7]+[.S7]+[.T7])" office:value-type="percentage" office:value="0.217391304347826" calcext:value-type="percentage">
            <text:p>22%</text:p>
          </table:table-cell>
          <table:table-cell table:style-name="ce27" table:formula="of:=[.U7]/([.U7]+[.V7]+[.W7])" office:value-type="percentage" office:value="0.111111111111111" calcext:value-type="percentage">
            <text:p>11%</text:p>
          </table:table-cell>
          <table:table-cell table:style-name="ce27" table:formula="of:=[.V7]/([.U7]+[.V7]+[.W7])" office:value-type="percentage" office:value="0.388888888888889" calcext:value-type="percentage">
            <text:p>39%</text:p>
          </table:table-cell>
          <table:table-cell table:style-name="ce27" table:formula="of:=[.W7]/([.U7]+[.V7]+[.W7])" office:value-type="percentage" office:value="0.5" calcext:value-type="percentage">
            <text:p>50%</text:p>
          </table:table-cell>
          <table:table-cell table:style-name="ce27" table:formula="of:=[.X7]/([.X7]+[.Y7]+[.Z7])" office:value-type="percentage" office:value="0.5" calcext:value-type="percentage">
            <text:p>50%</text:p>
          </table:table-cell>
          <table:table-cell table:style-name="ce27" table:formula="of:=[.Y7]/([.X7]+[.Y7]+[.Z7])" office:value-type="percentage" office:value="0.0555555555555556" calcext:value-type="percentage">
            <text:p>6%</text:p>
          </table:table-cell>
          <table:table-cell table:style-name="ce41" table:formula="of:=[.Z7]/([.X7]+[.Y7]+[.Z7])" office:value-type="percentage" office:value="0.444444444444444" calcext:value-type="percentage">
            <text:p>44%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table:number-columns-repeated="17"/>
        </table:table-row>
        <table:table-row table:style-name="ro2">
          <table:table-cell table:number-columns-repeated="27"/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table:number-columns-repeated="17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42"/>
        </table:table-row>
        <table:table-row table:style-name="ro3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2, against 5% MCH</text:p>
          </table:table-cell>
          <table:covered-table-cell table:number-columns-repeated="3"/>
          <table:table-cell table:number-columns-repeated="21"/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/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18]/([.C18]+[.D18]+[.E18])" office:value-type="percentage" office:value="0.3" calcext:value-type="percentage">
            <text:p>30%</text:p>
          </table:table-cell>
          <table:table-cell table:style-name="ce25" table:formula="of:=[.D18]/([.C18]+[.D18]+[.E18])" office:value-type="percentage" office:value="0.2" calcext:value-type="percentage">
            <text:p>20%</text:p>
          </table:table-cell>
          <table:table-cell table:style-name="ce25" table:formula="of:=[.E18]/([.C18]+[.D18]+[.E18])" office:value-type="percentage" office:value="0.5" calcext:value-type="percentage">
            <text:p>50%</text:p>
          </table:table-cell>
          <table:table-cell table:style-name="ce25" table:formula="of:=[.F18]/([.F18]+[.G18]+[.H18])" office:value-type="percentage" office:value="0.8" calcext:value-type="percentage">
            <text:p>80%</text:p>
          </table:table-cell>
          <table:table-cell table:style-name="ce25" table:formula="of:=[.G18]/([.F18]+[.G18]+[.H18])" office:value-type="percentage" office:value="0" calcext:value-type="percentage">
            <text:p>0%</text:p>
          </table:table-cell>
          <table:table-cell table:style-name="ce25" table:formula="of:=[.H18]/([.F18]+[.G18]+[.H18])" office:value-type="percentage" office:value="0.2" calcext:value-type="percentage">
            <text:p>20%</text:p>
          </table:table-cell>
          <table:table-cell table:style-name="ce25" table:formula="of:=[.I18]/([.I18]+[.J18]+[.K18])" office:value-type="string" office:string-value="" calcext:value-type="error">
            <text:p>#DIV/0!</text:p>
          </table:table-cell>
          <table:table-cell table:style-name="ce25" table:formula="of:=[.J18]/([.I18]+[.J18]+[.K18])" office:value-type="string" office:string-value="" calcext:value-type="error">
            <text:p>#DIV/0!</text:p>
          </table:table-cell>
          <table:table-cell table:style-name="ce25" table:formula="of:=[.K18]/([.I18]+[.J18]+[.K18])" office:value-type="string" office:string-value="" calcext:value-type="error">
            <text:p>#DIV/0!</text:p>
          </table:table-cell>
          <table:table-cell table:style-name="ce25" table:formula="of:=[.L18]/([.L18]+[.M18]+[.N18])" office:value-type="percentage" office:value="0.1" calcext:value-type="percentage">
            <text:p>10%</text:p>
          </table:table-cell>
          <table:table-cell table:style-name="ce25" table:formula="of:=[.M18]/([.L18]+[.M18]+[.N18])" office:value-type="percentage" office:value="0.4" calcext:value-type="percentage">
            <text:p>40%</text:p>
          </table:table-cell>
          <table:table-cell table:style-name="ce25" table:formula="of:=[.N18]/([.L18]+[.M18]+[.N18])" office:value-type="percentage" office:value="0.5" calcext:value-type="percentage">
            <text:p>50%</text:p>
          </table:table-cell>
          <table:table-cell table:style-name="ce25" table:formula="of:=[.O18]/([.O18]+[.P18]+[.Q18])" office:value-type="percentage" office:value="0.4" calcext:value-type="percentage">
            <text:p>40%</text:p>
          </table:table-cell>
          <table:table-cell table:style-name="ce25" table:formula="of:=[.P18]/([.O18]+[.P18]+[.Q18])" office:value-type="percentage" office:value="0.2" calcext:value-type="percentage">
            <text:p>20%</text:p>
          </table:table-cell>
          <table:table-cell table:style-name="ce25" table:formula="of:=[.Q18]/([.O18]+[.P18]+[.Q18])" office:value-type="percentage" office:value="0.4" calcext:value-type="percentage">
            <text:p>40%</text:p>
          </table:table-cell>
          <table:table-cell table:style-name="ce25" table:formula="of:=[.R18]/([.R18]+[.S18]+[.T18])" office:value-type="percentage" office:value="0.3" calcext:value-type="percentage">
            <text:p>30%</text:p>
          </table:table-cell>
          <table:table-cell table:style-name="ce25" table:formula="of:=[.S18]/([.R18]+[.S18]+[.T18])" office:value-type="percentage" office:value="0.7" calcext:value-type="percentage">
            <text:p>70%</text:p>
          </table:table-cell>
          <table:table-cell table:style-name="ce25" table:formula="of:=[.T18]/([.R18]+[.S18]+[.T18])" office:value-type="percentage" office:value="0" calcext:value-type="percentage">
            <text:p>0%</text:p>
          </table:table-cell>
          <table:table-cell table:style-name="ce25" table:formula="of:=[.U18]/([.U18]+[.V18]+[.W18])" office:value-type="percentage" office:value="0.5" calcext:value-type="percentage">
            <text:p>50%</text:p>
          </table:table-cell>
          <table:table-cell table:style-name="ce25" table:formula="of:=[.V18]/([.U18]+[.V18]+[.W18])" office:value-type="percentage" office:value="0.2" calcext:value-type="percentage">
            <text:p>20%</text:p>
          </table:table-cell>
          <table:table-cell table:style-name="ce25" table:formula="of:=[.W18]/([.U18]+[.V18]+[.W18])" office:value-type="percentage" office:value="0.3" calcext:value-type="percentage">
            <text:p>30%</text:p>
          </table:table-cell>
          <table:table-cell table:style-name="ce25" table:formula="of:=[.X18]/([.X18]+[.Y18]+[.Z18])" office:value-type="percentage" office:value="0.2" calcext:value-type="percentage">
            <text:p>20%</text:p>
          </table:table-cell>
          <table:table-cell table:style-name="ce25" table:formula="of:=[.Y18]/([.X18]+[.Y18]+[.Z18])" office:value-type="percentage" office:value="0.2" calcext:value-type="percentage">
            <text:p>20%</text:p>
          </table:table-cell>
          <table:table-cell table:style-name="ce39" table:formula="of:=[.Z18]/([.X18]+[.Y18]+[.Z18])" office:value-type="percentage" office:value="0.6" calcext:value-type="percentage">
            <text:p>60%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19]/([.C19]+[.D19]+[.E19])" office:value-type="percentage" office:value="0.388888888888889" calcext:value-type="percentage">
            <text:p>39%</text:p>
          </table:table-cell>
          <table:table-cell table:style-name="ce26" table:formula="of:=[.D19]/([.C19]+[.D19]+[.E19])" office:value-type="percentage" office:value="0.333333333333333" calcext:value-type="percentage">
            <text:p>33%</text:p>
          </table:table-cell>
          <table:table-cell table:style-name="ce26" table:formula="of:=[.E19]/([.C19]+[.D19]+[.E19])" office:value-type="percentage" office:value="0.277777777777778" calcext:value-type="percentage">
            <text:p>28%</text:p>
          </table:table-cell>
          <table:table-cell table:style-name="ce26" table:formula="of:=[.F19]/([.F19]+[.G19]+[.H19])" office:value-type="percentage" office:value="0.333333333333333" calcext:value-type="percentage">
            <text:p>33%</text:p>
          </table:table-cell>
          <table:table-cell table:style-name="ce26" table:formula="of:=[.G19]/([.F19]+[.G19]+[.H19])" office:value-type="percentage" office:value="0.0555555555555556" calcext:value-type="percentage">
            <text:p>6%</text:p>
          </table:table-cell>
          <table:table-cell table:style-name="ce26" table:formula="of:=[.H19]/([.F19]+[.G19]+[.H19])" office:value-type="percentage" office:value="0.611111111111111" calcext:value-type="percentage">
            <text:p>61%</text:p>
          </table:table-cell>
          <table:table-cell table:style-name="ce26" table:formula="of:=[.I19]/([.I19]+[.J19]+[.K19])" office:value-type="string" office:string-value="" calcext:value-type="error">
            <text:p>#DIV/0!</text:p>
          </table:table-cell>
          <table:table-cell table:style-name="ce26" table:formula="of:=[.J19]/([.I19]+[.J19]+[.K19])" office:value-type="string" office:string-value="" calcext:value-type="error">
            <text:p>#DIV/0!</text:p>
          </table:table-cell>
          <table:table-cell table:style-name="ce26" table:formula="of:=[.K19]/([.I19]+[.J19]+[.K19])" office:value-type="string" office:string-value="" calcext:value-type="error">
            <text:p>#DIV/0!</text:p>
          </table:table-cell>
          <table:table-cell table:style-name="ce26" table:formula="of:=[.L19]/([.L19]+[.M19]+[.N19])" office:value-type="percentage" office:value="0.222222222222222" calcext:value-type="percentage">
            <text:p>22%</text:p>
          </table:table-cell>
          <table:table-cell table:style-name="ce26" table:formula="of:=[.M19]/([.L19]+[.M19]+[.N19])" office:value-type="percentage" office:value="0.166666666666667" calcext:value-type="percentage">
            <text:p>17%</text:p>
          </table:table-cell>
          <table:table-cell table:style-name="ce26" table:formula="of:=[.N19]/([.L19]+[.M19]+[.N19])" office:value-type="percentage" office:value="0.611111111111111" calcext:value-type="percentage">
            <text:p>61%</text:p>
          </table:table-cell>
          <table:table-cell table:style-name="ce26" table:formula="of:=[.O19]/([.O19]+[.P19]+[.Q19])" office:value-type="percentage" office:value="0.444444444444444" calcext:value-type="percentage">
            <text:p>44%</text:p>
          </table:table-cell>
          <table:table-cell table:style-name="ce26" table:formula="of:=[.P19]/([.O19]+[.P19]+[.Q19])" office:value-type="percentage" office:value="0.166666666666667" calcext:value-type="percentage">
            <text:p>17%</text:p>
          </table:table-cell>
          <table:table-cell table:style-name="ce26" table:formula="of:=[.Q19]/([.O19]+[.P19]+[.Q19])" office:value-type="percentage" office:value="0.388888888888889" calcext:value-type="percentage">
            <text:p>39%</text:p>
          </table:table-cell>
          <table:table-cell table:style-name="ce26" table:formula="of:=[.R19]/([.R19]+[.S19]+[.T19])" office:value-type="percentage" office:value="0.277777777777778" calcext:value-type="percentage">
            <text:p>28%</text:p>
          </table:table-cell>
          <table:table-cell table:style-name="ce26" table:formula="of:=[.S19]/([.R19]+[.S19]+[.T19])" office:value-type="percentage" office:value="0.555555555555556" calcext:value-type="percentage">
            <text:p>56%</text:p>
          </table:table-cell>
          <table:table-cell table:style-name="ce26" table:formula="of:=[.T19]/([.R19]+[.S19]+[.T19])" office:value-type="percentage" office:value="0.166666666666667" calcext:value-type="percentage">
            <text:p>17%</text:p>
          </table:table-cell>
          <table:table-cell table:style-name="ce26" table:formula="of:=[.U19]/([.U19]+[.V19]+[.W19])" office:value-type="percentage" office:value="0.333333333333333" calcext:value-type="percentage">
            <text:p>33%</text:p>
          </table:table-cell>
          <table:table-cell table:style-name="ce26" table:formula="of:=[.V19]/([.U19]+[.V19]+[.W19])" office:value-type="percentage" office:value="0.388888888888889" calcext:value-type="percentage">
            <text:p>39%</text:p>
          </table:table-cell>
          <table:table-cell table:style-name="ce26" table:formula="of:=[.W19]/([.U19]+[.V19]+[.W19])" office:value-type="percentage" office:value="0.277777777777778" calcext:value-type="percentage">
            <text:p>28%</text:p>
          </table:table-cell>
          <table:table-cell table:style-name="ce26" table:formula="of:=[.X19]/([.X19]+[.Y19]+[.Z19])" office:value-type="percentage" office:value="0.5" calcext:value-type="percentage">
            <text:p>50%</text:p>
          </table:table-cell>
          <table:table-cell table:style-name="ce26" table:formula="of:=[.Y19]/([.X19]+[.Y19]+[.Z19])" office:value-type="percentage" office:value="0" calcext:value-type="percentage">
            <text:p>0%</text:p>
          </table:table-cell>
          <table:table-cell table:style-name="ce40" table:formula="of:=[.Z19]/([.X19]+[.Y19]+[.Z19])" office:value-type="percentage" office:value="0.5" calcext:value-type="percentage">
            <text:p>50%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20]/([.C20]+[.D20]+[.E20])" office:value-type="percentage" office:value="1" calcext:value-type="percentage">
            <text:p>100%</text:p>
          </table:table-cell>
          <table:table-cell table:style-name="ce27" table:formula="of:=[.D20]/([.C20]+[.D20]+[.E20])" office:value-type="percentage" office:value="0" calcext:value-type="percentage">
            <text:p>0%</text:p>
          </table:table-cell>
          <table:table-cell table:style-name="ce27" table:formula="of:=[.E20]/([.C20]+[.D20]+[.E20])" office:value-type="percentage" office:value="0" calcext:value-type="percentage">
            <text:p>0%</text:p>
          </table:table-cell>
          <table:table-cell table:style-name="ce27" table:formula="of:=[.F20]/([.F20]+[.G20]+[.H20])" office:value-type="percentage" office:value="1" calcext:value-type="percentage">
            <text:p>100%</text:p>
          </table:table-cell>
          <table:table-cell table:style-name="ce27" table:formula="of:=[.G20]/([.F20]+[.G20]+[.H20])" office:value-type="percentage" office:value="0" calcext:value-type="percentage">
            <text:p>0%</text:p>
          </table:table-cell>
          <table:table-cell table:style-name="ce27" table:formula="of:=[.H20]/([.F20]+[.G20]+[.H20])" office:value-type="percentage" office:value="0" calcext:value-type="percentage">
            <text:p>0%</text:p>
          </table:table-cell>
          <table:table-cell table:style-name="ce27" table:formula="of:=[.I20]/([.I20]+[.J20]+[.K20])" office:value-type="string" office:string-value="" calcext:value-type="error">
            <text:p>#DIV/0!</text:p>
          </table:table-cell>
          <table:table-cell table:style-name="ce27" table:formula="of:=[.J20]/([.I20]+[.J20]+[.K20])" office:value-type="string" office:string-value="" calcext:value-type="error">
            <text:p>#DIV/0!</text:p>
          </table:table-cell>
          <table:table-cell table:style-name="ce27" table:formula="of:=[.K20]/([.I20]+[.J20]+[.K20])" office:value-type="string" office:string-value="" calcext:value-type="error">
            <text:p>#DIV/0!</text:p>
          </table:table-cell>
          <table:table-cell table:style-name="ce27" table:formula="of:=[.L20]/([.L20]+[.M20]+[.N20])" office:value-type="percentage" office:value="1" calcext:value-type="percentage">
            <text:p>100%</text:p>
          </table:table-cell>
          <table:table-cell table:style-name="ce27" table:formula="of:=[.M20]/([.L20]+[.M20]+[.N20])" office:value-type="percentage" office:value="0" calcext:value-type="percentage">
            <text:p>0%</text:p>
          </table:table-cell>
          <table:table-cell table:style-name="ce27" table:formula="of:=[.N20]/([.L20]+[.M20]+[.N20])" office:value-type="percentage" office:value="0" calcext:value-type="percentage">
            <text:p>0%</text:p>
          </table:table-cell>
          <table:table-cell table:style-name="ce27" table:formula="of:=[.O20]/([.O20]+[.P20]+[.Q20])" office:value-type="percentage" office:value="1" calcext:value-type="percentage">
            <text:p>100%</text:p>
          </table:table-cell>
          <table:table-cell table:style-name="ce27" table:formula="of:=[.P20]/([.O20]+[.P20]+[.Q20])" office:value-type="percentage" office:value="0" calcext:value-type="percentage">
            <text:p>0%</text:p>
          </table:table-cell>
          <table:table-cell table:style-name="ce27" table:formula="of:=[.Q20]/([.O20]+[.P20]+[.Q20])" office:value-type="percentage" office:value="0" calcext:value-type="percentage">
            <text:p>0%</text:p>
          </table:table-cell>
          <table:table-cell table:style-name="ce27" table:formula="of:=[.R20]/([.R20]+[.S20]+[.T20])" office:value-type="percentage" office:value="1" calcext:value-type="percentage">
            <text:p>100%</text:p>
          </table:table-cell>
          <table:table-cell table:style-name="ce27" table:formula="of:=[.S20]/([.R20]+[.S20]+[.T20])" office:value-type="percentage" office:value="0" calcext:value-type="percentage">
            <text:p>0%</text:p>
          </table:table-cell>
          <table:table-cell table:style-name="ce27" table:formula="of:=[.T20]/([.R20]+[.S20]+[.T20])" office:value-type="percentage" office:value="0" calcext:value-type="percentage">
            <text:p>0%</text:p>
          </table:table-cell>
          <table:table-cell table:style-name="ce27" table:formula="of:=[.U20]/([.U20]+[.V20]+[.W20])" office:value-type="percentage" office:value="1" calcext:value-type="percentage">
            <text:p>100%</text:p>
          </table:table-cell>
          <table:table-cell table:style-name="ce27" table:formula="of:=[.V20]/([.U20]+[.V20]+[.W20])" office:value-type="percentage" office:value="0" calcext:value-type="percentage">
            <text:p>0%</text:p>
          </table:table-cell>
          <table:table-cell table:style-name="ce27" table:formula="of:=[.W20]/([.U20]+[.V20]+[.W20])" office:value-type="percentage" office:value="0" calcext:value-type="percentage">
            <text:p>0%</text:p>
          </table:table-cell>
          <table:table-cell table:style-name="ce27" table:formula="of:=[.X20]/([.X20]+[.Y20]+[.Z20])" office:value-type="percentage" office:value="1" calcext:value-type="percentage">
            <text:p>100%</text:p>
          </table:table-cell>
          <table:table-cell table:style-name="ce27" table:formula="of:=[.Y20]/([.X20]+[.Y20]+[.Z20])" office:value-type="percentage" office:value="0" calcext:value-type="percentage">
            <text:p>0%</text:p>
          </table:table-cell>
          <table:table-cell table:style-name="ce41" table:formula="of:=[.Z20]/([.X20]+[.Y20]+[.Z20])" office:value-type="percentage" office:value="0" calcext:value-type="percentage">
            <text:p>0%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25"/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5% Training</text:p>
          </table:table-cell>
          <table:covered-table-cell table:style-name="ce6"/>
          <table:covered-table-cell table:style-name="ce10"/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42" office:value-type="string" calcext:value-type="string">
            <text:p>Mean in 3% MCH</text:p>
          </table:table-cell>
          <table:table-cell table:style-name="ce10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spanned="2" table:number-rows-spanned="1"/>
          <table:covered-table-cell/>
          <table:table-cell table:number-columns-repeated="18"/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W11]+[.Z11]+[.Z24]+[.W24]+[.T24]+[.Q24]+[.N24]+[.H24]+[.E24])/15" office:value-type="percentage" office:value="0.425925925925926" calcext:value-type="percentage">
            <text:p>42.59%</text:p>
          </table:table-cell>
          <table:table-cell table:style-name="ce29" table:formula="of:=([.C11]+[.F11]+[.I11]+[.L11]+[.O11]+[.R11]+[.U11]+[.X11]+[.X24]+[.U24]+[.R24]+[.O24]+[.L24]+[.F24]+[.C24])/15" office:value-type="percentage" office:value="0.328888888888889" calcext:value-type="percentage">
            <text:p>32.89%</text:p>
          </table:table-cell>
          <table:table-cell table:style-name="ce44" table:formula="of:=1-([.C30]+[.D30])" office:value-type="percentage" office:value="0.245185185185185" calcext:value-type="percentage">
            <text:p>24.52%</text:p>
          </table:table-cell>
          <table:table-cell table:style-name="ce45" table:formula="of:=STDEV([.E11];[.H11];[.K11];[.N11];[.Q11];[.T11];[.W11];[.Z11];[.Z24];[.W24];[.T24];[.Q24];[.N24];[.H24];[.E24])/SQRT(15)" office:value-type="percentage" office:value="0.0684648724640077" calcext:value-type="percentage">
            <text:p>6.85%</text:p>
          </table:table-cell>
          <table:table-cell table:style-name="ce46" table:formula="of:=STDEV([.C11];[.F11];[.I11];[.L11];[.O11];[.R11];[.U11];[.X11];[.X24];[.U24];[.R24];[.O24];[.L24];[.F24];[.C24])/SQRT(15)" office:value-type="percentage" office:value="0.0609815847146434" calcext:value-type="percentage">
            <text:p>6.10%</text:p>
          </table:table-cell>
          <table:table-cell table:number-columns-repeated="20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W12]+[.Z12]+[.Z25]+[.W25]+[.T25]+[.Q25]+[.N25]+[.H25]+[.E25])/15" office:value-type="percentage" office:value="0.414814814814815" calcext:value-type="percentage">
            <text:p>41.48%</text:p>
          </table:table-cell>
          <table:table-cell table:style-name="ce43" table:formula="of:=([.C12]+[.F12]+[.I12]+[.L12]+[.O12]+[.R12]+[.U12]+[.X12]+[.X25]+[.U25]+[.R25]+[.O25]+[.L25]+[.F25]+[.C25])/15" office:value-type="percentage" office:value="0.359259259259259" calcext:value-type="percentage">
            <text:p>35.93%</text:p>
          </table:table-cell>
          <table:table-cell table:style-name="ce32" table:formula="of:=1-([.C31]+[.D31])" office:value-type="percentage" office:value="0.225925925925926" calcext:value-type="percentage">
            <text:p>22.59%</text:p>
          </table:table-cell>
          <table:table-cell table:style-name="ce33" table:formula="of:=STDEV([.E12];[.H12];[.K12];[.N12];[.Q12];[.T12];[.W12];[.Z12];[.Z25];[.W25];[.T25];[.Q25];[.N25];[.H25];[.E25])/SQRT(15)" office:value-type="percentage" office:value="0.0490553523238064" calcext:value-type="percentage">
            <text:p>4.91%</text:p>
          </table:table-cell>
          <table:table-cell table:style-name="ce35" table:formula="of:=STDEV([.C12];[.F12];[.I12];[.L12];[.O12];[.R12];[.U12];[.X12];[.X25];[.U25];[.R25];[.O25];[.L25];[.F25];[.C25])/SQRT(15)" office:value-type="percentage" office:value="0.0429875864485706" calcext:value-type="percentage">
            <text:p>4.30%</text:p>
          </table:table-cell>
          <table:table-cell table:number-columns-repeated="19"/>
          <table:table-cell table:style-name="ce47" office:value-type="string" calcext:value-type="string">
            <text:p>One- tailed Paired T-Test</text:p>
          </table:table-cell>
          <table:table-cell/>
          <table:table-cell table:formula="of:=COM.MICROSOFT.T.TEST([.AB10:.AB30];[.AC10:.AC30];1;1)" office:value-type="float" office:value="0.450186425595146" calcext:value-type="float">
            <text:p>0.4501864256</text:p>
          </table:table-cell>
          <table:table-cell/>
          <table:table-cell table:formula="of:=COM.MICROSOFT.T.TEST([.AD10:.AD30];[.AE10:.AE30];1;1)" office:value-type="float" office:value="0.358167528638794" calcext:value-type="float">
            <text:p>0.3581675286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W13]+[.Z13]+[.Z26]+[.W26]+[.T26]+[.Q26]+[.N26]+[.H26]+[.E26])/15" office:value-type="percentage" office:value="0.192270531400966" calcext:value-type="percentage">
            <text:p>19.23%</text:p>
          </table:table-cell>
          <table:table-cell table:style-name="ce31" table:formula="of:=([.C13]+[.F13]+[.I13]+[.L13]+[.O13]+[.R13]+[.U13]+[.X13]+[.X26]+[.U26]+[.R26]+[.O26]+[.L26]+[.F26]+[.C26])/15" office:value-type="percentage" office:value="0.653301127214171" calcext:value-type="percentage">
            <text:p>65.33%</text:p>
          </table:table-cell>
          <table:table-cell table:style-name="ce11" table:formula="of:=1-([.C32]+[.D32])" office:value-type="percentage" office:value="0.154428341384863" calcext:value-type="percentage">
            <text:p>15.44%</text:p>
          </table:table-cell>
          <table:table-cell table:style-name="ce34" table:formula="of:=STDEV([.E13];[.H13];[.K13];[.N13];[.Q13];[.T13];[.W13];[.Z13];[.Z26];[.W26];[.T26];[.Q26];[.N26];[.H26];[.E26])/SQRT(15)" office:value-type="percentage" office:value="0.055508927131984" calcext:value-type="percentage">
            <text:p>5.55%</text:p>
          </table:table-cell>
          <table:table-cell table:style-name="ce36" table:formula="of:=STDEV([.C13];[.F13];[.I13];[.L13];[.O13];[.R13];[.U13];[.X13];[.X26];[.U26];[.R26];[.O26];[.L26];[.F26];[.C26])/SQRT(15)" office:value-type="percentage" office:value="0.0947580471944627" calcext:value-type="percentage">
            <text:p>9.48%</text:p>
          </table:table-cell>
          <table:table-cell table:number-columns-repeated="19"/>
          <table:table-cell table:style-name="ce47" office:value-type="string" calcext:value-type="string">
            <text:p>Alpha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24"/>
          <table:table-cell table:style-name="ce47" office:value-type="string" calcext:value-type="string">
            <text:p>degrees of freedom</text:p>
          </table:table-cell>
          <table:table-cell table:number-columns-repeated="21"/>
        </table:table-row>
        <table:table-row table:style-name="ro2" table:number-rows-repeated="2">
          <table:table-cell/>
          <table:table-cell table:style-name="Default"/>
          <table:table-cell table:number-columns-repeated="24"/>
          <table:table-cell table:style-name="ce47"/>
          <table:table-cell table:number-columns-repeated="21"/>
        </table:table-row>
        <table:table-row table:style-name="ro2" table:number-rows-repeated="46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3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111111111111111" calcext:value-type="percentage">
            <text:p>11%</text:p>
          </table:table-cell>
          <table:table-cell table:style-name="ce25" table:formula="of:=[.E5]/([.C5]+[.D5]+[.E5])" office:value-type="percentage" office:value="0.222222222222222" calcext:value-type="percentage">
            <text:p>22%</text:p>
          </table:table-cell>
          <table:table-cell table:style-name="ce25" table:formula="of:=[.F5]/([.F5]+[.G5]+[.H5])" office:value-type="percentage" office:value="0" calcext:value-type="percentage">
            <text:p>0%</text:p>
          </table:table-cell>
          <table:table-cell table:style-name="ce25" table:formula="of:=[.G5]/([.F5]+[.G5]+[.H5])" office:value-type="percentage" office:value="1" calcext:value-type="percentage">
            <text:p>100%</text:p>
          </table:table-cell>
          <table:table-cell table:style-name="ce25" table:formula="of:=[.H5]/([.F5]+[.G5]+[.H5])" office:value-type="percentage" office:value="0" calcext:value-type="percentage">
            <text:p>0%</text:p>
          </table:table-cell>
          <table:table-cell table:style-name="ce25" table:formula="of:=[.I5]/([.I5]+[.J5]+[.K5])" office:value-type="percentage" office:value="0.222222222222222" calcext:value-type="percentage">
            <text:p>22%</text:p>
          </table:table-cell>
          <table:table-cell table:style-name="ce25" table:formula="of:=[.J5]/([.I5]+[.J5]+[.K5])" office:value-type="percentage" office:value="0.444444444444444" calcext:value-type="percentage">
            <text:p>44%</text:p>
          </table:table-cell>
          <table:table-cell table:style-name="ce25" table:formula="of:=[.K5]/([.I5]+[.J5]+[.K5])" office:value-type="percentage" office:value="0.333333333333333" calcext:value-type="percentage">
            <text:p>33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444444444444444" calcext:value-type="percentage">
            <text:p>44%</text:p>
          </table:table-cell>
          <table:table-cell table:style-name="ce25" table:formula="of:=[.P5]/([.O5]+[.P5]+[.Q5])" office:value-type="percentage" office:value="0.333333333333333" calcext:value-type="percentage">
            <text:p>33%</text:p>
          </table:table-cell>
          <table:table-cell table:style-name="ce25" table:formula="of:=[.Q5]/([.O5]+[.P5]+[.Q5])" office:value-type="percentage" office:value="0.222222222222222" calcext:value-type="percentage">
            <text:p>22%</text:p>
          </table:table-cell>
          <table:table-cell table:style-name="ce25" table:formula="of:=[.R5]/([.R5]+[.S5]+[.T5])" office:value-type="percentage" office:value="0.777777777777778" calcext:value-type="percentage">
            <text:p>78%</text:p>
          </table:table-cell>
          <table:table-cell table:style-name="ce25" table:formula="of:=[.S5]/([.R5]+[.S5]+[.T5])" office:value-type="percentage" office:value="0.111111111111111" calcext:value-type="percentage">
            <text:p>11%</text:p>
          </table:table-cell>
          <table:table-cell table:style-name="ce25" table:formula="of:=[.T5]/([.R5]+[.S5]+[.T5])" office:value-type="percentage" office:value="0.111111111111111" calcext:value-type="percentage">
            <text:p>11%</text:p>
          </table:table-cell>
          <table:table-cell table:style-name="ce25" table:formula="of:=[.U5]/([.U5]+[.V5]+[.W5])" office:value-type="string" office:string-value="" calcext:value-type="error">
            <text:p>#DIV/0!</text:p>
          </table:table-cell>
          <table:table-cell table:style-name="ce25" table:formula="of:=[.V5]/([.U5]+[.V5]+[.W5])" office:value-type="string" office:string-value="" calcext:value-type="error">
            <text:p>#DIV/0!</text:p>
          </table:table-cell>
          <table:table-cell table:style-name="ce25" table:formula="of:=[.W5]/([.U5]+[.V5]+[.W5])" office:value-type="string" office:string-value="" calcext:value-type="error">
            <text:p>#DIV/0!</text:p>
          </table:table-cell>
          <table:table-cell table:style-name="ce25" table:formula="of:=[.X5]/([.X5]+[.Y5]+[.Z5])" office:value-type="percentage" office:value="0.333333333333333" calcext:value-type="percentage">
            <text:p>33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0.666666666666667" calcext:value-type="percentage">
            <text:p>67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529411764705882" calcext:value-type="percentage">
            <text:p>53%</text:p>
          </table:table-cell>
          <table:table-cell table:style-name="ce26" table:formula="of:=[.D6]/([.C6]+[.D6]+[.E6])" office:value-type="percentage" office:value="0.117647058823529" calcext:value-type="percentage">
            <text:p>12%</text:p>
          </table:table-cell>
          <table:table-cell table:style-name="ce26" table:formula="of:=[.E6]/([.C6]+[.D6]+[.E6])" office:value-type="percentage" office:value="0.352941176470588" calcext:value-type="percentage">
            <text:p>35%</text:p>
          </table:table-cell>
          <table:table-cell table:style-name="ce26" table:formula="of:=[.F6]/([.F6]+[.G6]+[.H6])" office:value-type="percentage" office:value="0.235294117647059" calcext:value-type="percentage">
            <text:p>24%</text:p>
          </table:table-cell>
          <table:table-cell table:style-name="ce26" table:formula="of:=[.G6]/([.F6]+[.G6]+[.H6])" office:value-type="percentage" office:value="0.588235294117647" calcext:value-type="percentage">
            <text:p>59%</text:p>
          </table:table-cell>
          <table:table-cell table:style-name="ce26" table:formula="of:=[.H6]/([.F6]+[.G6]+[.H6])" office:value-type="percentage" office:value="0.176470588235294" calcext:value-type="percentage">
            <text:p>18%</text:p>
          </table:table-cell>
          <table:table-cell table:style-name="ce26" table:formula="of:=[.I6]/([.I6]+[.J6]+[.K6])" office:value-type="percentage" office:value="0.470588235294118" calcext:value-type="percentage">
            <text:p>47%</text:p>
          </table:table-cell>
          <table:table-cell table:style-name="ce26" table:formula="of:=[.J6]/([.I6]+[.J6]+[.K6])" office:value-type="percentage" office:value="0.352941176470588" calcext:value-type="percentage">
            <text:p>35%</text:p>
          </table:table-cell>
          <table:table-cell table:style-name="ce26" table:formula="of:=[.K6]/([.I6]+[.J6]+[.K6])" office:value-type="percentage" office:value="0.176470588235294" calcext:value-type="percentage">
            <text:p>18%</text:p>
          </table:table-cell>
          <table:table-cell table:style-name="ce26" table:formula="of:=[.L6]/([.L6]+[.M6]+[.N6])" office:value-type="percentage" office:value="0.5" calcext:value-type="percentage">
            <text:p>50%</text:p>
          </table:table-cell>
          <table:table-cell table:style-name="ce26" table:formula="of:=[.M6]/([.L6]+[.M6]+[.N6])" office:value-type="percentage" office:value="0.25" calcext:value-type="percentage">
            <text:p>25%</text:p>
          </table:table-cell>
          <table:table-cell table:style-name="ce26" table:formula="of:=[.N6]/([.L6]+[.M6]+[.N6])" office:value-type="percentage" office:value="0.25" calcext:value-type="percentage">
            <text:p>25%</text:p>
          </table:table-cell>
          <table:table-cell table:style-name="ce26" table:formula="of:=[.O6]/([.O6]+[.P6]+[.Q6])" office:value-type="percentage" office:value="0.647058823529412" calcext:value-type="percentage">
            <text:p>65%</text:p>
          </table:table-cell>
          <table:table-cell table:style-name="ce26" table:formula="of:=[.P6]/([.O6]+[.P6]+[.Q6])" office:value-type="percentage" office:value="0.0588235294117647" calcext:value-type="percentage">
            <text:p>6%</text:p>
          </table:table-cell>
          <table:table-cell table:style-name="ce26" table:formula="of:=[.Q6]/([.O6]+[.P6]+[.Q6])" office:value-type="percentage" office:value="0.294117647058823" calcext:value-type="percentage">
            <text:p>29%</text:p>
          </table:table-cell>
          <table:table-cell table:style-name="ce26" table:formula="of:=[.R6]/([.R6]+[.S6]+[.T6])" office:value-type="percentage" office:value="0.411764705882353" calcext:value-type="percentage">
            <text:p>41%</text:p>
          </table:table-cell>
          <table:table-cell table:style-name="ce26" table:formula="of:=[.S6]/([.R6]+[.S6]+[.T6])" office:value-type="percentage" office:value="0.235294117647059" calcext:value-type="percentage">
            <text:p>24%</text:p>
          </table:table-cell>
          <table:table-cell table:style-name="ce26" table:formula="of:=[.T6]/([.R6]+[.S6]+[.T6])" office:value-type="percentage" office:value="0.352941176470588" calcext:value-type="percentage">
            <text:p>35%</text:p>
          </table:table-cell>
          <table:table-cell table:style-name="ce26" table:formula="of:=[.U6]/([.U6]+[.V6]+[.W6])" office:value-type="string" office:string-value="" calcext:value-type="error">
            <text:p>#DIV/0!</text:p>
          </table:table-cell>
          <table:table-cell table:style-name="ce26" table:formula="of:=[.V6]/([.U6]+[.V6]+[.W6])" office:value-type="string" office:string-value="" calcext:value-type="error">
            <text:p>#DIV/0!</text:p>
          </table:table-cell>
          <table:table-cell table:style-name="ce26" table:formula="of:=[.W6]/([.U6]+[.V6]+[.W6])" office:value-type="string" office:string-value="" calcext:value-type="error">
            <text:p>#DIV/0!</text:p>
          </table:table-cell>
          <table:table-cell table:style-name="ce26" table:formula="of:=[.X6]/([.X6]+[.Y6]+[.Z6])" office:value-type="percentage" office:value="0.166666666666667" calcext:value-type="percentage">
            <text:p>17%</text:p>
          </table:table-cell>
          <table:table-cell table:style-name="ce26" table:formula="of:=[.Y6]/([.X6]+[.Y6]+[.Z6])" office:value-type="percentage" office:value="0.333333333333333" calcext:value-type="percentage">
            <text:p>33%</text:p>
          </table:table-cell>
          <table:table-cell table:style-name="ce40" table:formula="of:=[.Z6]/([.X6]+[.Y6]+[.Z6])" office:value-type="percentage" office:value="0.5" calcext:value-type="percentage">
            <text:p>50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percentage" office:value="1" calcext:value-type="percentage">
            <text:p>100%</text:p>
          </table:table-cell>
          <table:table-cell table:style-name="ce27" table:formula="of:=[.J7]/([.I7]+[.J7]+[.K7])" office:value-type="percentage" office:value="0" calcext:value-type="percentage">
            <text:p>0%</text:p>
          </table:table-cell>
          <table:table-cell table:style-name="ce27" table:formula="of:=[.K7]/([.I7]+[.J7]+[.K7])" office:value-type="percentage" office:value="0" calcext:value-type="percentage">
            <text:p>0%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string" office:string-value="" calcext:value-type="error">
            <text:p>#DIV/0!</text:p>
          </table:table-cell>
          <table:table-cell table:style-name="ce27" table:formula="of:=[.V7]/([.U7]+[.V7]+[.W7])" office:value-type="string" office:string-value="" calcext:value-type="error">
            <text:p>#DIV/0!</text:p>
          </table:table-cell>
          <table:table-cell table:style-name="ce27" table:formula="of:=[.W7]/([.U7]+[.V7]+[.W7])" office:value-type="string" office:string-value="" calcext:value-type="error">
            <text:p>#DIV/0!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3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2" office:value-type="string" calcext:value-type="string">
            <text:p>Mean in 3% MCH</text:p>
          </table:table-cell>
          <table:table-cell table:style-name="ce7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Z11])/7" office:value-type="percentage" office:value="0.253968253968254" calcext:value-type="percentage">
            <text:p>25.40%</text:p>
          </table:table-cell>
          <table:table-cell table:style-name="ce29" table:formula="of:=([.C11]+[.F11]+[.I11]+[.L11]+[.O11]+[.R11]+[.X11])/7" office:value-type="percentage" office:value="0.444444444444444" calcext:value-type="percentage">
            <text:p>44.44%</text:p>
          </table:table-cell>
          <table:table-cell table:style-name="ce44" table:formula="of:=1-([.C17]+[.D17])" office:value-type="percentage" office:value="0.301587301587302" calcext:value-type="percentage">
            <text:p>30.16%</text:p>
          </table:table-cell>
          <table:table-cell table:style-name="ce45" table:formula="of:=STDEV([.E11];[.H11];[.K11];[.N11];[.Q11];[.T11];[.Z11])/SQRT(7)" office:value-type="percentage" office:value="0.0793650793650794" calcext:value-type="percentage">
            <text:p>7.94%</text:p>
          </table:table-cell>
          <table:table-cell table:style-name="ce46" table:formula="of:=STDEV([.C11];[.F11];[.I11];[.L11];[.O11];[.R11];[.X11])/SQRT(7)" office:value-type="percentage" office:value="0.105687747912371" calcext:value-type="percentage">
            <text:p>10.57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Z12])/7" office:value-type="percentage" office:value="0.300420168067227" calcext:value-type="percentage">
            <text:p>30.04%</text:p>
          </table:table-cell>
          <table:table-cell table:style-name="ce43" table:formula="of:=([.C12]+[.F12]+[.I12]+[.L12]+[.O12]+[.R12]+[.X12])/7" office:value-type="percentage" office:value="0.42296918767507" calcext:value-type="percentage">
            <text:p>42.30%</text:p>
          </table:table-cell>
          <table:table-cell table:style-name="ce32" table:formula="of:=1-([.C18]+[.D18])" office:value-type="percentage" office:value="0.276610644257703" calcext:value-type="percentage">
            <text:p>27.66%</text:p>
          </table:table-cell>
          <table:table-cell table:style-name="ce33" table:formula="of:=STDEV([.E12];[.H12];[.K12];[.N12];[.Q12];[.T12];[.Z12])/SQRT(7)" office:value-type="percentage" office:value="0.0432759511357994" calcext:value-type="percentage">
            <text:p>4.33%</text:p>
          </table:table-cell>
          <table:table-cell table:style-name="ce35" table:formula="of:=STDEV([.C12];[.F12];[.I12];[.L12];[.O12];[.R12];[.X12])/SQRT(7)" office:value-type="percentage" office:value="0.0637678007721692" calcext:value-type="percentage">
            <text:p>6.38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Z13])/7" office:value-type="percentage" office:value="0" calcext:value-type="percentage">
            <text:p>0.00%</text:p>
          </table:table-cell>
          <table:table-cell table:style-name="ce31" table:formula="of:=([.C13]+[.F13]+[.I13]+[.L13]+[.O13]+[.R13]+[.X13])/7" office:value-type="percentage" office:value="1" calcext:value-type="percentage">
            <text:p>100.00%</text:p>
          </table:table-cell>
          <table:table-cell table:style-name="ce11" table:formula="of:=1-([.C19]+[.D19])" office:value-type="percentage" office:value="0" calcext:value-type="percentage">
            <text:p>0.00%</text:p>
          </table:table-cell>
          <table:table-cell table:style-name="ce34" table:formula="of:=STDEV([.E13];[.H13];[.K13];[.N13];[.Q13];[.T13];[.Z13])/SQRT(7)" office:value-type="percentage" office:value="0" calcext:value-type="percentage">
            <text:p>0.00%</text:p>
          </table:table-cell>
          <table:table-cell table:style-name="ce36" table:formula="of:=STDEV([.C13];[.F13];[.I13];[.L13];[.O13];[.R13];[.X13])/SQRT(7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 table:number-rows-repeated="62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4" table:style-name="ta1">
        <table:table-column table:style-name="co1" table:default-cell-style-name="Default"/>
        <table:table-column table:style-name="co8" table:default-cell-style-name="ce21"/>
        <table:table-column table:style-name="co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" calcext:value-type="percentage">
            <text:p>0%</text:p>
          </table:table-cell>
          <table:table-cell table:style-name="ce25" table:formula="of:=[.D5]/([.C5]+[.D5]+[.E5])" office:value-type="percentage" office:value="0.222222222222222" calcext:value-type="percentage">
            <text:p>22%</text:p>
          </table:table-cell>
          <table:table-cell table:style-name="ce25" table:formula="of:=[.E5]/([.C5]+[.D5]+[.E5])" office:value-type="percentage" office:value="0.777777777777778" calcext:value-type="percentage">
            <text:p>78%</text:p>
          </table:table-cell>
          <table:table-cell table:style-name="ce25" table:formula="of:=[.F5]/([.F5]+[.G5]+[.H5])" office:value-type="percentage" office:value="0.444444444444444" calcext:value-type="percentage">
            <text:p>44%</text:p>
          </table:table-cell>
          <table:table-cell table:style-name="ce25" table:formula="of:=[.G5]/([.F5]+[.G5]+[.H5])" office:value-type="percentage" office:value="0.111111111111111" calcext:value-type="percentage">
            <text:p>11%</text:p>
          </table:table-cell>
          <table:table-cell table:style-name="ce25" table:formula="of:=[.H5]/([.F5]+[.G5]+[.H5])" office:value-type="percentage" office:value="0.444444444444444" calcext:value-type="percentage">
            <text:p>44%</text:p>
          </table:table-cell>
          <table:table-cell table:style-name="ce25" table:formula="of:=[.I5]/([.I5]+[.J5]+[.K5])" office:value-type="percentage" office:value="0" calcext:value-type="percentage">
            <text:p>0%</text:p>
          </table:table-cell>
          <table:table-cell table:style-name="ce25" table:formula="of:=[.J5]/([.I5]+[.J5]+[.K5])" office:value-type="percentage" office:value="0" calcext:value-type="percentage">
            <text:p>0%</text:p>
          </table:table-cell>
          <table:table-cell table:style-name="ce25" table:formula="of:=[.K5]/([.I5]+[.J5]+[.K5])" office:value-type="percentage" office:value="1" calcext:value-type="percentage">
            <text:p>100%</text:p>
          </table:table-cell>
          <table:table-cell table:style-name="ce25" table:formula="of:=[.L5]/([.L5]+[.M5]+[.N5])" office:value-type="percentage" office:value="0" calcext:value-type="percentage">
            <text:p>0%</text:p>
          </table:table-cell>
          <table:table-cell table:style-name="ce25" table:formula="of:=[.M5]/([.L5]+[.M5]+[.N5])" office:value-type="percentage" office:value="0" calcext:value-type="percentage">
            <text:p>0%</text:p>
          </table:table-cell>
          <table:table-cell table:style-name="ce25" table:formula="of:=[.N5]/([.L5]+[.M5]+[.N5])" office:value-type="percentage" office:value="1" calcext:value-type="percentage">
            <text:p>100%</text:p>
          </table:table-cell>
          <table:table-cell table:style-name="ce25" table:formula="of:=[.O5]/([.O5]+[.P5]+[.Q5])" office:value-type="percentage" office:value="1" calcext:value-type="percentage">
            <text:p>100%</text:p>
          </table:table-cell>
          <table:table-cell table:style-name="ce25" table:formula="of:=[.P5]/([.O5]+[.P5]+[.Q5])" office:value-type="percentage" office:value="0" calcext:value-type="percentage">
            <text:p>0%</text:p>
          </table:table-cell>
          <table:table-cell table:style-name="ce25" table:formula="of:=[.Q5]/([.O5]+[.P5]+[.Q5])" office:value-type="percentage" office:value="0" calcext:value-type="percentage">
            <text:p>0%</text:p>
          </table:table-cell>
          <table:table-cell table:style-name="ce25" table:formula="of:=[.R5]/([.R5]+[.S5]+[.T5])" office:value-type="percentage" office:value="0.333333333333333" calcext:value-type="percentage">
            <text:p>33%</text:p>
          </table:table-cell>
          <table:table-cell table:style-name="ce25" table:formula="of:=[.S5]/([.R5]+[.S5]+[.T5])" office:value-type="percentage" office:value="0.111111111111111" calcext:value-type="percentage">
            <text:p>11%</text:p>
          </table:table-cell>
          <table:table-cell table:style-name="ce25" table:formula="of:=[.T5]/([.R5]+[.S5]+[.T5])" office:value-type="percentage" office:value="0.555555555555556" calcext:value-type="percentage">
            <text:p>56%</text:p>
          </table:table-cell>
          <table:table-cell table:style-name="ce25" table:formula="of:=[.U5]/([.U5]+[.V5]+[.W5])" office:value-type="percentage" office:value="0.333333333333333" calcext:value-type="percentage">
            <text:p>33%</text:p>
          </table:table-cell>
          <table:table-cell table:style-name="ce25" table:formula="of:=[.V5]/([.U5]+[.V5]+[.W5])" office:value-type="percentage" office:value="0.111111111111111" calcext:value-type="percentage">
            <text:p>11%</text:p>
          </table:table-cell>
          <table:table-cell table:style-name="ce25" table:formula="of:=[.W5]/([.U5]+[.V5]+[.W5])" office:value-type="percentage" office:value="0.555555555555556" calcext:value-type="percentage">
            <text:p>56%</text:p>
          </table:table-cell>
          <table:table-cell table:style-name="ce25" table:formula="of:=[.X5]/([.X5]+[.Y5]+[.Z5])" office:value-type="percentage" office:value="0.222222222222222" calcext:value-type="percentage">
            <text:p>22%</text:p>
          </table:table-cell>
          <table:table-cell table:style-name="ce25" table:formula="of:=[.Y5]/([.X5]+[.Y5]+[.Z5])" office:value-type="percentage" office:value="0.111111111111111" calcext:value-type="percentage">
            <text:p>11%</text:p>
          </table:table-cell>
          <table:table-cell table:style-name="ce39" table:formula="of:=[.Z5]/([.X5]+[.Y5]+[.Z5])" office:value-type="percentage" office:value="0.666666666666667" calcext:value-type="percentage">
            <text:p>67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222222222222222" calcext:value-type="percentage">
            <text:p>22%</text:p>
          </table:table-cell>
          <table:table-cell table:style-name="ce26" table:formula="of:=[.D6]/([.C6]+[.D6]+[.E6])" office:value-type="percentage" office:value="0.444444444444444" calcext:value-type="percentage">
            <text:p>44%</text:p>
          </table:table-cell>
          <table:table-cell table:style-name="ce26" table:formula="of:=[.E6]/([.C6]+[.D6]+[.E6])" office:value-type="percentage" office:value="0.333333333333333" calcext:value-type="percentage">
            <text:p>33%</text:p>
          </table:table-cell>
          <table:table-cell table:style-name="ce26" table:formula="of:=[.F6]/([.F6]+[.G6]+[.H6])" office:value-type="percentage" office:value="0.5" calcext:value-type="percentage">
            <text:p>50%</text:p>
          </table:table-cell>
          <table:table-cell table:style-name="ce26" table:formula="of:=[.G6]/([.F6]+[.G6]+[.H6])" office:value-type="percentage" office:value="0.333333333333333" calcext:value-type="percentage">
            <text:p>33%</text:p>
          </table:table-cell>
          <table:table-cell table:style-name="ce26" table:formula="of:=[.H6]/([.F6]+[.G6]+[.H6])" office:value-type="percentage" office:value="0.166666666666667" calcext:value-type="percentage">
            <text:p>17%</text:p>
          </table:table-cell>
          <table:table-cell table:style-name="ce26" table:formula="of:=[.I6]/([.I6]+[.J6]+[.K6])" office:value-type="percentage" office:value="0.368421052631579" calcext:value-type="percentage">
            <text:p>37%</text:p>
          </table:table-cell>
          <table:table-cell table:style-name="ce26" table:formula="of:=[.J6]/([.I6]+[.J6]+[.K6])" office:value-type="percentage" office:value="0.210526315789474" calcext:value-type="percentage">
            <text:p>21%</text:p>
          </table:table-cell>
          <table:table-cell table:style-name="ce26" table:formula="of:=[.K6]/([.I6]+[.J6]+[.K6])" office:value-type="percentage" office:value="0.421052631578947" calcext:value-type="percentage">
            <text:p>42%</text:p>
          </table:table-cell>
          <table:table-cell table:style-name="ce26" table:formula="of:=[.L6]/([.L6]+[.M6]+[.N6])" office:value-type="percentage" office:value="0.5" calcext:value-type="percentage">
            <text:p>50%</text:p>
          </table:table-cell>
          <table:table-cell table:style-name="ce26" table:formula="of:=[.M6]/([.L6]+[.M6]+[.N6])" office:value-type="percentage" office:value="0.222222222222222" calcext:value-type="percentage">
            <text:p>22%</text:p>
          </table:table-cell>
          <table:table-cell table:style-name="ce26" table:formula="of:=[.N6]/([.L6]+[.M6]+[.N6])" office:value-type="percentage" office:value="0.277777777777778" calcext:value-type="percentage">
            <text:p>28%</text:p>
          </table:table-cell>
          <table:table-cell table:style-name="ce26" table:formula="of:=[.O6]/([.O6]+[.P6]+[.Q6])" office:value-type="percentage" office:value="0.25" calcext:value-type="percentage">
            <text:p>25%</text:p>
          </table:table-cell>
          <table:table-cell table:style-name="ce26" table:formula="of:=[.P6]/([.O6]+[.P6]+[.Q6])" office:value-type="percentage" office:value="0.125" calcext:value-type="percentage">
            <text:p>13%</text:p>
          </table:table-cell>
          <table:table-cell table:style-name="ce26" table:formula="of:=[.Q6]/([.O6]+[.P6]+[.Q6])" office:value-type="percentage" office:value="0.625" calcext:value-type="percentage">
            <text:p>63%</text:p>
          </table:table-cell>
          <table:table-cell table:style-name="ce26" table:formula="of:=[.R6]/([.R6]+[.S6]+[.T6])" office:value-type="percentage" office:value="0.333333333333333" calcext:value-type="percentage">
            <text:p>33%</text:p>
          </table:table-cell>
          <table:table-cell table:style-name="ce26" table:formula="of:=[.S6]/([.R6]+[.S6]+[.T6])" office:value-type="percentage" office:value="0.333333333333333" calcext:value-type="percentage">
            <text:p>33%</text:p>
          </table:table-cell>
          <table:table-cell table:style-name="ce26" table:formula="of:=[.T6]/([.R6]+[.S6]+[.T6])" office:value-type="percentage" office:value="0.333333333333333" calcext:value-type="percentage">
            <text:p>33%</text:p>
          </table:table-cell>
          <table:table-cell table:style-name="ce26" table:formula="of:=[.U6]/([.U6]+[.V6]+[.W6])" office:value-type="percentage" office:value="0.111111111111111" calcext:value-type="percentage">
            <text:p>11%</text:p>
          </table:table-cell>
          <table:table-cell table:style-name="ce26" table:formula="of:=[.V6]/([.U6]+[.V6]+[.W6])" office:value-type="percentage" office:value="0.333333333333333" calcext:value-type="percentage">
            <text:p>33%</text:p>
          </table:table-cell>
          <table:table-cell table:style-name="ce26" table:formula="of:=[.W6]/([.U6]+[.V6]+[.W6])" office:value-type="percentage" office:value="0.555555555555556" calcext:value-type="percentage">
            <text:p>56%</text:p>
          </table:table-cell>
          <table:table-cell table:style-name="ce26" table:formula="of:=[.X6]/([.X6]+[.Y6]+[.Z6])" office:value-type="percentage" office:value="0.722222222222222" calcext:value-type="percentage">
            <text:p>72%</text:p>
          </table:table-cell>
          <table:table-cell table:style-name="ce26" table:formula="of:=[.Y6]/([.X6]+[.Y6]+[.Z6])" office:value-type="percentage" office:value="0.222222222222222" calcext:value-type="percentage">
            <text:p>22%</text:p>
          </table:table-cell>
          <table:table-cell table:style-name="ce40" table:formula="of:=[.Z6]/([.X6]+[.Y6]+[.Z6])" office:value-type="percentage" office:value="0.0555555555555556" calcext:value-type="percentage">
            <text:p>6%</text:p>
          </table:table-cell>
          <table:table-cell table:number-columns-repeated="22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percentage" office:value="1" calcext:value-type="percentage">
            <text:p>100%</text:p>
          </table:table-cell>
          <table:table-cell table:style-name="ce27" table:formula="of:=[.J7]/([.I7]+[.J7]+[.K7])" office:value-type="percentage" office:value="0" calcext:value-type="percentage">
            <text:p>0%</text:p>
          </table:table-cell>
          <table:table-cell table:style-name="ce27" table:formula="of:=[.K7]/([.I7]+[.J7]+[.K7])" office:value-type="percentage" office:value="0" calcext:value-type="percentage">
            <text:p>0%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percentage" office:value="1" calcext:value-type="percentage">
            <text:p>100%</text:p>
          </table:table-cell>
          <table:table-cell table:style-name="ce27" table:formula="of:=[.V7]/([.U7]+[.V7]+[.W7])" office:value-type="percentage" office:value="0" calcext:value-type="percentage">
            <text:p>0%</text:p>
          </table:table-cell>
          <table:table-cell table:style-name="ce27" table:formula="of:=[.W7]/([.U7]+[.V7]+[.W7])" office:value-type="percentage" office:value="0" calcext:value-type="percentage">
            <text:p>0%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 table:number-columns-repeated="22"/>
        </table:table-row>
        <table:table-row table:style-name="ro2">
          <table:table-cell table:number-columns-repeated="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Trial 4</text:p>
          </table:table-cell>
          <table:covered-table-cell table:style-name="ce6"/>
          <table:covered-table-cell table:style-name="ce10"/>
          <table:table-cell table:number-columns-repeated="43"/>
        </table:table-row>
        <table:table-row table:style-name="ro3">
          <table:table-cell table:number-columns-repeated="2"/>
          <table:table-cell table:style-name="ce2" office:value-type="string" calcext:value-type="string">
            <text:p>Mean in 3% MCH</text:p>
          </table:table-cell>
          <table:table-cell table:style-name="ce7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8" table:formula="of:=([.E11]+[.H11]+[.K11]+[.N11]+[.Q11]+[.T11]+[.W11]+[.Z11])/8" office:value-type="percentage" office:value="0.625" calcext:value-type="percentage">
            <text:p>62.50%</text:p>
          </table:table-cell>
          <table:table-cell table:style-name="ce29" table:formula="of:=([.C11]+[.F11]+[.I11]+[.L11]+[.O11]+[.R11]+[.U11]+[.X11])/8" office:value-type="percentage" office:value="0.291666666666667" calcext:value-type="percentage">
            <text:p>29.17%</text:p>
          </table:table-cell>
          <table:table-cell table:style-name="ce32" table:formula="of:=1-([.C17]+[.D17])" office:value-type="percentage" office:value="0.0833333333333333" calcext:value-type="percentage">
            <text:p>8.33%</text:p>
          </table:table-cell>
          <table:table-cell table:style-name="ce33" table:formula="of:=STDEV([.E11];[.H11];[.K11];[.N11];[.Q11];[.T11];[.W11];[.Z11])/SQRT(8)" office:value-type="percentage" office:value="0.114891061046059" calcext:value-type="percentage">
            <text:p>11.49%</text:p>
          </table:table-cell>
          <table:table-cell table:style-name="ce35" table:formula="of:=STDEV([.C11];[.F11];[.I11];[.L11];[.O11];[.R11];[.U11];[.X11])/SQRT(8)" office:value-type="percentage" office:value="0.118666718684966" calcext:value-type="percentage">
            <text:p>11.87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W12]+[.Z12])/8" office:value-type="percentage" office:value="0.346034356725146" calcext:value-type="percentage">
            <text:p>34.60%</text:p>
          </table:table-cell>
          <table:table-cell table:style-name="ce30" table:formula="of:=([.C12]+[.F12]+[.I12]+[.L12]+[.O12]+[.R12]+[.U12]+[.X12])/8" office:value-type="percentage" office:value="0.375913742690058" calcext:value-type="percentage">
            <text:p>37.59%</text:p>
          </table:table-cell>
          <table:table-cell table:style-name="ce32" table:formula="of:=1-([.C18]+[.D18])" office:value-type="percentage" office:value="0.278051900584795" calcext:value-type="percentage">
            <text:p>27.81%</text:p>
          </table:table-cell>
          <table:table-cell table:style-name="ce33" table:formula="of:=STDEV([.E12];[.H12];[.K12];[.N12];[.Q12];[.T12];[.W12];[.Z12])/SQRT(8)" office:value-type="percentage" office:value="0.0666656100001771" calcext:value-type="percentage">
            <text:p>6.67%</text:p>
          </table:table-cell>
          <table:table-cell table:style-name="ce35" table:formula="of:=STDEV([.C12];[.F12];[.I12];[.L12];[.O12];[.R12];[.U12];[.X12])/SQRT(8)" office:value-type="percentage" office:value="0.0684247998223265" calcext:value-type="percentage">
            <text:p>6.84%</text:p>
          </table:table-cell>
          <table:table-cell table:number-columns-repeated="41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W13]+[.Z13])/8" office:value-type="percentage" office:value="0" calcext:value-type="percentage">
            <text:p>0.00%</text:p>
          </table:table-cell>
          <table:table-cell table:style-name="ce31" table:formula="of:=([.C13]+[.F13]+[.I13]+[.L13]+[.O13]+[.R13]+[.U13]+[.X13])/8" office:value-type="percentage" office:value="1" calcext:value-type="percentage">
            <text:p>100.00%</text:p>
          </table:table-cell>
          <table:table-cell table:style-name="ce11" table:formula="of:=1-([.C19]+[.D19])" office:value-type="percentage" office:value="0" calcext:value-type="percentage">
            <text:p>0.00%</text:p>
          </table:table-cell>
          <table:table-cell table:style-name="ce34" table:formula="of:=STDEV([.E13];[.H13];[.K13];[.N13];[.Q13];[.T13];[.W13];[.Z13])/SQRT(8)" office:value-type="percentage" office:value="0" calcext:value-type="percentage">
            <text:p>0.00%</text:p>
          </table:table-cell>
          <table:table-cell table:style-name="ce36" table:formula="of:=STDEV([.C13];[.F13];[.I13];[.L13];[.O13];[.R13];[.U13];[.X13])/SQRT(8)" office:value-type="percentage" office:value="0" calcext:value-type="percentage">
            <text:p>0.00%</text:p>
          </table:table-cell>
          <table:table-cell table:number-columns-repeated="41"/>
        </table:table-row>
        <table:table-row table:style-name="ro2" table:number-rows-repeated="62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%_occupancy_3%" table:style-name="ta1">
        <table:shapes>
          <draw:frame draw:z-index="0" draw:style-name="gr1" draw:text-style-name="P1" svg:width="609.19pt" svg:height="255.09pt" svg:x="306.45pt" svg:y="506.1pt">
            <loext:p draw:notify-on-update-of-ranges="'%_occupancy_3%'.B30:'%_occupancy_3%'.B31 '%_occupancy_3%'.C29:'%_occupancy_3%'.C29 '%_occupancy_3%'.C30:'%_occupancy_3%'.C31 '%_occupancy_3%'.F30:'%_occupancy_3%'.F31 '%_occupancy_3%'.F30:'%_occupancy_3%'.F31 '%_occupancy_3%'.D29:'%_occupancy_3%'.D29 '%_occupancy_3%'.D30:'%_occupancy_3%'.D31 '%_occupancy_3%'.G30:'%_occupancy_3%'.G31 '%_occupancy_3%'.G30:'%_occupancy_3%'.G31 '%_occupancy_3%'.E29:'%_occupancy_3%'.E29 '%_occupancy_3%'.E30:'%_occupancy_3%'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31.64pt" svg:height="261.72pt" svg:x="82.4pt" svg:y="834.46pt">
            <loext:p draw:notify-on-update-of-ranges="Analysis.A14:Analysis.A15 Analysis.B11:Analysis.B11 Analysis.B14:Analysis.B15 Analysis.E14:Analysis.E15 Analysis.E14:Analysis.E15 Analysis.C11:Analysis.C11 Analysis.C14:Analysis.C15 Analysis.F14:Analysis.F15 Analysis.F14:Analysis.F15 Analysis.D11:Analysis.D11 Analysis.D14:Analysis.D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ce21"/>
        <table:table-column table:style-name="co2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number-columns-repeated="19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8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3, against 3% MCH</text:p>
          </table:table-cell>
          <table:covered-table-cell table:number-columns-repeated="3"/>
          <table:table-cell table:number-columns-repeated="4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/>
          <table:table-cell office:value-type="string" calcext:value-type="string">
            <text:p>In 3% Before</text:p>
          </table:table-cell>
          <table:table-cell office:value-type="string" calcext:value-type="string">
            <text:p>In 3% After</text:p>
          </table:table-cell>
          <table:table-cell office:value-type="string" calcext:value-type="string">
            <text:p>In 5% Before</text:p>
          </table:table-cell>
          <table:table-cell office:value-type="string" calcext:value-type="string">
            <text:p>In 5% after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5]/([.C5]+[.D5]+[.E5])" office:value-type="percentage" office:value="0.666666666666667" calcext:value-type="percentage">
            <text:p>67%</text:p>
          </table:table-cell>
          <table:table-cell table:style-name="ce25" table:formula="of:=[.D5]/([.C5]+[.D5]+[.E5])" office:value-type="percentage" office:value="0.111111111111111" calcext:value-type="percentage">
            <text:p>11%</text:p>
          </table:table-cell>
          <table:table-cell table:style-name="ce25" table:formula="of:=[.E5]/([.C5]+[.D5]+[.E5])" office:value-type="percentage" office:value="0.222222222222222" calcext:value-type="percentage">
            <text:p>22%</text:p>
          </table:table-cell>
          <table:table-cell table:style-name="ce25" table:formula="of:=[.F5]/([.F5]+[.G5]+[.H5])" office:value-type="percentage" office:value="0" calcext:value-type="percentage">
            <text:p>0%</text:p>
          </table:table-cell>
          <table:table-cell table:style-name="ce25" table:formula="of:=[.G5]/([.F5]+[.G5]+[.H5])" office:value-type="percentage" office:value="1" calcext:value-type="percentage">
            <text:p>100%</text:p>
          </table:table-cell>
          <table:table-cell table:style-name="ce25" table:formula="of:=[.H5]/([.F5]+[.G5]+[.H5])" office:value-type="percentage" office:value="0" calcext:value-type="percentage">
            <text:p>0%</text:p>
          </table:table-cell>
          <table:table-cell table:style-name="ce25" table:formula="of:=[.I5]/([.I5]+[.J5]+[.K5])" office:value-type="percentage" office:value="0.222222222222222" calcext:value-type="percentage">
            <text:p>22%</text:p>
          </table:table-cell>
          <table:table-cell table:style-name="ce25" table:formula="of:=[.J5]/([.I5]+[.J5]+[.K5])" office:value-type="percentage" office:value="0.444444444444444" calcext:value-type="percentage">
            <text:p>44%</text:p>
          </table:table-cell>
          <table:table-cell table:style-name="ce25" table:formula="of:=[.K5]/([.I5]+[.J5]+[.K5])" office:value-type="percentage" office:value="0.333333333333333" calcext:value-type="percentage">
            <text:p>33%</text:p>
          </table:table-cell>
          <table:table-cell table:style-name="ce25" table:formula="of:=[.L5]/([.L5]+[.M5]+[.N5])" office:value-type="percentage" office:value="0.666666666666667" calcext:value-type="percentage">
            <text:p>67%</text:p>
          </table:table-cell>
          <table:table-cell table:style-name="ce25" table:formula="of:=[.M5]/([.L5]+[.M5]+[.N5])" office:value-type="percentage" office:value="0.111111111111111" calcext:value-type="percentage">
            <text:p>11%</text:p>
          </table:table-cell>
          <table:table-cell table:style-name="ce25" table:formula="of:=[.N5]/([.L5]+[.M5]+[.N5])" office:value-type="percentage" office:value="0.222222222222222" calcext:value-type="percentage">
            <text:p>22%</text:p>
          </table:table-cell>
          <table:table-cell table:style-name="ce25" table:formula="of:=[.O5]/([.O5]+[.P5]+[.Q5])" office:value-type="percentage" office:value="0.444444444444444" calcext:value-type="percentage">
            <text:p>44%</text:p>
          </table:table-cell>
          <table:table-cell table:style-name="ce25" table:formula="of:=[.P5]/([.O5]+[.P5]+[.Q5])" office:value-type="percentage" office:value="0.333333333333333" calcext:value-type="percentage">
            <text:p>33%</text:p>
          </table:table-cell>
          <table:table-cell table:style-name="ce25" table:formula="of:=[.Q5]/([.O5]+[.P5]+[.Q5])" office:value-type="percentage" office:value="0.222222222222222" calcext:value-type="percentage">
            <text:p>22%</text:p>
          </table:table-cell>
          <table:table-cell table:style-name="ce25" table:formula="of:=[.R5]/([.R5]+[.S5]+[.T5])" office:value-type="percentage" office:value="0.777777777777778" calcext:value-type="percentage">
            <text:p>78%</text:p>
          </table:table-cell>
          <table:table-cell table:style-name="ce25" table:formula="of:=[.S5]/([.R5]+[.S5]+[.T5])" office:value-type="percentage" office:value="0.111111111111111" calcext:value-type="percentage">
            <text:p>11%</text:p>
          </table:table-cell>
          <table:table-cell table:style-name="ce25" table:formula="of:=[.T5]/([.R5]+[.S5]+[.T5])" office:value-type="percentage" office:value="0.111111111111111" calcext:value-type="percentage">
            <text:p>11%</text:p>
          </table:table-cell>
          <table:table-cell table:style-name="ce25" table:formula="of:=[.U5]/([.U5]+[.V5]+[.W5])" office:value-type="string" office:string-value="" calcext:value-type="error">
            <text:p>#DIV/0!</text:p>
          </table:table-cell>
          <table:table-cell table:style-name="ce25" table:formula="of:=[.V5]/([.U5]+[.V5]+[.W5])" office:value-type="string" office:string-value="" calcext:value-type="error">
            <text:p>#DIV/0!</text:p>
          </table:table-cell>
          <table:table-cell table:style-name="ce25" table:formula="of:=[.W5]/([.U5]+[.V5]+[.W5])" office:value-type="string" office:string-value="" calcext:value-type="error">
            <text:p>#DIV/0!</text:p>
          </table:table-cell>
          <table:table-cell table:style-name="ce25" table:formula="of:=[.X5]/([.X5]+[.Y5]+[.Z5])" office:value-type="percentage" office:value="0.333333333333333" calcext:value-type="percentage">
            <text:p>33%</text:p>
          </table:table-cell>
          <table:table-cell table:style-name="ce25" table:formula="of:=[.Y5]/([.X5]+[.Y5]+[.Z5])" office:value-type="percentage" office:value="0" calcext:value-type="percentage">
            <text:p>0%</text:p>
          </table:table-cell>
          <table:table-cell table:style-name="ce39" table:formula="of:=[.Z5]/([.X5]+[.Y5]+[.Z5])" office:value-type="percentage" office:value="0.666666666666667" calcext:value-type="percentage">
            <text:p>67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6]/([.C6]+[.D6]+[.E6])" office:value-type="percentage" office:value="0.529411764705882" calcext:value-type="percentage">
            <text:p>53%</text:p>
          </table:table-cell>
          <table:table-cell table:style-name="ce26" table:formula="of:=[.D6]/([.C6]+[.D6]+[.E6])" office:value-type="percentage" office:value="0.117647058823529" calcext:value-type="percentage">
            <text:p>12%</text:p>
          </table:table-cell>
          <table:table-cell table:style-name="ce26" table:formula="of:=[.E6]/([.C6]+[.D6]+[.E6])" office:value-type="percentage" office:value="0.352941176470588" calcext:value-type="percentage">
            <text:p>35%</text:p>
          </table:table-cell>
          <table:table-cell table:style-name="ce26" table:formula="of:=[.F6]/([.F6]+[.G6]+[.H6])" office:value-type="percentage" office:value="0.235294117647059" calcext:value-type="percentage">
            <text:p>24%</text:p>
          </table:table-cell>
          <table:table-cell table:style-name="ce26" table:formula="of:=[.G6]/([.F6]+[.G6]+[.H6])" office:value-type="percentage" office:value="0.588235294117647" calcext:value-type="percentage">
            <text:p>59%</text:p>
          </table:table-cell>
          <table:table-cell table:style-name="ce26" table:formula="of:=[.H6]/([.F6]+[.G6]+[.H6])" office:value-type="percentage" office:value="0.176470588235294" calcext:value-type="percentage">
            <text:p>18%</text:p>
          </table:table-cell>
          <table:table-cell table:style-name="ce26" table:formula="of:=[.I6]/([.I6]+[.J6]+[.K6])" office:value-type="percentage" office:value="0.470588235294118" calcext:value-type="percentage">
            <text:p>47%</text:p>
          </table:table-cell>
          <table:table-cell table:style-name="ce26" table:formula="of:=[.J6]/([.I6]+[.J6]+[.K6])" office:value-type="percentage" office:value="0.352941176470588" calcext:value-type="percentage">
            <text:p>35%</text:p>
          </table:table-cell>
          <table:table-cell table:style-name="ce26" table:formula="of:=[.K6]/([.I6]+[.J6]+[.K6])" office:value-type="percentage" office:value="0.176470588235294" calcext:value-type="percentage">
            <text:p>18%</text:p>
          </table:table-cell>
          <table:table-cell table:style-name="ce26" table:formula="of:=[.L6]/([.L6]+[.M6]+[.N6])" office:value-type="percentage" office:value="0.5" calcext:value-type="percentage">
            <text:p>50%</text:p>
          </table:table-cell>
          <table:table-cell table:style-name="ce26" table:formula="of:=[.M6]/([.L6]+[.M6]+[.N6])" office:value-type="percentage" office:value="0.25" calcext:value-type="percentage">
            <text:p>25%</text:p>
          </table:table-cell>
          <table:table-cell table:style-name="ce26" table:formula="of:=[.N6]/([.L6]+[.M6]+[.N6])" office:value-type="percentage" office:value="0.25" calcext:value-type="percentage">
            <text:p>25%</text:p>
          </table:table-cell>
          <table:table-cell table:style-name="ce26" table:formula="of:=[.O6]/([.O6]+[.P6]+[.Q6])" office:value-type="percentage" office:value="0.647058823529412" calcext:value-type="percentage">
            <text:p>65%</text:p>
          </table:table-cell>
          <table:table-cell table:style-name="ce26" table:formula="of:=[.P6]/([.O6]+[.P6]+[.Q6])" office:value-type="percentage" office:value="0.0588235294117647" calcext:value-type="percentage">
            <text:p>6%</text:p>
          </table:table-cell>
          <table:table-cell table:style-name="ce26" table:formula="of:=[.Q6]/([.O6]+[.P6]+[.Q6])" office:value-type="percentage" office:value="0.294117647058823" calcext:value-type="percentage">
            <text:p>29%</text:p>
          </table:table-cell>
          <table:table-cell table:style-name="ce26" table:formula="of:=[.R6]/([.R6]+[.S6]+[.T6])" office:value-type="percentage" office:value="0.411764705882353" calcext:value-type="percentage">
            <text:p>41%</text:p>
          </table:table-cell>
          <table:table-cell table:style-name="ce26" table:formula="of:=[.S6]/([.R6]+[.S6]+[.T6])" office:value-type="percentage" office:value="0.235294117647059" calcext:value-type="percentage">
            <text:p>24%</text:p>
          </table:table-cell>
          <table:table-cell table:style-name="ce26" table:formula="of:=[.T6]/([.R6]+[.S6]+[.T6])" office:value-type="percentage" office:value="0.352941176470588" calcext:value-type="percentage">
            <text:p>35%</text:p>
          </table:table-cell>
          <table:table-cell table:style-name="ce26" table:formula="of:=[.U6]/([.U6]+[.V6]+[.W6])" office:value-type="string" office:string-value="" calcext:value-type="error">
            <text:p>#DIV/0!</text:p>
          </table:table-cell>
          <table:table-cell table:style-name="ce26" table:formula="of:=[.V6]/([.U6]+[.V6]+[.W6])" office:value-type="string" office:string-value="" calcext:value-type="error">
            <text:p>#DIV/0!</text:p>
          </table:table-cell>
          <table:table-cell table:style-name="ce26" table:formula="of:=[.W6]/([.U6]+[.V6]+[.W6])" office:value-type="string" office:string-value="" calcext:value-type="error">
            <text:p>#DIV/0!</text:p>
          </table:table-cell>
          <table:table-cell table:style-name="ce26" table:formula="of:=[.X6]/([.X6]+[.Y6]+[.Z6])" office:value-type="percentage" office:value="0.166666666666667" calcext:value-type="percentage">
            <text:p>17%</text:p>
          </table:table-cell>
          <table:table-cell table:style-name="ce26" table:formula="of:=[.Y6]/([.X6]+[.Y6]+[.Z6])" office:value-type="percentage" office:value="0.333333333333333" calcext:value-type="percentage">
            <text:p>33%</text:p>
          </table:table-cell>
          <table:table-cell table:style-name="ce40" table:formula="of:=[.Z6]/([.X6]+[.Y6]+[.Z6])" office:value-type="percentage" office:value="0.5" calcext:value-type="percentage">
            <text:p>50%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7]/([.C7]+[.D7]+[.E7])" office:value-type="percentage" office:value="1" calcext:value-type="percentage">
            <text:p>100%</text:p>
          </table:table-cell>
          <table:table-cell table:style-name="ce27" table:formula="of:=[.D7]/([.C7]+[.D7]+[.E7])" office:value-type="percentage" office:value="0" calcext:value-type="percentage">
            <text:p>0%</text:p>
          </table:table-cell>
          <table:table-cell table:style-name="ce27" table:formula="of:=[.E7]/([.C7]+[.D7]+[.E7])" office:value-type="percentage" office:value="0" calcext:value-type="percentage">
            <text:p>0%</text:p>
          </table:table-cell>
          <table:table-cell table:style-name="ce27" table:formula="of:=[.F7]/([.F7]+[.G7]+[.H7])" office:value-type="percentage" office:value="1" calcext:value-type="percentage">
            <text:p>100%</text:p>
          </table:table-cell>
          <table:table-cell table:style-name="ce27" table:formula="of:=[.G7]/([.F7]+[.G7]+[.H7])" office:value-type="percentage" office:value="0" calcext:value-type="percentage">
            <text:p>0%</text:p>
          </table:table-cell>
          <table:table-cell table:style-name="ce27" table:formula="of:=[.H7]/([.F7]+[.G7]+[.H7])" office:value-type="percentage" office:value="0" calcext:value-type="percentage">
            <text:p>0%</text:p>
          </table:table-cell>
          <table:table-cell table:style-name="ce27" table:formula="of:=[.I7]/([.I7]+[.J7]+[.K7])" office:value-type="percentage" office:value="1" calcext:value-type="percentage">
            <text:p>100%</text:p>
          </table:table-cell>
          <table:table-cell table:style-name="ce27" table:formula="of:=[.J7]/([.I7]+[.J7]+[.K7])" office:value-type="percentage" office:value="0" calcext:value-type="percentage">
            <text:p>0%</text:p>
          </table:table-cell>
          <table:table-cell table:style-name="ce27" table:formula="of:=[.K7]/([.I7]+[.J7]+[.K7])" office:value-type="percentage" office:value="0" calcext:value-type="percentage">
            <text:p>0%</text:p>
          </table:table-cell>
          <table:table-cell table:style-name="ce27" table:formula="of:=[.L7]/([.L7]+[.M7]+[.N7])" office:value-type="percentage" office:value="1" calcext:value-type="percentage">
            <text:p>100%</text:p>
          </table:table-cell>
          <table:table-cell table:style-name="ce27" table:formula="of:=[.M7]/([.L7]+[.M7]+[.N7])" office:value-type="percentage" office:value="0" calcext:value-type="percentage">
            <text:p>0%</text:p>
          </table:table-cell>
          <table:table-cell table:style-name="ce27" table:formula="of:=[.N7]/([.L7]+[.M7]+[.N7])" office:value-type="percentage" office:value="0" calcext:value-type="percentage">
            <text:p>0%</text:p>
          </table:table-cell>
          <table:table-cell table:style-name="ce27" table:formula="of:=[.O7]/([.O7]+[.P7]+[.Q7])" office:value-type="percentage" office:value="1" calcext:value-type="percentage">
            <text:p>100%</text:p>
          </table:table-cell>
          <table:table-cell table:style-name="ce27" table:formula="of:=[.P7]/([.O7]+[.P7]+[.Q7])" office:value-type="percentage" office:value="0" calcext:value-type="percentage">
            <text:p>0%</text:p>
          </table:table-cell>
          <table:table-cell table:style-name="ce27" table:formula="of:=[.Q7]/([.O7]+[.P7]+[.Q7])" office:value-type="percentage" office:value="0" calcext:value-type="percentage">
            <text:p>0%</text:p>
          </table:table-cell>
          <table:table-cell table:style-name="ce27" table:formula="of:=[.R7]/([.R7]+[.S7]+[.T7])" office:value-type="percentage" office:value="1" calcext:value-type="percentage">
            <text:p>100%</text:p>
          </table:table-cell>
          <table:table-cell table:style-name="ce27" table:formula="of:=[.S7]/([.R7]+[.S7]+[.T7])" office:value-type="percentage" office:value="0" calcext:value-type="percentage">
            <text:p>0%</text:p>
          </table:table-cell>
          <table:table-cell table:style-name="ce27" table:formula="of:=[.T7]/([.R7]+[.S7]+[.T7])" office:value-type="percentage" office:value="0" calcext:value-type="percentage">
            <text:p>0%</text:p>
          </table:table-cell>
          <table:table-cell table:style-name="ce27" table:formula="of:=[.U7]/([.U7]+[.V7]+[.W7])" office:value-type="string" office:string-value="" calcext:value-type="error">
            <text:p>#DIV/0!</text:p>
          </table:table-cell>
          <table:table-cell table:style-name="ce27" table:formula="of:=[.V7]/([.U7]+[.V7]+[.W7])" office:value-type="string" office:string-value="" calcext:value-type="error">
            <text:p>#DIV/0!</text:p>
          </table:table-cell>
          <table:table-cell table:style-name="ce27" table:formula="of:=[.W7]/([.U7]+[.V7]+[.W7])" office:value-type="string" office:string-value="" calcext:value-type="error">
            <text:p>#DIV/0!</text:p>
          </table:table-cell>
          <table:table-cell table:style-name="ce27" table:formula="of:=[.X7]/([.X7]+[.Y7]+[.Z7])" office:value-type="percentage" office:value="1" calcext:value-type="percentage">
            <text:p>100%</text:p>
          </table:table-cell>
          <table:table-cell table:style-name="ce27" table:formula="of:=[.Y7]/([.X7]+[.Y7]+[.Z7])" office:value-type="percentage" office:value="0" calcext:value-type="percentage">
            <text:p>0%</text:p>
          </table:table-cell>
          <table:table-cell table:style-name="ce41" table:formula="of:=[.Z7]/([.X7]+[.Y7]+[.Z7])" office:value-type="percentage" office:value="0" calcext:value-type="percentage">
            <text:p>0%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2">
          <table:table-cell table:number-columns-repeated="27"/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table:number-columns-repeated="17"/>
        </table:table-row>
        <table:table-row table:style-name="ro2" table:visibility="collapse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42"/>
        </table:table-row>
        <table:table-row table:style-name="ro3" table:visibility="collapse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 table:number-columns-repeated="22"/>
        </table:table-row>
        <table:table-row table:style-name="ro2" table:visibility="collapse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Pre-conditi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Immediate Post-conditioning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2"/>
        </table:table-row>
        <table:table-row table:style-name="ro2" table:visibility="collapse">
          <table:table-cell/>
          <table:table-cell table:style-name="ce22" office:value-type="string" calcext:value-type="string">
            <text:p>After 10 min delay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Trial 4, against 3% MCH</text:p>
          </table:table-cell>
          <table:covered-table-cell table:number-columns-repeated="3"/>
          <table:table-cell table:number-columns-repeated="21"/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Fly 1</text:p>
          </table:table-cell>
          <table:covered-table-cell table:style-name="ce6"/>
          <table:covered-table-cell table:style-name="ce10"/>
          <table:table-cell table:style-name="ce13" office:value-type="string" calcext:value-type="string" table:number-columns-spanned="3" table:number-rows-spanned="1">
            <text:p>Fly 2</text:p>
          </table:table-cell>
          <table:covered-table-cell table:number-columns-repeated="2" table:style-name="ce6"/>
          <table:table-cell table:style-name="ce14" office:value-type="string" calcext:value-type="string" table:number-columns-spanned="3" table:number-rows-spanned="1">
            <text:p>Fly 3</text:p>
          </table:table-cell>
          <table:covered-table-cell table:style-name="ce6"/>
          <table:covered-table-cell table:style-name="ce10"/>
          <table:table-cell table:style-name="ce15" office:value-type="string" calcext:value-type="string" table:number-columns-spanned="3" table:number-rows-spanned="1">
            <text:p>Fly 4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Fly 5</text:p>
          </table:table-cell>
          <table:covered-table-cell table:style-name="ce6"/>
          <table:covered-table-cell table:style-name="ce10"/>
          <table:table-cell table:style-name="ce18" office:value-type="string" calcext:value-type="string" table:number-columns-spanned="3" table:number-rows-spanned="1">
            <text:p>Fly 6</text:p>
          </table:table-cell>
          <table:covered-table-cell table:number-columns-repeated="2" table:style-name="ce6"/>
          <table:table-cell table:style-name="ce19" office:value-type="string" calcext:value-type="string" table:number-columns-spanned="3" table:number-rows-spanned="1">
            <text:p>Fly 7</text:p>
          </table:table-cell>
          <table:covered-table-cell table:style-name="ce6"/>
          <table:covered-table-cell table:style-name="ce10"/>
          <table:table-cell table:style-name="ce20" office:value-type="string" calcext:value-type="string" table:number-columns-spanned="3" table:number-rows-spanned="1">
            <text:p>Fly 8</text:p>
          </table:table-cell>
          <table:covered-table-cell table:style-name="ce6"/>
          <table:covered-table-cell table:style-name="ce10"/>
          <table:table-cell/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 table:style-name="ce2" office:value-type="string" calcext:value-type="string">
            <text:p>In 5%</text:p>
          </table:table-cell>
          <table:table-cell table:style-name="ce7" office:value-type="string" calcext:value-type="string">
            <text:p>Middle</text:p>
          </table:table-cell>
          <table:table-cell table:style-name="ce11" office:value-type="string" calcext:value-type="string">
            <text:p>In 3%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25" table:formula="of:=[.C18]/([.C18]+[.D18]+[.E18])" office:value-type="percentage" office:value="0" calcext:value-type="percentage">
            <text:p>0%</text:p>
          </table:table-cell>
          <table:table-cell table:style-name="ce25" table:formula="of:=[.D18]/([.C18]+[.D18]+[.E18])" office:value-type="percentage" office:value="0.222222222222222" calcext:value-type="percentage">
            <text:p>22%</text:p>
          </table:table-cell>
          <table:table-cell table:style-name="ce25" table:formula="of:=[.E18]/([.C18]+[.D18]+[.E18])" office:value-type="percentage" office:value="0.777777777777778" calcext:value-type="percentage">
            <text:p>78%</text:p>
          </table:table-cell>
          <table:table-cell table:style-name="ce25" table:formula="of:=[.F18]/([.F18]+[.G18]+[.H18])" office:value-type="percentage" office:value="0.444444444444444" calcext:value-type="percentage">
            <text:p>44%</text:p>
          </table:table-cell>
          <table:table-cell table:style-name="ce25" table:formula="of:=[.G18]/([.F18]+[.G18]+[.H18])" office:value-type="percentage" office:value="0.111111111111111" calcext:value-type="percentage">
            <text:p>11%</text:p>
          </table:table-cell>
          <table:table-cell table:style-name="ce25" table:formula="of:=[.H18]/([.F18]+[.G18]+[.H18])" office:value-type="percentage" office:value="0.444444444444444" calcext:value-type="percentage">
            <text:p>44%</text:p>
          </table:table-cell>
          <table:table-cell table:style-name="ce25" table:formula="of:=[.I18]/([.I18]+[.J18]+[.K18])" office:value-type="percentage" office:value="0" calcext:value-type="percentage">
            <text:p>0%</text:p>
          </table:table-cell>
          <table:table-cell table:style-name="ce25" table:formula="of:=[.J18]/([.I18]+[.J18]+[.K18])" office:value-type="percentage" office:value="0" calcext:value-type="percentage">
            <text:p>0%</text:p>
          </table:table-cell>
          <table:table-cell table:style-name="ce25" table:formula="of:=[.K18]/([.I18]+[.J18]+[.K18])" office:value-type="percentage" office:value="1" calcext:value-type="percentage">
            <text:p>100%</text:p>
          </table:table-cell>
          <table:table-cell table:style-name="ce25" table:formula="of:=[.L18]/([.L18]+[.M18]+[.N18])" office:value-type="percentage" office:value="0" calcext:value-type="percentage">
            <text:p>0%</text:p>
          </table:table-cell>
          <table:table-cell table:style-name="ce25" table:formula="of:=[.M18]/([.L18]+[.M18]+[.N18])" office:value-type="percentage" office:value="0" calcext:value-type="percentage">
            <text:p>0%</text:p>
          </table:table-cell>
          <table:table-cell table:style-name="ce25" table:formula="of:=[.N18]/([.L18]+[.M18]+[.N18])" office:value-type="percentage" office:value="1" calcext:value-type="percentage">
            <text:p>100%</text:p>
          </table:table-cell>
          <table:table-cell table:style-name="ce25" table:formula="of:=[.O18]/([.O18]+[.P18]+[.Q18])" office:value-type="percentage" office:value="1" calcext:value-type="percentage">
            <text:p>100%</text:p>
          </table:table-cell>
          <table:table-cell table:style-name="ce25" table:formula="of:=[.P18]/([.O18]+[.P18]+[.Q18])" office:value-type="percentage" office:value="0" calcext:value-type="percentage">
            <text:p>0%</text:p>
          </table:table-cell>
          <table:table-cell table:style-name="ce25" table:formula="of:=[.Q18]/([.O18]+[.P18]+[.Q18])" office:value-type="percentage" office:value="0" calcext:value-type="percentage">
            <text:p>0%</text:p>
          </table:table-cell>
          <table:table-cell table:style-name="ce25" table:formula="of:=[.R18]/([.R18]+[.S18]+[.T18])" office:value-type="percentage" office:value="0.333333333333333" calcext:value-type="percentage">
            <text:p>33%</text:p>
          </table:table-cell>
          <table:table-cell table:style-name="ce25" table:formula="of:=[.S18]/([.R18]+[.S18]+[.T18])" office:value-type="percentage" office:value="0.111111111111111" calcext:value-type="percentage">
            <text:p>11%</text:p>
          </table:table-cell>
          <table:table-cell table:style-name="ce25" table:formula="of:=[.T18]/([.R18]+[.S18]+[.T18])" office:value-type="percentage" office:value="0.555555555555556" calcext:value-type="percentage">
            <text:p>56%</text:p>
          </table:table-cell>
          <table:table-cell table:style-name="ce25" table:formula="of:=[.U18]/([.U18]+[.V18]+[.W18])" office:value-type="percentage" office:value="0.333333333333333" calcext:value-type="percentage">
            <text:p>33%</text:p>
          </table:table-cell>
          <table:table-cell table:style-name="ce25" table:formula="of:=[.V18]/([.U18]+[.V18]+[.W18])" office:value-type="percentage" office:value="0.111111111111111" calcext:value-type="percentage">
            <text:p>11%</text:p>
          </table:table-cell>
          <table:table-cell table:style-name="ce25" table:formula="of:=[.W18]/([.U18]+[.V18]+[.W18])" office:value-type="percentage" office:value="0.555555555555556" calcext:value-type="percentage">
            <text:p>56%</text:p>
          </table:table-cell>
          <table:table-cell table:style-name="ce25" table:formula="of:=[.X18]/([.X18]+[.Y18]+[.Z18])" office:value-type="percentage" office:value="0.222222222222222" calcext:value-type="percentage">
            <text:p>22%</text:p>
          </table:table-cell>
          <table:table-cell table:style-name="ce25" table:formula="of:=[.Y18]/([.X18]+[.Y18]+[.Z18])" office:value-type="percentage" office:value="0.111111111111111" calcext:value-type="percentage">
            <text:p>11%</text:p>
          </table:table-cell>
          <table:table-cell table:style-name="ce39" table:formula="of:=[.Z18]/([.X18]+[.Y18]+[.Z18])" office:value-type="percentage" office:value="0.666666666666667" calcext:value-type="percentage">
            <text:p>67%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26" table:formula="of:=[.C19]/([.C19]+[.D19]+[.E19])" office:value-type="percentage" office:value="0.222222222222222" calcext:value-type="percentage">
            <text:p>22%</text:p>
          </table:table-cell>
          <table:table-cell table:style-name="ce26" table:formula="of:=[.D19]/([.C19]+[.D19]+[.E19])" office:value-type="percentage" office:value="0.444444444444444" calcext:value-type="percentage">
            <text:p>44%</text:p>
          </table:table-cell>
          <table:table-cell table:style-name="ce26" table:formula="of:=[.E19]/([.C19]+[.D19]+[.E19])" office:value-type="percentage" office:value="0.333333333333333" calcext:value-type="percentage">
            <text:p>33%</text:p>
          </table:table-cell>
          <table:table-cell table:style-name="ce26" table:formula="of:=[.F19]/([.F19]+[.G19]+[.H19])" office:value-type="percentage" office:value="0.5" calcext:value-type="percentage">
            <text:p>50%</text:p>
          </table:table-cell>
          <table:table-cell table:style-name="ce26" table:formula="of:=[.G19]/([.F19]+[.G19]+[.H19])" office:value-type="percentage" office:value="0.333333333333333" calcext:value-type="percentage">
            <text:p>33%</text:p>
          </table:table-cell>
          <table:table-cell table:style-name="ce26" table:formula="of:=[.H19]/([.F19]+[.G19]+[.H19])" office:value-type="percentage" office:value="0.166666666666667" calcext:value-type="percentage">
            <text:p>17%</text:p>
          </table:table-cell>
          <table:table-cell table:style-name="ce26" table:formula="of:=[.I19]/([.I19]+[.J19]+[.K19])" office:value-type="percentage" office:value="0.368421052631579" calcext:value-type="percentage">
            <text:p>37%</text:p>
          </table:table-cell>
          <table:table-cell table:style-name="ce26" table:formula="of:=[.J19]/([.I19]+[.J19]+[.K19])" office:value-type="percentage" office:value="0.210526315789474" calcext:value-type="percentage">
            <text:p>21%</text:p>
          </table:table-cell>
          <table:table-cell table:style-name="ce26" table:formula="of:=[.K19]/([.I19]+[.J19]+[.K19])" office:value-type="percentage" office:value="0.421052631578947" calcext:value-type="percentage">
            <text:p>42%</text:p>
          </table:table-cell>
          <table:table-cell table:style-name="ce26" table:formula="of:=[.L19]/([.L19]+[.M19]+[.N19])" office:value-type="percentage" office:value="0.5" calcext:value-type="percentage">
            <text:p>50%</text:p>
          </table:table-cell>
          <table:table-cell table:style-name="ce26" table:formula="of:=[.M19]/([.L19]+[.M19]+[.N19])" office:value-type="percentage" office:value="0.222222222222222" calcext:value-type="percentage">
            <text:p>22%</text:p>
          </table:table-cell>
          <table:table-cell table:style-name="ce26" table:formula="of:=[.N19]/([.L19]+[.M19]+[.N19])" office:value-type="percentage" office:value="0.277777777777778" calcext:value-type="percentage">
            <text:p>28%</text:p>
          </table:table-cell>
          <table:table-cell table:style-name="ce26" table:formula="of:=[.O19]/([.O19]+[.P19]+[.Q19])" office:value-type="percentage" office:value="0.25" calcext:value-type="percentage">
            <text:p>25%</text:p>
          </table:table-cell>
          <table:table-cell table:style-name="ce26" table:formula="of:=[.P19]/([.O19]+[.P19]+[.Q19])" office:value-type="percentage" office:value="0.125" calcext:value-type="percentage">
            <text:p>13%</text:p>
          </table:table-cell>
          <table:table-cell table:style-name="ce26" table:formula="of:=[.Q19]/([.O19]+[.P19]+[.Q19])" office:value-type="percentage" office:value="0.625" calcext:value-type="percentage">
            <text:p>63%</text:p>
          </table:table-cell>
          <table:table-cell table:style-name="ce26" table:formula="of:=[.R19]/([.R19]+[.S19]+[.T19])" office:value-type="percentage" office:value="0.333333333333333" calcext:value-type="percentage">
            <text:p>33%</text:p>
          </table:table-cell>
          <table:table-cell table:style-name="ce26" table:formula="of:=[.S19]/([.R19]+[.S19]+[.T19])" office:value-type="percentage" office:value="0.333333333333333" calcext:value-type="percentage">
            <text:p>33%</text:p>
          </table:table-cell>
          <table:table-cell table:style-name="ce26" table:formula="of:=[.T19]/([.R19]+[.S19]+[.T19])" office:value-type="percentage" office:value="0.333333333333333" calcext:value-type="percentage">
            <text:p>33%</text:p>
          </table:table-cell>
          <table:table-cell table:style-name="ce26" table:formula="of:=[.U19]/([.U19]+[.V19]+[.W19])" office:value-type="percentage" office:value="0.111111111111111" calcext:value-type="percentage">
            <text:p>11%</text:p>
          </table:table-cell>
          <table:table-cell table:style-name="ce26" table:formula="of:=[.V19]/([.U19]+[.V19]+[.W19])" office:value-type="percentage" office:value="0.333333333333333" calcext:value-type="percentage">
            <text:p>33%</text:p>
          </table:table-cell>
          <table:table-cell table:style-name="ce26" table:formula="of:=[.W19]/([.U19]+[.V19]+[.W19])" office:value-type="percentage" office:value="0.555555555555556" calcext:value-type="percentage">
            <text:p>56%</text:p>
          </table:table-cell>
          <table:table-cell table:style-name="ce26" table:formula="of:=[.X19]/([.X19]+[.Y19]+[.Z19])" office:value-type="percentage" office:value="0.722222222222222" calcext:value-type="percentage">
            <text:p>72%</text:p>
          </table:table-cell>
          <table:table-cell table:style-name="ce26" table:formula="of:=[.Y19]/([.X19]+[.Y19]+[.Z19])" office:value-type="percentage" office:value="0.222222222222222" calcext:value-type="percentage">
            <text:p>22%</text:p>
          </table:table-cell>
          <table:table-cell table:style-name="ce40" table:formula="of:=[.Z19]/([.X19]+[.Y19]+[.Z19])" office:value-type="percentage" office:value="0.0555555555555556" calcext:value-type="percentage">
            <text:p>6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27" table:formula="of:=[.C20]/([.C20]+[.D20]+[.E20])" office:value-type="percentage" office:value="1" calcext:value-type="percentage">
            <text:p>100%</text:p>
          </table:table-cell>
          <table:table-cell table:style-name="ce27" table:formula="of:=[.D20]/([.C20]+[.D20]+[.E20])" office:value-type="percentage" office:value="0" calcext:value-type="percentage">
            <text:p>0%</text:p>
          </table:table-cell>
          <table:table-cell table:style-name="ce27" table:formula="of:=[.E20]/([.C20]+[.D20]+[.E20])" office:value-type="percentage" office:value="0" calcext:value-type="percentage">
            <text:p>0%</text:p>
          </table:table-cell>
          <table:table-cell table:style-name="ce27" table:formula="of:=[.F20]/([.F20]+[.G20]+[.H20])" office:value-type="percentage" office:value="1" calcext:value-type="percentage">
            <text:p>100%</text:p>
          </table:table-cell>
          <table:table-cell table:style-name="ce27" table:formula="of:=[.G20]/([.F20]+[.G20]+[.H20])" office:value-type="percentage" office:value="0" calcext:value-type="percentage">
            <text:p>0%</text:p>
          </table:table-cell>
          <table:table-cell table:style-name="ce27" table:formula="of:=[.H20]/([.F20]+[.G20]+[.H20])" office:value-type="percentage" office:value="0" calcext:value-type="percentage">
            <text:p>0%</text:p>
          </table:table-cell>
          <table:table-cell table:style-name="ce27" table:formula="of:=[.I20]/([.I20]+[.J20]+[.K20])" office:value-type="percentage" office:value="1" calcext:value-type="percentage">
            <text:p>100%</text:p>
          </table:table-cell>
          <table:table-cell table:style-name="ce27" table:formula="of:=[.J20]/([.I20]+[.J20]+[.K20])" office:value-type="percentage" office:value="0" calcext:value-type="percentage">
            <text:p>0%</text:p>
          </table:table-cell>
          <table:table-cell table:style-name="ce27" table:formula="of:=[.K20]/([.I20]+[.J20]+[.K20])" office:value-type="percentage" office:value="0" calcext:value-type="percentage">
            <text:p>0%</text:p>
          </table:table-cell>
          <table:table-cell table:style-name="ce27" table:formula="of:=[.L20]/([.L20]+[.M20]+[.N20])" office:value-type="percentage" office:value="1" calcext:value-type="percentage">
            <text:p>100%</text:p>
          </table:table-cell>
          <table:table-cell table:style-name="ce27" table:formula="of:=[.M20]/([.L20]+[.M20]+[.N20])" office:value-type="percentage" office:value="0" calcext:value-type="percentage">
            <text:p>0%</text:p>
          </table:table-cell>
          <table:table-cell table:style-name="ce27" table:formula="of:=[.N20]/([.L20]+[.M20]+[.N20])" office:value-type="percentage" office:value="0" calcext:value-type="percentage">
            <text:p>0%</text:p>
          </table:table-cell>
          <table:table-cell table:style-name="ce27" table:formula="of:=[.O20]/([.O20]+[.P20]+[.Q20])" office:value-type="percentage" office:value="1" calcext:value-type="percentage">
            <text:p>100%</text:p>
          </table:table-cell>
          <table:table-cell table:style-name="ce27" table:formula="of:=[.P20]/([.O20]+[.P20]+[.Q20])" office:value-type="percentage" office:value="0" calcext:value-type="percentage">
            <text:p>0%</text:p>
          </table:table-cell>
          <table:table-cell table:style-name="ce27" table:formula="of:=[.Q20]/([.O20]+[.P20]+[.Q20])" office:value-type="percentage" office:value="0" calcext:value-type="percentage">
            <text:p>0%</text:p>
          </table:table-cell>
          <table:table-cell table:style-name="ce27" table:formula="of:=[.R20]/([.R20]+[.S20]+[.T20])" office:value-type="percentage" office:value="1" calcext:value-type="percentage">
            <text:p>100%</text:p>
          </table:table-cell>
          <table:table-cell table:style-name="ce27" table:formula="of:=[.S20]/([.R20]+[.S20]+[.T20])" office:value-type="percentage" office:value="0" calcext:value-type="percentage">
            <text:p>0%</text:p>
          </table:table-cell>
          <table:table-cell table:style-name="ce27" table:formula="of:=[.T20]/([.R20]+[.S20]+[.T20])" office:value-type="percentage" office:value="0" calcext:value-type="percentage">
            <text:p>0%</text:p>
          </table:table-cell>
          <table:table-cell table:style-name="ce27" table:formula="of:=[.U20]/([.U20]+[.V20]+[.W20])" office:value-type="percentage" office:value="1" calcext:value-type="percentage">
            <text:p>100%</text:p>
          </table:table-cell>
          <table:table-cell table:style-name="ce27" table:formula="of:=[.V20]/([.U20]+[.V20]+[.W20])" office:value-type="percentage" office:value="0" calcext:value-type="percentage">
            <text:p>0%</text:p>
          </table:table-cell>
          <table:table-cell table:style-name="ce27" table:formula="of:=[.W20]/([.U20]+[.V20]+[.W20])" office:value-type="percentage" office:value="0" calcext:value-type="percentage">
            <text:p>0%</text:p>
          </table:table-cell>
          <table:table-cell table:style-name="ce27" table:formula="of:=[.X20]/([.X20]+[.Y20]+[.Z20])" office:value-type="percentage" office:value="1" calcext:value-type="percentage">
            <text:p>100%</text:p>
          </table:table-cell>
          <table:table-cell table:style-name="ce27" table:formula="of:=[.Y20]/([.X20]+[.Y20]+[.Z20])" office:value-type="percentage" office:value="0" calcext:value-type="percentage">
            <text:p>0%</text:p>
          </table:table-cell>
          <table:table-cell table:style-name="ce41" table:formula="of:=[.Z20]/([.X20]+[.Y20]+[.Z20])" office:value-type="percentage" office:value="0" calcext:value-type="percentage">
            <text:p>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2">
          <table:table-cell table:number-columns-repeated="27"/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Statistics of 3% Trial</text:p>
          </table:table-cell>
          <table:covered-table-cell table:style-name="ce6"/>
          <table:covered-table-cell table:style-name="ce10"/>
          <table:table-cell table:number-columns-repeated="22"/>
          <table:table-cell office:value-type="float" office:value="0.56" calcext:value-type="float">
            <text:p>0.56</text:p>
          </table:table-cell>
          <table:table-cell table:number-columns-repeated="3" office:value-type="float" office:value="0.33" calcext:value-type="float">
            <text:p>0.33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42" office:value-type="string" calcext:value-type="string">
            <text:p>Mean in 3% MCH</text:p>
          </table:table-cell>
          <table:table-cell table:style-name="ce6" office:value-type="string" calcext:value-type="string">
            <text:p>Mean in 5% MCH</text:p>
          </table:table-cell>
          <table:table-cell table:style-name="ce48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20"/>
          <table:table-cell table:number-columns-repeated="2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Pre-conditioning</text:p>
          </table:table-cell>
          <table:table-cell table:style-name="ce3" table:formula="of:=([.E11]+[.H11]+[.K11]+[.N11]+[.Q11]+[.T11]+[.Z11]+[.Z24]+[.W24]+[.T24]+[.Q24]+[.N24]+[.K24]+[.H24]+[.E24])/15" office:value-type="percentage" office:value="0.451851851851852" calcext:value-type="percentage">
            <text:p>45.19%</text:p>
          </table:table-cell>
          <table:table-cell table:style-name="ce43" table:formula="of:=([.C11]+[.F11]+[.I11]+[.L11]+[.O11]+[.R11]+[.X11]+[.X24]+[.U24]+[.R24]+[.O24]+[.L24]+[.I24]+[.F24]+[.C24])/15" office:value-type="percentage" office:value="0.362962962962963" calcext:value-type="percentage">
            <text:p>36.30%</text:p>
          </table:table-cell>
          <table:table-cell table:style-name="ce32" table:formula="of:=1-([.C30]+[.D30])" office:value-type="percentage" office:value="0.185185185185185" calcext:value-type="percentage">
            <text:p>18.52%</text:p>
          </table:table-cell>
          <table:table-cell table:style-name="ce33" table:formula="of:=STDEV([.E11];[.H11];[.K11];[.N11];[.Q11];[.T11];[.Z11];[.Z24];[.W24];[.T24];[.Q24];[.N24];[.K24];[.H24];[.E24])/SQRT(15)" office:value-type="percentage" office:value="0.0850124773265394" calcext:value-type="percentage">
            <text:p>8.50%</text:p>
          </table:table-cell>
          <table:table-cell table:style-name="ce35" table:formula="of:=STDEV([.C11];[.F11];[.I11];[.L11];[.O11];[.R11];[.X11];[.X24];[.U24];[.R24];[.O24];[.L24];[.I24];[.F24];[.C24])/SQRT(15)" office:value-type="percentage" office:value="0.0800254711557868" calcext:value-type="percentage">
            <text:p>8.00%</text:p>
          </table:table-cell>
          <table:table-cell table:number-columns-repeated="20"/>
          <table:table-cell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Immediate Post-conditioning</text:p>
          </table:table-cell>
          <table:table-cell table:style-name="ce3" table:formula="of:=([.E12]+[.H12]+[.K12]+[.N12]+[.Q12]+[.T12]+[.Z12]+[.Z25]+[.W25]+[.T25]+[.Q25]+[.N25]+[.K25]+[.H25]+[.E25])/15" office:value-type="percentage" office:value="0.324747735351451" calcext:value-type="percentage">
            <text:p>32.47%</text:p>
          </table:table-cell>
          <table:table-cell table:style-name="ce43" table:formula="of:=([.C12]+[.F12]+[.I12]+[.L12]+[.O12]+[.R12]+[.X12]+[.X25]+[.U25]+[.R25]+[.O25]+[.L25]+[.I25]+[.F25]+[.C25])/15" office:value-type="percentage" office:value="0.397872950349731" calcext:value-type="percentage">
            <text:p>39.79%</text:p>
          </table:table-cell>
          <table:table-cell table:style-name="ce32" table:formula="of:=1-([.C31]+[.D31])" office:value-type="percentage" office:value="0.277379314298819" calcext:value-type="percentage">
            <text:p>27.74%</text:p>
          </table:table-cell>
          <table:table-cell table:style-name="ce33" table:formula="of:=STDEV([.E12];[.H12];[.K12];[.N12];[.Q12];[.T12];[.Z12];[.Z25];[.W25];[.T25];[.Q25];[.N25];[.K25];[.H25];[.E25])/SQRT(15)" office:value-type="percentage" office:value="0.0399587113478839" calcext:value-type="percentage">
            <text:p>4.00%</text:p>
          </table:table-cell>
          <table:table-cell table:style-name="ce35" table:formula="of:=STDEV([.C12];[.F12];[.I12];[.L12];[.O12];[.R12];[.X12];[.X25];[.U25];[.R25];[.O25];[.L25];[.I25];[.F25];[.C25])/SQRT(15)" office:value-type="percentage" office:value="0.0458383154695252" calcext:value-type="percentage">
            <text:p>4.58%</text:p>
          </table:table-cell>
          <table:table-cell table:number-columns-repeated="19"/>
          <table:table-cell table:style-name="ce47" office:value-type="string" calcext:value-type="string">
            <text:p>One- tailed Paired T-Test</text:p>
          </table:table-cell>
          <table:table-cell/>
          <table:table-cell table:formula="of:=COM.MICROSOFT.T.TEST([.AB10:.AB30];[.AC10:.AC30];1;1)" office:value-type="float" office:value="0.095974172937532" calcext:value-type="float">
            <text:p>0.0959741729</text:p>
          </table:table-cell>
          <table:table-cell/>
          <table:table-cell table:formula="of:=COM.MICROSOFT.T.TEST([.AD10:.AD30];[.AE10:.AE30];1;1)" office:value-type="float" office:value="0.354287801612066" calcext:value-type="float">
            <text:p>0.3542878016</text:p>
          </table:table-cell>
          <table:table-cell table:number-columns-repeated="17"/>
        </table:table-row>
        <table:table-row table:style-name="ro2">
          <table:table-cell/>
          <table:table-cell table:style-name="ce22" office:value-type="string" calcext:value-type="string">
            <text:p>After 10 min delay</text:p>
          </table:table-cell>
          <table:table-cell table:style-name="ce4" table:formula="of:=([.E13]+[.H13]+[.K13]+[.N13]+[.Q13]+[.T13]+[.Z13]+[.Z26]+[.W26]+[.T26]+[.Q26]+[.N26]+[.K26]+[.H26]+[.E26])/15" office:value-type="percentage" office:value="0" calcext:value-type="percentage">
            <text:p>0.00%</text:p>
          </table:table-cell>
          <table:table-cell table:style-name="ce31" table:formula="of:=([.C13]+[.F13]+[.I13]+[.L13]+[.O13]+[.R13]+[.X13]+[.X26]+[.U26]+[.R26]+[.O26]+[.L26]+[.I26]+[.F26]+[.C26])/15" office:value-type="percentage" office:value="1" calcext:value-type="percentage">
            <text:p>100.00%</text:p>
          </table:table-cell>
          <table:table-cell table:style-name="ce11" table:formula="of:=1-([.C32]+[.D32])" office:value-type="percentage" office:value="0" calcext:value-type="percentage">
            <text:p>0.00%</text:p>
          </table:table-cell>
          <table:table-cell table:style-name="ce34" table:formula="of:=STDEV([.E13];[.H13];[.K13];[.N13];[.Q13];[.T13];[.Z13];[.Z26];[.W26];[.T26];[.Q26];[.N26];[.K26];[.H26];[.E26])/SQRT(15)" office:value-type="percentage" office:value="0" calcext:value-type="percentage">
            <text:p>0.00%</text:p>
          </table:table-cell>
          <table:table-cell table:style-name="ce36" table:formula="of:=STDEV([.C13];[.F13];[.I13];[.L13];[.O13];[.R13];[.X13];[.X26];[.U26];[.R26];[.O26];[.L26];[.I26];[.F26];[.C26])/SQRT(15)" office:value-type="percentage" office:value="0" calcext:value-type="percentage">
            <text:p>0.00%</text:p>
          </table:table-cell>
          <table:table-cell table:number-columns-repeated="19"/>
          <table:table-cell table:style-name="ce47" office:value-type="string" calcext:value-type="string">
            <text:p>Alpha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24"/>
          <table:table-cell table:style-name="ce47" office:value-type="string" calcext:value-type="string">
            <text:p>degrees of freedom</text:p>
          </table:table-cell>
          <table:table-cell table:number-columns-repeated="21"/>
        </table:table-row>
        <table:table-row table:style-name="ro2" table:number-rows-repeated="48">
          <table:table-cell/>
          <table:table-cell table:style-name="Default"/>
          <table:table-cell table:number-columns-repeated="46"/>
        </table:table-row>
        <table:table-row table:style-name="ro2" table:number-rows-repeated="1048494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Analysis" table:style-name="ta1">
        <table:shapes>
          <draw:frame draw:z-index="0" draw:style-name="gr1" draw:text-style-name="P1" svg:width="507.17pt" svg:height="255.09pt" svg:x="442.97pt" svg:y="215.69pt">
            <loext:p draw:notify-on-update-of-ranges="Analysis.A14:Analysis.A15 Analysis.B11:Analysis.B11 Analysis.B14:Analysis.B15 Analysis.E14:Analysis.E15 Analysis.F14:Analysis.F15 Analysis.C11:Analysis.C11 Analysis.C14:Analysis.C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1024" table:default-cell-style-name="ce21"/>
        <table:table-row table:style-name="ro2">
          <table:table-cell/>
          <table:table-cell table:style-name="ce1" office:value-type="string" calcext:value-type="string" table:number-columns-spanned="3" table:number-rows-spanned="1">
            <text:p>Statistics of 5% Training</text:p>
          </table:table-cell>
          <table:covered-table-cell table:style-name="ce6"/>
          <table:covered-table-cell table:style-name="ce10"/>
          <table:table-cell table:style-name="Default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Mean in 3% MCH</text:p>
          </table:table-cell>
          <table:table-cell table:style-name="ce10" office:value-type="string" calcext:value-type="string">
            <text:p>Mean in 5% MCH</text:p>
          </table:table-cell>
          <table:table-cell table:style-name="ce11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5% Pre-conditioning</text:p>
          </table:table-cell>
          <table:table-cell table:style-name="ce28" office:value-type="percentage" office:value="0.425925925925926" calcext:value-type="percentage">
            <text:p>42.59%</text:p>
          </table:table-cell>
          <table:table-cell table:style-name="ce29" office:value-type="percentage" office:value="0.328888888888889" calcext:value-type="percentage">
            <text:p>32.89%</text:p>
          </table:table-cell>
          <table:table-cell table:style-name="ce44" office:value-type="percentage" office:value="0.245185185185185" calcext:value-type="percentage">
            <text:p>24.52%</text:p>
          </table:table-cell>
          <table:table-cell table:style-name="ce45" office:value-type="percentage" office:value="0.0684648724640077" calcext:value-type="percentage">
            <text:p>6.85%</text:p>
          </table:table-cell>
          <table:table-cell table:style-name="ce46" office:value-type="percentage" office:value="0.0609815847146434" calcext:value-type="percentage">
            <text:p>6.10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5% Immediate Post-conditioning</text:p>
          </table:table-cell>
          <table:table-cell table:style-name="ce3" office:value-type="percentage" office:value="0.414814814814815" calcext:value-type="percentage">
            <text:p>41.48%</text:p>
          </table:table-cell>
          <table:table-cell table:style-name="ce43" office:value-type="percentage" office:value="0.359259259259259" calcext:value-type="percentage">
            <text:p>35.93%</text:p>
          </table:table-cell>
          <table:table-cell table:style-name="ce32" office:value-type="percentage" office:value="0.225925925925926" calcext:value-type="percentage">
            <text:p>22.59%</text:p>
          </table:table-cell>
          <table:table-cell table:style-name="ce33" office:value-type="percentage" office:value="0.0490553523238064" calcext:value-type="percentage">
            <text:p>4.91%</text:p>
          </table:table-cell>
          <table:table-cell table:style-name="ce35" office:value-type="percentage" office:value="0.0429875864485706" calcext:value-type="percentage">
            <text:p>4.30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Statistics of 3% Trial</text:p>
          </table:table-cell>
          <table:covered-table-cell table:style-name="ce6"/>
          <table:covered-table-cell table:style-name="ce10"/>
          <table:table-cell table:style-name="Default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Mean in 3% MCH</text:p>
          </table:table-cell>
          <table:table-cell table:style-name="ce6" office:value-type="string" calcext:value-type="string">
            <text:p>Mean in 5% MCH</text:p>
          </table:table-cell>
          <table:table-cell table:style-name="ce48" office:value-type="string" calcext:value-type="string">
            <text:p>Mean in 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3% Pre-conditioning</text:p>
          </table:table-cell>
          <table:table-cell table:style-name="ce3" office:value-type="percentage" office:value="0.451851851851852" calcext:value-type="percentage">
            <text:p>45.19%</text:p>
          </table:table-cell>
          <table:table-cell table:style-name="ce43" office:value-type="percentage" office:value="0.362962962962963" calcext:value-type="percentage">
            <text:p>36.30%</text:p>
          </table:table-cell>
          <table:table-cell table:style-name="ce32" office:value-type="percentage" office:value="0.185185185185185" calcext:value-type="percentage">
            <text:p>18.52%</text:p>
          </table:table-cell>
          <table:table-cell table:style-name="ce33" office:value-type="percentage" office:value="0.0850124773265394" calcext:value-type="percentage">
            <text:p>8.50%</text:p>
          </table:table-cell>
          <table:table-cell table:style-name="ce35" office:value-type="percentage" office:value="0.0800254711557868" calcext:value-type="percentage">
            <text:p>8.00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3% Immediate Post-conditioning</text:p>
          </table:table-cell>
          <table:table-cell table:style-name="ce3" office:value-type="percentage" office:value="0.324747735351451" calcext:value-type="percentage">
            <text:p>32.47%</text:p>
          </table:table-cell>
          <table:table-cell table:style-name="ce43" office:value-type="percentage" office:value="0.397872950349731" calcext:value-type="percentage">
            <text:p>39.79%</text:p>
          </table:table-cell>
          <table:table-cell table:style-name="ce32" office:value-type="percentage" office:value="0.277379314298819" calcext:value-type="percentage">
            <text:p>27.74%</text:p>
          </table:table-cell>
          <table:table-cell table:style-name="ce33" office:value-type="percentage" office:value="0.0399587113478839" calcext:value-type="percentage">
            <text:p>4.00%</text:p>
          </table:table-cell>
          <table:table-cell table:style-name="ce35" office:value-type="percentage" office:value="0.0458383154695252" calcext:value-type="percentage">
            <text:p>4.58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 then 3 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42" office:value-type="string" calcext:value-type="string">
            <text:p>3% MCH</text:p>
          </table:table-cell>
          <table:table-cell table:style-name="ce10" office:value-type="string" calcext:value-type="string">
            <text:p>5% MCH</text:p>
          </table:table-cell>
          <table:table-cell table:style-name="ce11" office:value-type="string" calcext:value-type="string">
            <text:p>Choice Zone</text:p>
          </table:table-cell>
          <table:table-cell table:style-name="ce22" office:value-type="string" calcext:value-type="string">
            <text:p>SEM 3%</text:p>
          </table:table-cell>
          <table:table-cell table:style-name="ce22" office:value-type="string" calcext:value-type="string">
            <text:p>SEM 5%</text:p>
          </table:table-cell>
          <table:table-cell table:style-name="ce49" office:value-type="string" calcext:value-type="string">
            <text:p>paired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Pre-conditioning</text:p>
          </table:table-cell>
          <table:table-cell table:style-name="ce28" office:value-type="percentage" office:value="0.425925925925926" calcext:value-type="percentage">
            <text:p>42.59%</text:p>
          </table:table-cell>
          <table:table-cell table:style-name="ce29" office:value-type="percentage" office:value="0.328888888888889" calcext:value-type="percentage">
            <text:p>32.89%</text:p>
          </table:table-cell>
          <table:table-cell table:style-name="ce44" office:value-type="percentage" office:value="0.245185185185185" calcext:value-type="percentage">
            <text:p>24.52%</text:p>
          </table:table-cell>
          <table:table-cell table:style-name="ce45" office:value-type="percentage" office:value="0.0684648724640077" calcext:value-type="percentage">
            <text:p>6.85%</text:p>
          </table:table-cell>
          <table:table-cell table:style-name="ce46" office:value-type="percentage" office:value="0.0609815847146434" calcext:value-type="percentage">
            <text:p>6.10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ost-conditioning</text:p>
          </table:table-cell>
          <table:table-cell table:style-name="ce3" office:value-type="percentage" office:value="0.414814814814815" calcext:value-type="percentage">
            <text:p>41.48%</text:p>
          </table:table-cell>
          <table:table-cell table:style-name="ce43" office:value-type="percentage" office:value="0.359259259259259" calcext:value-type="percentage">
            <text:p>35.93%</text:p>
          </table:table-cell>
          <table:table-cell table:style-name="ce32" office:value-type="percentage" office:value="0.225925925925926" calcext:value-type="percentage">
            <text:p>22.59%</text:p>
          </table:table-cell>
          <table:table-cell table:style-name="ce33" office:value-type="percentage" office:value="0.0490553523238064" calcext:value-type="percentage">
            <text:p>4.91%</text:p>
          </table:table-cell>
          <table:table-cell table:style-name="ce35" office:value-type="percentage" office:value="0.0429875864485706" calcext:value-type="percentage">
            <text:p>4.30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re-conditioning</text:p>
          </table:table-cell>
          <table:table-cell table:style-name="ce3" office:value-type="percentage" office:value="0.451851851851852" calcext:value-type="percentage">
            <text:p>45.19%</text:p>
          </table:table-cell>
          <table:table-cell table:style-name="ce43" office:value-type="percentage" office:value="0.362962962962963" calcext:value-type="percentage">
            <text:p>36.30%</text:p>
          </table:table-cell>
          <table:table-cell table:style-name="ce32" office:value-type="percentage" office:value="0.185185185185185" calcext:value-type="percentage">
            <text:p>18.52%</text:p>
          </table:table-cell>
          <table:table-cell table:style-name="ce33" office:value-type="percentage" office:value="0.0850124773265394" calcext:value-type="percentage">
            <text:p>8.50%</text:p>
          </table:table-cell>
          <table:table-cell table:style-name="ce35" office:value-type="percentage" office:value="0.0800254711557868" calcext:value-type="percentage">
            <text:p>8.00%</text:p>
          </table:table-cell>
          <table:table-cell table:number-columns-repeated="1018"/>
        </table:table-row>
        <table:table-row table:style-name="ro2">
          <table:table-cell table:style-name="ce22" office:value-type="string" calcext:value-type="string">
            <text:p>Post-conditioning</text:p>
          </table:table-cell>
          <table:table-cell table:style-name="ce3" office:value-type="percentage" office:value="0.324747735351451" calcext:value-type="percentage">
            <text:p>32.47%</text:p>
          </table:table-cell>
          <table:table-cell table:style-name="ce43" office:value-type="percentage" office:value="0.397872950349731" calcext:value-type="percentage">
            <text:p>39.79%</text:p>
          </table:table-cell>
          <table:table-cell table:style-name="ce32" office:value-type="percentage" office:value="0.277379314298819" calcext:value-type="percentage">
            <text:p>27.74%</text:p>
          </table:table-cell>
          <table:table-cell table:style-name="ce33" office:value-type="percentage" office:value="0.0399587113478839" calcext:value-type="percentage">
            <text:p>4.00%</text:p>
          </table:table-cell>
          <table:table-cell table:style-name="ce35" office:value-type="percentage" office:value="0.0458383154695252" calcext:value-type="percentage">
            <text:p>4.58%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56:18.5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9:15:14.998000000</meta:creation-date>
    <dc:date>2016-08-18T11:59:43.933000000</dc:date>
    <meta:editing-duration>PT8H56M7S</meta:editing-duration>
    <meta:editing-cycles>37</meta:editing-cycles>
    <meta:generator>LibreOffice/5.1.3.2$Windows_X86_64 LibreOffice_project/644e4637d1d8544fd9f56425bd6cec110e49301b</meta:generator>
    <meta:document-statistic meta:table-count="8" meta:cell-count="267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94cm" xlink:href="." xlink:type="simple" chart:class="chart:bar" chart:style-name="ch1">
        <chart:legend chart:legend-position="end" svg:x="12.22cm" svg:y="3.949cm" style:legend-expansion="high" chart:style-name="ch2"/>
        <chart:plot-area chart:style-name="ch3" chart:data-source-has-labels="both" svg:x="0.319cm" svg:y="0.179cm" svg:width="11.582cm" svg:height="8.636cm">
          <chartooo:coordinate-region svg:x="0.755cm" svg:y="0.179cm" svg:width="10.906cm" svg:height="7.989cm"/>
          <chart:axis chart:dimension="x" chart:name="primary-x" chart:style-name="ch4" chartooo:axis-type="text"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series chart:style-name="ch8" chart:values-cell-range-address="local-table.$B$3:.$J$3" chart:label-cell-address="local-table.$A$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ean for 3% MCH</text:p>
                <text:list>
                  <text:list-item>
                    <text:p>Mean for 3% M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96428571428571">
                <text:p>0.496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083333333333">
                <text:p>0.6020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Mean for 5% MCH</text:p>
                <text:list>
                  <text:list-item>
                    <text:p>Mean for 5% M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03571428571429">
                <text:p>0.5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16666666667">
                <text:p>0.3979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">
                <text:p>0.3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'%_occupancy_5%'.F30:'%_occupancy_5%'.F31" chart:error-lower-range="'%_occupancy_5%'.F30:'%_occupancy_5%'.F3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%_occupancy_5%'.F30:'%_occupancy_5%'.F31" chart:error-lower-range="'%_occupancy_5%'.F30:'%_occupancy_5%'.F31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'%_occupancy_5%'.G30:'%_occupancy_5%'.G31" chart:error-lower-range="'%_occupancy_5%'.G30:'%_occupancy_5%'.G31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%_occupancy_5%'.G30:'%_occupancy_5%'.G31" chart:error-lower-range="'%_occupancy_5%'.G30:'%_occupancy_5%'.G3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58cm" svg:height="8.994cm" xlink:href=".." xlink:type="simple" chart:class="chart:bar" chart:style-name="ch1">
        <chart:legend chart:legend-position="end" svg:x="15.875cm" svg:y="3.7cm" style:legend-expansion="high" chart:style-name="ch2"/>
        <chart:plot-area chart:style-name="ch3" table:cell-range-address="'%_occupancy_5%'.B29:'%_occupancy_5%'.E31" chart:data-source-has-labels="both" svg:x="0.395cm" svg:y="0.178cm" svg:width="15.229cm" svg:height="8.634cm">
          <chartooo:coordinate-region svg:x="4.985cm" svg:y="0.178cm" svg:width="9.963cm" svg:height="7.987cm"/>
          <chart:axis chart:dimension="x" chart:name="primary-x" chart:style-name="ch4" chartooo:axis-type="auto">
            <chartooo:date-scale/>
            <chart:categories table:cell-range-address="'%_occupancy_5%'.B30:'%_occupancy_5%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_occupancy_5%'.C30:'%_occupancy_5%'.C31" chart:label-cell-address="'%_occupancy_5%'.C29:'%_occupancy_5%'.C29" chart:class="chart:bar">
            <chart:error-indicator chart:style-name="ch8" chart:dimension="y"/>
            <chart:data-point chart:repeated="2"/>
          </chart:series>
          <chart:series chart:style-name="ch9" chart:values-cell-range-address="'%_occupancy_5%'.D30:'%_occupancy_5%'.D31" chart:label-cell-address="'%_occupancy_5%'.D29:'%_occupancy_5%'.D29" chart:class="chart:bar">
            <chart:error-indicator chart:style-name="ch10" chart:dimension="y"/>
            <chart:data-point chart:repeated="2"/>
          </chart:series>
          <chart:series chart:style-name="ch11" chart:values-cell-range-address="'%_occupancy_5%'.E30:'%_occupancy_5%'.E31" chart:label-cell-address="'%_occupancy_5%'.E29:'%_occupancy_5%'.E2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  <draw:g>
                  <svg:desc>'%_occupancy_5%'.C29:'%_occupancy_5%'.C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Mean in 5% MCH</text:p>
                <draw:g>
                  <svg:desc>'%_occupancy_5%'.D29:'%_occupancy_5%'.D2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ean in Choice Zone</text:p>
                <draw:g>
                  <svg:desc>'%_occupancy_5%'.E29:'%_occupancy_5%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'%_occupancy_5%'.B30:'%_occupancy_5%'.B31</svg:desc>
                </draw:g>
              </table:table-cell>
              <table:table-cell office:value-type="float" office:value="0.425925925925926">
                <text:p>0.425925925925926</text:p>
                <draw:g>
                  <svg:desc>'%_occupancy_5%'.C30:'%_occupancy_5%'.C31</svg:desc>
                </draw:g>
              </table:table-cell>
              <table:table-cell office:value-type="float" office:value="0.0684648724640077">
                <text:p>0.0684648724640077</text:p>
                <draw:g>
                  <svg:desc>'%_occupancy_5%'.F30:'%_occupancy_5%'.F31</svg:desc>
                </draw:g>
              </table:table-cell>
              <table:table-cell office:value-type="float" office:value="0.0684648724640077">
                <text:p>0.0684648724640077</text:p>
                <draw:g>
                  <svg:desc>'%_occupancy_5%'.F30:'%_occupancy_5%'.F31</svg:desc>
                </draw:g>
              </table:table-cell>
              <table:table-cell office:value-type="float" office:value="0.328888888888889">
                <text:p>0.328888888888889</text:p>
                <draw:g>
                  <svg:desc>'%_occupancy_5%'.D30:'%_occupancy_5%'.D31</svg:desc>
                </draw:g>
              </table:table-cell>
              <table:table-cell office:value-type="float" office:value="0.0609815847146434">
                <text:p>0.0609815847146434</text:p>
                <draw:g>
                  <svg:desc>'%_occupancy_5%'.G30:'%_occupancy_5%'.G31</svg:desc>
                </draw:g>
              </table:table-cell>
              <table:table-cell office:value-type="float" office:value="0.0609815847146434">
                <text:p>0.0609815847146434</text:p>
                <draw:g>
                  <svg:desc>'%_occupancy_5%'.G30:'%_occupancy_5%'.G31</svg:desc>
                </draw:g>
              </table:table-cell>
              <table:table-cell office:value-type="float" office:value="0.245185185185185">
                <text:p>0.245185185185185</text:p>
                <draw:g>
                  <svg:desc>'%_occupancy_5%'.E30:'%_occupancy_5%'.E31</svg:desc>
                </draw:g>
              </table:table-cell>
            </table:table-row>
            <table:table-row>
              <table:table-cell office:value-type="string">
                <text:p>Immediate Post-conditioning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225925925925926">
                <text:p>0.225925925925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error-category="cell-range" chart:error-upper-range="'%_occupancy_3%'.F30:'%_occupancy_3%'.F31" chart:error-lower-range="'%_occupancy_3%'.F30:'%_occupancy_3%'.F3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%_occupancy_3%'.F30:'%_occupancy_3%'.F31" chart:error-lower-range="'%_occupancy_3%'.F30:'%_occupancy_3%'.F31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1">
      <style:chart-properties chart:link-data-style-to-source="true" chart:error-category="cell-range" chart:error-upper-range="'%_occupancy_3%'.G30:'%_occupancy_3%'.G31" chart:error-lower-range="'%_occupancy_3%'.G30:'%_occupancy_3%'.G31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%_occupancy_3%'.G30:'%_occupancy_3%'.G31" chart:error-lower-range="'%_occupancy_3%'.G30:'%_occupancy_3%'.G3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92cm" svg:height="9cm" xlink:href=".." xlink:type="simple" chart:class="chart:bar" chart:style-name="ch1">
        <chart:legend chart:legend-position="end" svg:x="15.816cm" svg:y="3.464cm" style:legend-expansion="high" chart:style-name="ch2"/>
        <chart:plot-area chart:style-name="ch3" table:cell-range-address="'%_occupancy_3%'.B29:'%_occupancy_3%'.E31" chart:data-source-has-labels="both" svg:x="0.429cm" svg:y="0.18cm" svg:width="14.958cm" svg:height="8.64cm">
          <chartooo:coordinate-region svg:x="5.019cm" svg:y="0.18cm" svg:width="9.692cm" svg:height="7.993cm"/>
          <chart:axis chart:dimension="x" chart:name="primary-x" chart:style-name="ch4" chartooo:axis-type="auto">
            <chartooo:date-scale/>
            <chart:categories table:cell-range-address="'%_occupancy_3%'.B30:'%_occupancy_3%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_occupancy_3%'.C30:'%_occupancy_3%'.C31" chart:label-cell-address="'%_occupancy_3%'.C29:'%_occupancy_3%'.C29" chart:class="chart:bar">
            <chart:error-indicator chart:style-name="ch8" chart:dimension="y"/>
            <chart:data-point chart:repeated="2"/>
          </chart:series>
          <chart:series chart:style-name="ch9" chart:values-cell-range-address="'%_occupancy_3%'.D30:'%_occupancy_3%'.D31" chart:label-cell-address="'%_occupancy_3%'.D29:'%_occupancy_3%'.D29" chart:class="chart:bar">
            <chart:error-indicator chart:style-name="ch10" chart:dimension="y"/>
            <chart:data-point chart:repeated="2"/>
          </chart:series>
          <chart:series chart:style-name="ch11" chart:values-cell-range-address="'%_occupancy_3%'.E30:'%_occupancy_3%'.E31" chart:label-cell-address="'%_occupancy_3%'.E29:'%_occupancy_3%'.E2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in 3% MCH</text:p>
                <draw:g>
                  <svg:desc>'%_occupancy_3%'.C29:'%_occupancy_3%'.C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Mean in 5% MCH</text:p>
                <draw:g>
                  <svg:desc>'%_occupancy_3%'.D29:'%_occupancy_3%'.D2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ean in Choice Zone</text:p>
                <draw:g>
                  <svg:desc>'%_occupancy_3%'.E29:'%_occupancy_3%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'%_occupancy_3%'.B30:'%_occupancy_3%'.B31</svg:desc>
                </draw:g>
              </table:table-cell>
              <table:table-cell office:value-type="float" office:value="0.451851851851852">
                <text:p>0.451851851851852</text:p>
                <draw:g>
                  <svg:desc>'%_occupancy_3%'.C30:'%_occupancy_3%'.C31</svg:desc>
                </draw:g>
              </table:table-cell>
              <table:table-cell office:value-type="float" office:value="0.0850124773265394">
                <text:p>0.0850124773265394</text:p>
                <draw:g>
                  <svg:desc>'%_occupancy_3%'.F30:'%_occupancy_3%'.F31</svg:desc>
                </draw:g>
              </table:table-cell>
              <table:table-cell office:value-type="float" office:value="0.0850124773265394">
                <text:p>0.0850124773265394</text:p>
                <draw:g>
                  <svg:desc>'%_occupancy_3%'.F30:'%_occupancy_3%'.F31</svg:desc>
                </draw:g>
              </table:table-cell>
              <table:table-cell office:value-type="float" office:value="0.362962962962963">
                <text:p>0.362962962962963</text:p>
                <draw:g>
                  <svg:desc>'%_occupancy_3%'.D30:'%_occupancy_3%'.D31</svg:desc>
                </draw:g>
              </table:table-cell>
              <table:table-cell office:value-type="float" office:value="0.0800254711557868">
                <text:p>0.0800254711557868</text:p>
                <draw:g>
                  <svg:desc>'%_occupancy_3%'.G30:'%_occupancy_3%'.G31</svg:desc>
                </draw:g>
              </table:table-cell>
              <table:table-cell office:value-type="float" office:value="0.0800254711557868">
                <text:p>0.0800254711557868</text:p>
                <draw:g>
                  <svg:desc>'%_occupancy_3%'.G30:'%_occupancy_3%'.G31</svg:desc>
                </draw:g>
              </table:table-cell>
              <table:table-cell office:value-type="float" office:value="0.185185185185185">
                <text:p>0.185185185185185</text:p>
                <draw:g>
                  <svg:desc>'%_occupancy_3%'.E30:'%_occupancy_3%'.E31</svg:desc>
                </draw:g>
              </table:table-cell>
            </table:table-row>
            <table:table-row>
              <table:table-cell office:value-type="string">
                <text:p>Immediate 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397872950349731">
                <text:p>0.397872950349731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277379314298819">
                <text:p>0.277379314298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10">
      <style:chart-properties chart:link-data-style-to-source="true" chart:error-category="cell-range" chart:error-upper-range="Analysis.E12:Analysis.E13" chart:error-lower-range="Analysis.E12:Analysis.E13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nalysis.E12:Analysis.E13" chart:error-lower-range="Analysis.E12:Analysis.E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0011">
      <style:chart-properties chart:link-data-style-to-source="true" chart:error-category="cell-range" chart:error-upper-range="Analysis.F12:Analysis.F13" chart:error-lower-range="Analysis.F12:Analysis.F13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Analysis.F12:Analysis.F13" chart:error-lower-range="Analysis.F12:Analysis.F1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33cm" svg:height="9cm" xlink:href=".." xlink:type="simple" chart:class="chart:bar" chart:style-name="ch1">
        <chart:legend svg:x="0.401cm" svg:y="6.355cm" style:legend-expansion="custom" chartooo:width="3.703cm" chartooo:height="2.344cm" style:legend-expansion-aspect-ratio="1.57977815699659" chart:style-name="ch2"/>
        <chart:plot-area chart:style-name="ch3" table:cell-range-address="Analysis.A11:Analysis.D13" chart:data-source-has-labels="both" svg:x="1.005cm" svg:y="0.295cm" svg:width="17.537cm" svg:height="7.534cm">
          <chartooo:coordinate-region svg:x="5.119cm" svg:y="0.295cm" svg:width="12.76cm" svg:height="6.728cm"/>
          <chart:axis chart:dimension="x" chart:name="primary-x" chart:style-name="ch4" chartooo:axis-type="auto">
            <chartooo:date-scale/>
            <chart:categories table:cell-range-address="Analysis.A12:Analysis.A13"/>
          </chart:axis>
          <chart:axis chart:dimension="y" chart:name="primary-y" chart:style-name="ch5">
            <chart:title svg:x="7.918cm" svg:y="7.957cm" chart:style-name="ch6">
              <text:p>Mean Percentage Occupancy/%</text:p>
            </chart:title>
            <chart:grid chart:style-name="ch7" chart:class="major"/>
            <chart:grid chart:style-name="ch8" chart:class="minor"/>
          </chart:axis>
          <chart:series chart:style-name="ch9" chart:values-cell-range-address="Analysis.B12:Analysis.B13" chart:label-cell-address="Analysis.B11:Analysis.B11" chart:class="chart:bar">
            <chart:error-indicator chart:style-name="ch10" chart:dimension="y"/>
            <chart:data-point chart:repeated="2"/>
          </chart:series>
          <chart:series chart:style-name="ch11" chart:values-cell-range-address="Analysis.C12:Analysis.C13" chart:label-cell-address="Analysis.C11:Analysis.C11" chart:class="chart:bar">
            <chart:error-indicator chart:style-name="ch12" chart:dimension="y"/>
            <chart:data-point chart:repeated="2"/>
          </chart:series>
          <chart:series chart:style-name="ch13" chart:values-cell-range-address="Analysis.D12:Analysis.D13" chart:label-cell-address="Analysis.D11:Analysis.D1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% MCH</text:p>
                <draw:g>
                  <svg:desc>Analysis.B11:Analysis.B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5% MCH</text:p>
                <draw:g>
                  <svg:desc>Analysis.C11:Analysis.C1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hoice Zone</text:p>
                <draw:g>
                  <svg:desc>Analysis.D11:Analysis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A12:Analysis.A13</svg:desc>
                </draw:g>
              </table:table-cell>
              <table:table-cell office:value-type="float" office:value="0.425925925925926">
                <text:p>0.425925925925926</text:p>
                <draw:g>
                  <svg:desc>Analysis.B12:Analysis.B13</svg:desc>
                </draw:g>
              </table:table-cell>
              <table:table-cell office:value-type="float" office:value="0.0684648724640077">
                <text:p>0.0684648724640077</text:p>
                <draw:g>
                  <svg:desc>Analysis.E12:Analysis.E13</svg:desc>
                </draw:g>
              </table:table-cell>
              <table:table-cell office:value-type="float" office:value="0.0684648724640077">
                <text:p>0.0684648724640077</text:p>
                <draw:g>
                  <svg:desc>Analysis.E12:Analysis.E13</svg:desc>
                </draw:g>
              </table:table-cell>
              <table:table-cell office:value-type="float" office:value="0.328888888888889">
                <text:p>0.328888888888889</text:p>
                <draw:g>
                  <svg:desc>Analysis.C12:Analysis.C13</svg:desc>
                </draw:g>
              </table:table-cell>
              <table:table-cell office:value-type="float" office:value="0.0609815847146434">
                <text:p>0.0609815847146434</text:p>
                <draw:g>
                  <svg:desc>Analysis.F12:Analysis.F13</svg:desc>
                </draw:g>
              </table:table-cell>
              <table:table-cell office:value-type="float" office:value="0.0609815847146434">
                <text:p>0.0609815847146434</text:p>
                <draw:g>
                  <svg:desc>Analysis.F12:Analysis.F13</svg:desc>
                </draw:g>
              </table:table-cell>
              <table:table-cell office:value-type="float" office:value="0.245185185185185">
                <text:p>0.245185185185185</text:p>
                <draw:g>
                  <svg:desc>Analysis.D12:Analysis.D13</svg:desc>
                </draw:g>
              </table:table-cell>
            </table:table-row>
            <table:table-row>
              <table:table-cell office:value-type="string">
                <text:p>Post-conditioning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225925925925926">
                <text:p>0.225925925925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10">
      <style:chart-properties chart:link-data-style-to-source="true" chart:error-category="cell-range" chart:error-upper-range="Analysis.E14:Analysis.E15" chart:error-lower-range="Analysis.E14:Analysis.E15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nalysis.E14:Analysis.E15" chart:error-lower-range="Analysis.E14:Analysis.E1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0010">
      <style:chart-properties chart:link-data-style-to-source="true" chart:error-category="cell-range" chart:error-upper-range="Analysis.F14:Analysis.F15" chart:error-lower-range="Analysis.F14:Analysis.F1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Analysis.F14:Analysis.F15" chart:error-lower-range="Analysis.F14:Analysis.F1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84cm" svg:height="9.234cm" xlink:href=".." xlink:type="simple" chart:class="chart:bar" chart:style-name="ch1">
        <chart:legend svg:x="0.299cm" svg:y="7cm" style:legend-expansion="custom" chartooo:width="3.614cm" chartooo:height="2.071cm" style:legend-expansion-aspect-ratio="1.74505070014486" chart:style-name="ch2"/>
        <chart:plot-area chart:style-name="ch3" table:cell-range-address="Analysis.A14:Analysis.D15 Analysis.B11:Analysis.D11" chart:data-source-has-labels="both" svg:x="0.445cm" svg:y="0.184cm" svg:width="21.394cm" svg:height="7.593cm">
          <chartooo:coordinate-region svg:x="4.559cm" svg:y="0.184cm" svg:width="16.617cm" svg:height="6.787cm"/>
          <chart:axis chart:dimension="x" chart:name="primary-x" chart:style-name="ch4" chartooo:axis-type="auto">
            <chartooo:date-scale/>
            <chart:categories table:cell-range-address="Analysis.A14:Analysis.A15"/>
          </chart:axis>
          <chart:axis chart:dimension="y" chart:name="primary-y" chart:style-name="ch5">
            <chart:title svg:x="9.171cm" svg:y="8.068cm" chart:style-name="ch6">
              <text:p>Mean Percentage Occupancy/%</text:p>
            </chart:title>
            <chart:grid chart:style-name="ch7" chart:class="major"/>
            <chart:grid chart:style-name="ch8" chart:class="minor"/>
          </chart:axis>
          <chart:series chart:style-name="ch9" chart:values-cell-range-address="Analysis.B14:Analysis.B15" chart:label-cell-address="Analysis.B11:Analysis.B11" chart:class="chart:bar">
            <chart:error-indicator chart:style-name="ch10" chart:dimension="y"/>
            <chart:data-point chart:repeated="2"/>
          </chart:series>
          <chart:series chart:style-name="ch11" chart:values-cell-range-address="Analysis.C14:Analysis.C15" chart:label-cell-address="Analysis.C11:Analysis.C11" chart:class="chart:bar">
            <chart:error-indicator chart:style-name="ch12" chart:dimension="y"/>
            <chart:data-point chart:repeated="2"/>
          </chart:series>
          <chart:series chart:style-name="ch13" chart:values-cell-range-address="Analysis.D14:Analysis.D15" chart:label-cell-address="Analysis.D11:Analysis.D1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% MCH</text:p>
                <draw:g>
                  <svg:desc>Analysis.B11:Analysis.B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5% MCH</text:p>
                <draw:g>
                  <svg:desc>Analysis.C11:Analysis.C1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hoice Zone</text:p>
                <draw:g>
                  <svg:desc>Analysis.D11:Analysis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A14:Analysis.A15</svg:desc>
                </draw:g>
              </table:table-cell>
              <table:table-cell office:value-type="float" office:value="0.451851851851852">
                <text:p>0.451851851851852</text:p>
                <draw:g>
                  <svg:desc>Analysis.B14:Analysis.B15</svg:desc>
                </draw:g>
              </table:table-cell>
              <table:table-cell office:value-type="float" office:value="0.0850124773265394">
                <text:p>0.0850124773265394</text:p>
                <draw:g>
                  <svg:desc>Analysis.E14:Analysis.E15</svg:desc>
                </draw:g>
              </table:table-cell>
              <table:table-cell office:value-type="float" office:value="0.0850124773265394">
                <text:p>0.0850124773265394</text:p>
                <draw:g>
                  <svg:desc>Analysis.E14:Analysis.E15</svg:desc>
                </draw:g>
              </table:table-cell>
              <table:table-cell office:value-type="float" office:value="0.362962962962963">
                <text:p>0.362962962962963</text:p>
                <draw:g>
                  <svg:desc>Analysis.C14:Analysis.C15</svg:desc>
                </draw:g>
              </table:table-cell>
              <table:table-cell office:value-type="float" office:value="0.0800254711557868">
                <text:p>0.0800254711557868</text:p>
                <draw:g>
                  <svg:desc>Analysis.F14:Analysis.F15</svg:desc>
                </draw:g>
              </table:table-cell>
              <table:table-cell office:value-type="float" office:value="0.0800254711557868">
                <text:p>0.0800254711557868</text:p>
                <draw:g>
                  <svg:desc>Analysis.F14:Analysis.F15</svg:desc>
                </draw:g>
              </table:table-cell>
              <table:table-cell office:value-type="float" office:value="0.185185185185185">
                <text:p>0.185185185185185</text:p>
                <draw:g>
                  <svg:desc>Analysis.D14:Analysis.D15</svg:desc>
                </draw:g>
              </table:table-cell>
            </table:table-row>
            <table:table-row>
              <table:table-cell office:value-type="string">
                <text:p>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397872950349731">
                <text:p>0.397872950349731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277379314298819">
                <text:p>0.2773793142988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11">
      <style:chart-properties chart:link-data-style-to-source="true" chart:error-category="cell-range" chart:error-upper-range="Analysis.E14:Analysis.E15" chart:error-lower-range="Analysis.F14:Analysis.F1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nalysis.E14:Analysis.E15" chart:error-lower-range="Analysis.F14:Analysis.F1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93cm" svg:height="9cm" xlink:href=".." xlink:type="simple" chart:class="chart:bar" chart:style-name="ch1">
        <chart:legend svg:x="0.44cm" svg:y="6.849cm" style:legend-expansion="custom" chartooo:width="2.714cm" chartooo:height="1.414cm" style:legend-expansion-aspect-ratio="1.91937765205092" chart:style-name="ch2"/>
        <chart:plot-area chart:style-name="ch3" table:cell-range-address="Analysis.A14:Analysis.C15 Analysis.B11:Analysis.C11" chart:data-source-has-labels="both" svg:x="0.357cm" svg:y="0.18cm" svg:width="17.179cm" svg:height="7.367cm">
          <chartooo:coordinate-region svg:x="4.471cm" svg:y="0.18cm" svg:width="12.402cm" svg:height="6.561cm"/>
          <chart:axis chart:dimension="x" chart:name="primary-x" chart:style-name="ch4" chartooo:axis-type="auto">
            <chartooo:date-scale/>
            <chart:categories table:cell-range-address="Analysis.A14:Analysis.A15"/>
          </chart:axis>
          <chart:axis chart:dimension="y" chart:name="primary-y" chart:style-name="ch5">
            <chart:title svg:x="6.337cm" svg:y="7.694cm" chart:style-name="ch6">
              <text:p>Percentage Occupancy/%</text:p>
            </chart:title>
            <chart:grid chart:style-name="ch7" chart:class="major"/>
            <chart:grid chart:style-name="ch8" chart:class="minor"/>
          </chart:axis>
          <chart:series chart:style-name="ch9" chart:values-cell-range-address="Analysis.B14:Analysis.B15" chart:label-cell-address="Analysis.B11:Analysis.B11" chart:class="chart:bar">
            <chart:error-indicator chart:style-name="ch10" chart:dimension="y"/>
            <chart:data-point chart:repeated="2"/>
          </chart:series>
          <chart:series chart:style-name="ch11" chart:values-cell-range-address="Analysis.C14:Analysis.C15" chart:label-cell-address="Analysis.C11:Analysis.C1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% MCH</text:p>
                <draw:g>
                  <svg:desc>Analysis.B11:Analysis.B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5% MCH</text:p>
                <draw:g>
                  <svg:desc>Analysis.C11:Analysis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  <draw:g>
                  <svg:desc>Analysis.A14:Analysis.A15</svg:desc>
                </draw:g>
              </table:table-cell>
              <table:table-cell office:value-type="float" office:value="0.451851851851852">
                <text:p>0.451851851851852</text:p>
                <draw:g>
                  <svg:desc>Analysis.B14:Analysis.B15</svg:desc>
                </draw:g>
              </table:table-cell>
              <table:table-cell office:value-type="float" office:value="0.0850124773265394">
                <text:p>0.0850124773265394</text:p>
                <draw:g>
                  <svg:desc>Analysis.E14:Analysis.E15</svg:desc>
                </draw:g>
              </table:table-cell>
              <table:table-cell office:value-type="float" office:value="0.0800254711557868">
                <text:p>0.0800254711557868</text:p>
                <draw:g>
                  <svg:desc>Analysis.F14:Analysis.F15</svg:desc>
                </draw:g>
              </table:table-cell>
              <table:table-cell office:value-type="float" office:value="0.362962962962963">
                <text:p>0.362962962962963</text:p>
                <draw:g>
                  <svg:desc>Analysis.C14:Analysis.C15</svg:desc>
                </draw:g>
              </table:table-cell>
            </table:table-row>
            <table:table-row>
              <table:table-cell office:value-type="string">
                <text:p>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397872950349731">
                <text:p>0.3978729503497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